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Pictures/10000000000000080000000819DF70927B27DE29.png" manifest:media-type="image/png"/>
  <manifest:file-entry manifest:full-path="Object 9/Pictures/100000000000000800000008072A4A5FF1F5D712.png" manifest:media-type="image/png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19DF70927B27DE29.png" manifest:media-type="image/png"/>
  <manifest:file-entry manifest:full-path="Object 1/Pictures/100000000000000800000008072A4A5FF1F5D712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Pictures/10000000000000080000000819DF70927B27DE29.png" manifest:media-type="image/png"/>
  <manifest:file-entry manifest:full-path="Object 3/Pictures/100000000000000800000008072A4A5FF1F5D712.png" manifest:media-type="image/png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Pictures/10000000000000080000000819DF70927B27DE29.png" manifest:media-type="image/png"/>
  <manifest:file-entry manifest:full-path="Object 4/Pictures/100000000000000800000008072A4A5FF1F5D712.png" manifest:media-type="image/png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Pictures/10000000000000080000000819DF70927B27DE29.png" manifest:media-type="image/png"/>
  <manifest:file-entry manifest:full-path="Object 5/Pictures/100000000000000800000008072A4A5FF1F5D712.png" manifest:media-type="image/png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Pictures/10000000000000080000000819DF70927B27DE29.png" manifest:media-type="image/png"/>
  <manifest:file-entry manifest:full-path="Object 6/Pictures/100000000000000800000008072A4A5FF1F5D712.png" manifest:media-type="image/png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Pictures/10000000000000080000000819DF70927B27DE29.png" manifest:media-type="image/png"/>
  <manifest:file-entry manifest:full-path="Object 7/Pictures/100000000000000800000008072A4A5FF1F5D712.png" manifest:media-type="image/png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Pictures/10000000000000080000000819DF70927B27DE29.png" manifest:media-type="image/png"/>
  <manifest:file-entry manifest:full-path="Object 8/Pictures/100000000000000800000008072A4A5FF1F5D712.png" manifest:media-type="image/png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Pictures/10000000000000080000000819DF70927B27DE29.png" manifest:media-type="image/png"/>
  <manifest:file-entry manifest:full-path="Object 10/Pictures/100000000000000800000008072A4A5FF1F5D712.png" manifest:media-type="image/png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Pictures/10000000000000080000000819DF70927B27DE29.png" manifest:media-type="image/png"/>
  <manifest:file-entry manifest:full-path="Object 11/Pictures/100000000000000800000008072A4A5FF1F5D712.png" manifest:media-type="image/png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Pictures/10000000000000080000000819DF70927B27DE29.png" manifest:media-type="image/png"/>
  <manifest:file-entry manifest:full-path="Object 12/Pictures/100000000000000800000008072A4A5FF1F5D712.png" manifest:media-type="image/png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Pictures/10000000000000080000000819DF70927B27DE29.png" manifest:media-type="image/png"/>
  <manifest:file-entry manifest:full-path="Object 13/Pictures/100000000000000800000008072A4A5FF1F5D712.png" manifest:media-type="image/png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Pictures/10000000000000080000000819DF70927B27DE29.png" manifest:media-type="image/png"/>
  <manifest:file-entry manifest:full-path="Object 14/Pictures/100000000000000800000008072A4A5FF1F5D712.png" manifest:media-type="image/png"/>
  <manifest:file-entry manifest:full-path="Object 14/content.xml" manifest:media-type="text/xml"/>
  <manifest:file-entry manifest:full-path="Object 1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10"/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in" svg:height="6in" svg:x="2.565in" svg:y="1.2835in">
            <draw:object draw:notify-on-update-of-ranges="Sheet1.A4:Sheet1.A11 Sheet1.B4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 table:number-rows-repeated="2">
          <table:table-cell/>
          <table:table-cell table:style-name="Default"/>
        </table:table-row>
        <table:table-row table:style-name="ro1">
          <table:table-cell office:value-type="string" calcext:value-type="string">
            <text:p>Phase</text:p>
          </table:table-cell>
          <table:table-cell table:style-name="Default"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Assimilate</text:p>
          </table:table-cell>
          <table:table-cell office:value-type="percentage" office:value="0.05" calcext:value-type="percentage">
            <text:p>5%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percentage" office:value="0.05" calcext:value-type="percentage">
            <text:p>5%</text:p>
          </table:table-cell>
        </table:table-row>
        <table:table-row table:style-name="ro1">
          <table:table-cell office:value-type="string" calcext:value-type="string">
            <text:p>Extract</text:p>
          </table:table-cell>
          <table:table-cell office:value-type="percentage" office:value="0.05" calcext:value-type="percentage">
            <text:p>5%</text:p>
          </table:table-cell>
        </table:table-row>
        <table:table-row table:style-name="ro1">
          <table:table-cell office:value-type="string" calcext:value-type="string">
            <text:p>Load</text:p>
          </table:table-cell>
          <table:table-cell office:value-type="percentage" office:value="0.1" calcext:value-type="percentage">
            <text:p>10%</text:p>
          </table:table-cell>
        </table:table-row>
        <table:table-row table:style-name="ro1">
          <table:table-cell office:value-type="string" calcext:value-type="string">
            <text:p>Stabilize</text:p>
          </table:table-cell>
          <table:table-cell office:value-type="percentage" office:value="0.05" calcext:value-type="percentage">
            <text:p>5%</text:p>
          </table:table-cell>
        </table:table-row>
        <table:table-row table:style-name="ro1">
          <table:table-cell office:value-type="string" calcext:value-type="string">
            <text:p>Transform</text:p>
          </table:table-cell>
          <table:table-cell office:value-type="percentage" office:value="0.3" calcext:value-type="percentage">
            <text:p>30%</text:p>
          </table:table-cell>
        </table:table-row>
        <table:table-row table:style-name="ro1">
          <table:table-cell office:value-type="string" calcext:value-type="string">
            <text:p>Validate</text:p>
          </table:table-cell>
          <table:table-cell office:value-type="percentage" office:value="0.15" calcext:value-type="percentage">
            <text:p>15%</text:p>
          </table:table-cell>
        </table:table-row>
        <table:table-row table:style-name="ro1">
          <table:table-cell office:value-type="string" calcext:value-type="string">
            <text:p>Present</text:p>
          </table:table-cell>
          <table:table-cell office:value-type="percentage" office:value="0.25" calcext:value-type="percentage">
            <text:p>25%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Default" table:formula="of:=SUM([.B4:.B11])" office:value-type="float" office:value="1" calcext:value-type="float">
            <text:p>1</text:p>
          </table:table-cell>
        </table:table-row>
      </table:table>
      <table:table table:name="Sheet1_2" table:style-name="ta1">
        <table:shapes>
          <draw:frame draw:z-index="0" draw:style-name="gr1" draw:text-style-name="P1" svg:width="12.2744in" svg:height="6.9039in" svg:x="0.0004in" svg:y="8.3657in">
            <draw:object draw:notify-on-update-of-ranges="Sheet1.A4:Sheet1.A11 Sheet1.B4:Sheet1.B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2.2744in" svg:height="6.9039in" svg:x="0.0004in" svg:y="15.6441in">
            <draw:object draw:notify-on-update-of-ranges="Sheet1.A4:Sheet1.A11 Sheet1.B4:Sheet1.B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2.2744in" svg:height="6.9039in" svg:x="0.0004in" svg:y="23.2886in">
            <draw:object draw:notify-on-update-of-ranges="Sheet1.A4:Sheet1.A11 Sheet1.B4:Sheet1.B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12.2744in" svg:height="6.9039in" svg:x="0.0004in" svg:y="31.2882in">
            <draw:object draw:notify-on-update-of-ranges="Sheet1.A4:Sheet1.A11 Sheet1.B4:Sheet1.B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12.2744in" svg:height="6.9039in" svg:x="0.0004in" svg:y="39.9992in">
            <draw:object draw:notify-on-update-of-ranges="Sheet1.A4:Sheet1.A11 Sheet1.B4:Sheet1.B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5" draw:style-name="gr1" draw:text-style-name="P1" svg:width="12.2744in" svg:height="6.9039in" svg:x="0.0004in" svg:y="48.7102in">
            <draw:object draw:notify-on-update-of-ranges="Sheet1.A4:Sheet1.A11 Sheet1.B4:Sheet1.B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6" draw:style-name="gr1" draw:text-style-name="P1" svg:width="12.2744in" svg:height="6.9039in" svg:x="0.8894in" svg:y="57.5992in">
            <draw:object draw:notify-on-update-of-ranges="Sheet1.A4:Sheet1.A11 Sheet1.B4:Sheet1.B1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7" draw:style-name="gr1" draw:text-style-name="P1" svg:width="12.2744in" svg:height="6.9039in" svg:x="0.0004in" svg:y="65.9543in">
            <draw:object draw:notify-on-update-of-ranges="Sheet1.A4:Sheet1.A11 Sheet1.B4:Sheet1.B1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8" draw:style-name="gr1" draw:text-style-name="P1" svg:width="12.2744in" svg:height="6.9039in" svg:x="0.0004in" svg:y="75.9094in">
            <draw:object draw:notify-on-update-of-ranges="Sheet1.A4:Sheet1.A11 Sheet1.B4:Sheet1.B1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9" draw:style-name="gr1" draw:text-style-name="P1" svg:width="12.2744in" svg:height="6.9039in" svg:x="0.8894in" svg:y="86.9319in">
            <draw:object draw:notify-on-update-of-ranges="Sheet1.A4:Sheet1.A11 Sheet1.B4:Sheet1.B1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0" draw:style-name="gr1" draw:text-style-name="P1" svg:width="12.2744in" svg:height="6.9039in" svg:x="0.0004in" svg:y="97.598in">
            <draw:object draw:notify-on-update-of-ranges="Sheet1.A4:Sheet1.A11 Sheet1.B4:Sheet1.B1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1" draw:style-name="gr1" draw:text-style-name="P1" svg:width="12.2744in" svg:height="6.9039in" svg:x="0.0004in" svg:y="108.6201in">
            <draw:object draw:notify-on-update-of-ranges="Sheet1.A4:Sheet1.A11 Sheet1.B4:Sheet1.B1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Phase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Assimilate</text:p>
          </table:table-cell>
          <table:table-cell table:style-name="ce1" office:value-type="percentage" office:value="0.05" calcext:value-type="percentage">
            <text:p>5%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table:style-name="ce1" office:value-type="percentage" office:value="0.05" calcext:value-type="percentage">
            <text:p>5%</text:p>
          </table:table-cell>
        </table:table-row>
        <table:table-row table:style-name="ro1">
          <table:table-cell office:value-type="string" calcext:value-type="string">
            <text:p>Extract</text:p>
          </table:table-cell>
          <table:table-cell table:style-name="ce1" office:value-type="percentage" office:value="0.05" calcext:value-type="percentage">
            <text:p>5%</text:p>
          </table:table-cell>
        </table:table-row>
        <table:table-row table:style-name="ro1">
          <table:table-cell office:value-type="string" calcext:value-type="string">
            <text:p>Load</text:p>
          </table:table-cell>
          <table:table-cell table:style-name="ce1" office:value-type="percentage" office:value="0.1" calcext:value-type="percentage">
            <text:p>10%</text:p>
          </table:table-cell>
        </table:table-row>
        <table:table-row table:style-name="ro1">
          <table:table-cell office:value-type="string" calcext:value-type="string">
            <text:p>Stabilize</text:p>
          </table:table-cell>
          <table:table-cell table:style-name="ce1" office:value-type="percentage" office:value="0.05" calcext:value-type="percentage">
            <text:p>5%</text:p>
          </table:table-cell>
        </table:table-row>
        <table:table-row table:style-name="ro1">
          <table:table-cell office:value-type="string" calcext:value-type="string">
            <text:p>Transform</text:p>
          </table:table-cell>
          <table:table-cell table:style-name="ce1" office:value-type="percentage" office:value="0.3" calcext:value-type="percentage">
            <text:p>30%</text:p>
          </table:table-cell>
        </table:table-row>
        <table:table-row table:style-name="ro1">
          <table:table-cell office:value-type="string" calcext:value-type="string">
            <text:p>Validate</text:p>
          </table:table-cell>
          <table:table-cell table:style-name="ce1" office:value-type="percentage" office:value="0.15" calcext:value-type="percentage">
            <text:p>15%</text:p>
          </table:table-cell>
        </table:table-row>
        <table:table-row table:style-name="ro1">
          <table:table-cell office:value-type="string" calcext:value-type="string">
            <text:p>Present</text:p>
          </table:table-cell>
          <table:table-cell table:style-name="ce1" office:value-type="percentage" office:value="0.25" calcext:value-type="percentage">
            <text:p>25%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formula="of:=SUM([.B4:.B11])" office:value-type="float" office:value="1" calcext:value-type="float">
            <text:p>1</text:p>
          </table:table-cell>
        </table:table-row>
        <table:table-row table:style-name="ro1" table:number-rows-repeated="311">
          <table:table-cell table:number-columns-repeated="2"/>
        </table:table-row>
        <table:table-row table:style-name="ro1">
          <table:table-cell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 style:data-style-name="N2" text:time-value="07:02:33.67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6T08:26:23.246000000</meta:creation-date>
    <meta:editing-duration>PT2H33M35S</meta:editing-duration>
    <meta:editing-cycles>4</meta:editing-cycles>
    <meta:generator>LibreOffice/7.2.2.2$Windows_X86_64 LibreOffice_project/02b2acce88a210515b4a5bb2e46cbfb63fe97d56</meta:generator>
    <dc:date>2022-02-17T09:59:08.884000000</dc:date>
    <meta:document-statistic meta:table-count="2" meta:cell-count="38" meta:object-count="1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three-dimensional="true" chart:include-hidden-cells="false" chart:auto-position="true" chart:auto-size="true" chart:right-angled-axes="true" chart:data-label-number="value" chart:data-label-text="true" chart:data-label-symbol="false" chart:data-label-series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value" chart:data-label-text="true" chart:data-label-symbol="false" chart:data-label-series="false" chart:label-position="center">
        <chart:label-separator>
          <text:p><text:line-break/></text:p>
        </chart:label-separator>
      </style:chart-properties>
      <style:graphic-properties draw:stroke="none" draw:fill="gradient" draw:fill-color="#004586" draw:fill-gradient-name="ChartGradient_20_42" draw:gradient-step-count="0" fo:wrap-option="wrap"/>
      <style:text-properties fo:color="#ffffff" fo:font-family="'Noto Serif'" style:font-style-name="Regular" style:font-family-generic="roman" fo:font-size="12pt" fo:font-weight="bold" style:font-size-asian="10pt" style:font-size-complex="10pt"/>
    </style:style>
    <style:style style:name="ch7" style:family="chart">
      <style:chart-properties chart:solid-type="cuboid"/>
      <style:graphic-properties draw:fill-color="#004586" draw:fill-gradient-name="ChartGradient_20_51" draw:gradient-step-count="64"/>
    </style:style>
    <style:style style:name="ch8" style:family="chart">
      <style:chart-properties chart:solid-type="cuboid"/>
      <style:graphic-properties draw:fill-color="#c8c3c2" draw:fill-gradient-name="ChartGradient_20_50" draw:gradient-step-count="64"/>
    </style:style>
    <style:style style:name="ch9" style:family="chart">
      <style:chart-properties chart:solid-type="cuboid"/>
      <style:graphic-properties draw:fill-color="#dde8cb" draw:fill-gradient-name="ChartGradient_20_57" draw:gradient-step-count="64"/>
    </style:style>
    <style:style style:name="ch10" style:family="chart">
      <style:chart-properties chart:solid-type="cuboid"/>
      <style:graphic-properties draw:fill-color="#579d1c" draw:fill-gradient-name="ChartGradient_20_56" draw:gradient-step-count="64"/>
    </style:style>
    <style:style style:name="ch11" style:family="chart">
      <style:chart-properties chart:solid-type="cuboid"/>
      <style:graphic-properties draw:fill-color="#7e0021" draw:fill-gradient-name="ChartGradient_20_55"/>
    </style:style>
    <style:style style:name="ch12" style:family="chart">
      <style:chart-properties chart:solid-type="cuboid"/>
      <style:graphic-properties draw:fill-color="#83caff" draw:fill-gradient-name="ChartGradient_20_63" draw:gradient-step-count="64"/>
    </style:style>
    <style:style style:name="ch13" style:family="chart">
      <style:chart-properties chart:solid-type="cuboid"/>
      <style:graphic-properties draw:fill-color="#314004" draw:fill-gradient-name="ChartGradient_20_68" draw:gradient-step-count="64"/>
    </style:style>
    <style:style style:name="ch14" style:family="chart">
      <style:chart-properties chart:solid-type="cuboid"/>
      <style:graphic-properties draw:fill-color="#aecf00" draw:fill-gradient-name="ChartGradient_20_67" draw:gradient-step-count="6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481cm" svg:height="15.241cm" xlink:href=".." xlink:type="simple" chart:class="chart:ring" chart:style-name="ch1">
        <chart:plot-area chart:style-name="ch2" table:cell-range-address="Sheet1.A4:Sheet1.B11" chart:data-source-has-labels="column" svg:x="0.609cm" svg:y="0.304cm" svg:width="29.263cm" svg:height="14.633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chart:coordinate-region svg:x="3.049cm" svg:y="0.304cm" svg:width="24.382cm" svg:height="14.633cm"/>
          <dr3d:light dr3d:diffuse-color="#808080" dr3d:direction="(0 0 1)" dr3d:enabled="false" dr3d:specular="true"/>
          <dr3d:light dr3d:diffuse-color="#333333" dr3d:direction="(0 0.8 0.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:categories table:cell-range-address="Sheet1.A4:Sheet1.A11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Sheet1.B4:Sheet1.B1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ssimilate</text:p>
                <draw:g>
                  <svg:desc>Sheet1.A4:Sheet1.A11</svg:desc>
                </draw:g>
              </table:table-cell>
              <table:table-cell office:value-type="float" office:value="0.05">
                <text:p>0.05</text:p>
                <draw:g>
                  <svg:desc>Sheet1.B4:Sheet1.B11</svg:desc>
                </draw:g>
              </table:table-cell>
            </table:table-row>
            <table:table-row>
              <table:table-cell office:value-type="string">
                <text:p>Design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Extract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Load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Stabilize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Transform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Validate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Present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ChartGradient_20_1" draw:display-name="ChartGradient 1" draw:style="radial" draw:cx="50%" draw:cy="50%" draw:start-color="#ffffff" draw:end-color="#77caee" draw:start-intensity="100%" draw:end-intensity="100%" draw:border="0%"/>
    <draw:gradient draw:name="ChartGradient_20_10" draw:display-name="ChartGradient 10" draw:style="radial" draw:cx="50%" draw:cy="50%" draw:start-color="#ffffff" draw:end-color="#77caee" draw:start-intensity="50%" draw:end-intensity="0%" draw:border="0%"/>
    <draw:gradient draw:name="ChartGradient_20_11" draw:display-name="ChartGradient 11" draw:style="radial" draw:cx="50%" draw:cy="50%" draw:start-color="#ffffff" draw:end-color="#77caee" draw:start-intensity="75%" draw:end-intensity="0%" draw:border="0%"/>
    <draw:gradient draw:name="ChartGradient_20_12" draw:display-name="ChartGradient 12" draw:style="radial" draw:cx="50%" draw:cy="50%" draw:start-color="#ffffff" draw:end-color="#77caee" draw:start-intensity="100%" draw:end-intensity="25%" draw:border="0%"/>
    <draw:gradient draw:name="ChartGradient_20_13" draw:display-name="ChartGradient 13" draw:style="radial" draw:cx="50%" draw:cy="50%" draw:start-color="#ffffff" draw:end-color="#77caee" draw:start-intensity="100%" draw:end-intensity="50%" draw:border="0%"/>
    <draw:gradient draw:name="ChartGradient_20_14" draw:display-name="ChartGradient 14" draw:style="radial" draw:cx="50%" draw:cy="50%" draw:start-color="#ffffff" draw:end-color="#77caee" draw:start-intensity="100%" draw:end-intensity="75%" draw:border="0%"/>
    <draw:gradient draw:name="ChartGradient_20_15" draw:display-name="ChartGradient 15" draw:style="radial" draw:cx="50%" draw:cy="50%" draw:start-color="#ffffff" draw:end-color="#77caee" draw:start-intensity="100%" draw:end-intensity="100%" draw:border="0%"/>
    <draw:gradient draw:name="ChartGradient_20_16" draw:display-name="ChartGradient 16" draw:style="radial" draw:cx="50%" draw:cy="50%" draw:start-color="#ffffff" draw:end-color="#77caee" draw:start-intensity="100%" draw:end-intensity="0%" draw:border="0%"/>
    <draw:gradient draw:name="ChartGradient_20_17" draw:display-name="ChartGradient 17" draw:style="radial" draw:cx="50%" draw:cy="50%" draw:start-color="#ffffff" draw:end-color="#77caee" draw:start-intensity="50%" draw:end-intensity="0%" draw:border="0%"/>
    <draw:gradient draw:name="ChartGradient_20_18" draw:display-name="ChartGradient 18" draw:style="radial" draw:cx="50%" draw:cy="50%" draw:start-color="#ffffff" draw:end-color="#2a6099" draw:start-intensity="100%" draw:end-intensity="0%" draw:border="0%"/>
    <draw:gradient draw:name="ChartGradient_20_19" draw:display-name="ChartGradient 19" draw:style="radial" draw:cx="50%" draw:cy="50%" draw:start-color="#ffffff" draw:end-color="#2a6099" draw:start-intensity="100%" draw:end-intensity="35%" draw:border="0%"/>
    <draw:gradient draw:name="ChartGradient_20_2" draw:display-name="ChartGradient 2" draw:style="radial" draw:cx="50%" draw:cy="50%" draw:start-color="#ffffff" draw:end-color="#2a6099" draw:start-intensity="0%" draw:end-intensity="100%" draw:border="0%"/>
    <draw:gradient draw:name="ChartGradient_20_20" draw:display-name="ChartGradient 20" draw:style="radial" draw:cx="50%" draw:cy="50%" draw:start-color="#ffffff" draw:end-color="#2a6099" draw:start-intensity="100%" draw:end-intensity="70%" draw:border="0%"/>
    <draw:gradient draw:name="ChartGradient_20_21" draw:display-name="ChartGradient 21" draw:style="radial" draw:cx="50%" draw:cy="50%" draw:start-color="#000000" draw:end-color="#c8c3c2" draw:start-intensity="100%" draw:end-intensity="0%" draw:border="0%"/>
    <draw:gradient draw:name="ChartGradient_20_22" draw:display-name="ChartGradient 22" draw:style="radial" draw:cx="50%" draw:cy="50%" draw:start-color="#000000" draw:end-color="#dedada" draw:start-intensity="100%" draw:end-intensity="50%" draw:border="0%"/>
    <draw:gradient draw:name="ChartGradient_20_23" draw:display-name="ChartGradient 23" draw:style="radial" draw:cx="50%" draw:cy="50%" draw:start-color="#2a6099" draw:end-color="#dedada" draw:start-intensity="100%" draw:end-intensity="0%" draw:border="0%"/>
    <draw:gradient draw:name="ChartGradient_20_24" draw:display-name="ChartGradient 24" draw:style="radial" draw:cx="50%" draw:cy="50%" draw:start-color="#000000" draw:end-color="#ffffff" draw:start-intensity="100%" draw:end-intensity="0%" draw:border="0%"/>
    <draw:gradient draw:name="ChartGradient_20_25" draw:display-name="ChartGradient 25" draw:style="radial" draw:cx="50%" draw:cy="50%" draw:start-color="#000000" draw:end-color="#ffffff" draw:start-intensity="100%" draw:end-intensity="50%" draw:border="0%"/>
    <draw:gradient draw:name="ChartGradient_20_26" draw:display-name="ChartGradient 26" draw:style="radial" draw:cx="50%" draw:cy="50%" draw:start-color="#2a6099" draw:end-color="#ffffff" draw:start-intensity="100%" draw:end-intensity="0%" draw:border="0%"/>
    <draw:gradient draw:name="ChartGradient_20_27" draw:display-name="ChartGradient 27" draw:style="radial" draw:cx="50%" draw:cy="50%" draw:start-color="#2a6099" draw:end-color="#ffffff" draw:start-intensity="100%" draw:end-intensity="50%" draw:border="0%"/>
    <draw:gradient draw:name="ChartGradient_20_28" draw:display-name="ChartGradient 28" draw:style="linear" draw:start-color="#2a6099" draw:end-color="#ffffff" draw:start-intensity="100%" draw:end-intensity="100%" draw:angle="1deg" draw:border="0%"/>
    <draw:gradient draw:name="ChartGradient_20_29" draw:display-name="ChartGradient 29" draw:style="radial" draw:cx="50%" draw:cy="50%" draw:start-color="#2a6099" draw:end-color="#ffffff" draw:start-intensity="100%" draw:end-intensity="100%" draw:border="0%"/>
    <draw:gradient draw:name="ChartGradient_20_3" draw:display-name="ChartGradient 3" draw:style="radial" draw:cx="50%" draw:cy="50%" draw:start-color="#ffffff" draw:end-color="#2a6099" draw:start-intensity="35%" draw:end-intensity="100%" draw:border="0%"/>
    <draw:gradient draw:name="ChartGradient_20_30" draw:display-name="ChartGradient 30" draw:style="linear" draw:start-color="#2a6099" draw:end-color="#ffffff" draw:start-intensity="100%" draw:end-intensity="50%" draw:angle="1deg" draw:border="0%"/>
    <draw:gradient draw:name="ChartGradient_20_31" draw:display-name="ChartGradient 31" draw:style="linear" draw:start-color="#2a6099" draw:end-color="#ffffff" draw:start-intensity="100%" draw:end-intensity="0%" draw:angle="1deg" draw:border="0%"/>
    <draw:gradient draw:name="ChartGradient_20_32" draw:display-name="ChartGradient 32" draw:style="linear" draw:start-color="#77caee" draw:end-color="#ffffff" draw:start-intensity="100%" draw:end-intensity="0%" draw:angle="1deg" draw:border="0%"/>
    <draw:gradient draw:name="ChartGradient_20_33" draw:display-name="ChartGradient 33" draw:style="linear" draw:start-color="#d9dcd6" draw:end-color="#dee6ef" draw:start-intensity="100%" draw:end-intensity="100%" draw:angle="1deg" draw:border="0%"/>
    <draw:gradient draw:name="ChartGradient_20_34" draw:display-name="ChartGradient 34" draw:style="linear" draw:start-color="#dedada" draw:end-color="#ffffff" draw:start-intensity="100%" draw:end-intensity="50%" draw:angle="1deg" draw:border="0%"/>
    <draw:gradient draw:name="ChartGradient_20_35" draw:display-name="ChartGradient 35" draw:style="radial" draw:cx="50%" draw:cy="50%" draw:start-color="#dedada" draw:end-color="#ffffff" draw:start-intensity="100%" draw:end-intensity="100%" draw:border="0%"/>
    <draw:gradient draw:name="ChartGradient_20_36" draw:display-name="ChartGradient 36" draw:style="radial" draw:cx="50%" draw:cy="50%" draw:start-color="#ffffff" draw:end-color="#dedada" draw:start-intensity="0%" draw:end-intensity="100%" draw:border="0%"/>
    <draw:gradient draw:name="ChartGradient_20_37" draw:display-name="ChartGradient 37" draw:style="radial" draw:cx="50%" draw:cy="50%" draw:start-color="#ffffff" draw:end-color="#dedada" draw:start-intensity="50%" draw:end-intensity="100%" draw:border="0%"/>
    <draw:gradient draw:name="ChartGradient_20_38" draw:display-name="ChartGradient 38" draw:style="radial" draw:cx="50%" draw:cy="50%" draw:start-color="#ffffff" draw:end-color="#dedada" draw:start-intensity="100%" draw:end-intensity="100%" draw:border="0%"/>
    <draw:gradient draw:name="ChartGradient_20_39" draw:display-name="ChartGradient 39" draw:style="linear" draw:start-color="#dedada" draw:end-color="#ffffff" draw:start-intensity="100%" draw:end-intensity="50%" draw:angle="0deg" draw:border="0%"/>
    <draw:gradient draw:name="ChartGradient_20_4" draw:display-name="ChartGradient 4" draw:style="radial" draw:cx="50%" draw:cy="50%" draw:start-color="#ffffff" draw:end-color="#2a6099" draw:start-intensity="70%" draw:end-intensity="100%" draw:border="0%"/>
    <draw:gradient draw:name="ChartGradient_20_40" draw:display-name="ChartGradient 40" draw:style="linear" draw:start-color="#dedada" draw:end-color="#ffffff" draw:start-intensity="100%" draw:end-intensity="75%" draw:angle="0deg" draw:border="0%"/>
    <draw:gradient draw:name="ChartGradient_20_41" draw:display-name="ChartGradient 41" draw:style="linear" draw:start-color="#f1a208" draw:end-color="#ffffff" draw:start-intensity="100%" draw:end-intensity="50%" draw:angle="0deg" draw:border="0%"/>
    <draw:gradient draw:name="ChartGradient_20_42" draw:display-name="ChartGradient 42" draw:style="linear" draw:start-color="#f1a208" draw:end-color="#ffffff" draw:start-intensity="100%" draw:end-intensity="75%" draw:angle="0deg" draw:border="0%"/>
    <draw:gradient draw:name="ChartGradient_20_43" draw:display-name="ChartGradient 43" draw:style="linear" draw:start-color="#f1a208" draw:end-color="#ffffff" draw:start-intensity="100%" draw:end-intensity="75%" draw:angle="1deg" draw:border="0%"/>
    <draw:gradient draw:name="ChartGradient_20_44" draw:display-name="ChartGradient 44" draw:style="linear" draw:start-color="#f1a208" draw:end-color="#ffffff" draw:start-intensity="100%" draw:end-intensity="100%" draw:angle="0deg" draw:border="0%"/>
    <draw:gradient draw:name="ChartGradient_20_45" draw:display-name="ChartGradient 45" draw:style="linear" draw:start-color="#005377" draw:end-color="#ffffff" draw:start-intensity="100%" draw:end-intensity="50%" draw:angle="0deg" draw:border="0%"/>
    <draw:gradient draw:name="ChartGradient_20_46" draw:display-name="ChartGradient 46" draw:style="linear" draw:start-color="#005377" draw:end-color="#ffffff" draw:start-intensity="100%" draw:end-intensity="100%" draw:angle="90deg" draw:border="75%"/>
    <draw:gradient draw:name="ChartGradient_20_47" draw:display-name="ChartGradient 47" draw:style="linear" draw:start-color="#cccccc" draw:end-color="#666666" draw:start-intensity="100%" draw:end-intensity="20%" draw:angle="0deg" draw:border="100%"/>
    <draw:gradient draw:name="ChartGradient_20_48" draw:display-name="ChartGradient 48" draw:style="linear" draw:start-color="#dedada" draw:end-color="#666666" draw:start-intensity="75%" draw:end-intensity="100%" draw:angle="0deg" draw:border="100%"/>
    <draw:gradient draw:name="ChartGradient_20_49" draw:display-name="ChartGradient 49" draw:style="linear" draw:start-color="#dedada" draw:end-color="#666666" draw:start-intensity="100%" draw:end-intensity="100%" draw:angle="0deg" draw:border="100%"/>
    <draw:gradient draw:name="ChartGradient_20_5" draw:display-name="ChartGradient 5" draw:style="radial" draw:cx="50%" draw:cy="50%" draw:start-color="#ffffff" draw:end-color="#2a6099" draw:start-intensity="100%" draw:end-intensity="100%" draw:border="0%"/>
    <draw:gradient draw:name="ChartGradient_20_50" draw:display-name="ChartGradient 50" draw:style="linear" draw:start-color="#dedada" draw:end-color="#dedada" draw:start-intensity="100%" draw:end-intensity="100%" draw:angle="0deg" draw:border="100%"/>
    <draw:gradient draw:name="ChartGradient_20_51" draw:display-name="ChartGradient 51" draw:style="linear" draw:start-color="#dedada" draw:end-color="#dedada" draw:start-intensity="75%" draw:end-intensity="75%" draw:angle="0deg" draw:border="100%"/>
    <draw:gradient draw:name="ChartGradient_20_52" draw:display-name="ChartGradient 52" draw:style="linear" draw:start-color="#f1a208" draw:end-color="#f1a208" draw:start-intensity="100%" draw:end-intensity="50%" draw:angle="0deg" draw:border="100%"/>
    <draw:gradient draw:name="ChartGradient_20_53" draw:display-name="ChartGradient 53" draw:style="linear" draw:start-color="#cccccc" draw:end-color="#f1a208" draw:start-intensity="100%" draw:end-intensity="80%" draw:angle="0deg" draw:border="100%"/>
    <draw:gradient draw:name="ChartGradient_20_54" draw:display-name="ChartGradient 54" draw:style="linear" draw:start-color="#cccccc" draw:end-color="#f1a208" draw:start-intensity="100%" draw:end-intensity="100%" draw:angle="30deg" draw:border="0%"/>
    <draw:gradient draw:name="ChartGradient_20_55" draw:display-name="ChartGradient 55" draw:style="linear" draw:start-color="#cccccc" draw:end-color="#f1a208" draw:start-intensity="100%" draw:end-intensity="100%" draw:angle="0deg" draw:border="100%"/>
    <draw:gradient draw:name="ChartGradient_20_56" draw:display-name="ChartGradient 56" draw:style="linear" draw:start-color="#cccccc" draw:end-color="#f1a208" draw:start-intensity="100%" draw:end-intensity="90%" draw:angle="0deg" draw:border="100%"/>
    <draw:gradient draw:name="ChartGradient_20_57" draw:display-name="ChartGradient 57" draw:style="linear" draw:start-color="#f1a208" draw:end-color="#f1a208" draw:start-intensity="100%" draw:end-intensity="80%" draw:angle="0deg" draw:border="100%"/>
    <draw:gradient draw:name="ChartGradient_20_58" draw:display-name="ChartGradient 58" draw:style="linear" draw:start-color="#cccccc" draw:end-color="#005377" draw:start-intensity="100%" draw:end-intensity="80%" draw:angle="0deg" draw:border="100%"/>
    <draw:gradient draw:name="ChartGradient_20_59" draw:display-name="ChartGradient 59" draw:style="linear" draw:start-color="#cccccc" draw:end-color="#005377" draw:start-intensity="100%" draw:end-intensity="90%" draw:angle="0deg" draw:border="100%"/>
    <draw:gradient draw:name="ChartGradient_20_6" draw:display-name="ChartGradient 6" draw:style="radial" draw:cx="50%" draw:cy="50%" draw:start-color="#ffffff" draw:end-color="#2a6099" draw:start-intensity="50%" draw:end-intensity="100%" draw:border="0%"/>
    <draw:gradient draw:name="ChartGradient_20_60" draw:display-name="ChartGradient 60" draw:style="linear" draw:start-color="#cccccc" draw:end-color="#63d2ff" draw:start-intensity="100%" draw:end-intensity="100%" draw:angle="0deg" draw:border="100%"/>
    <draw:gradient draw:name="ChartGradient_20_61" draw:display-name="ChartGradient 61" draw:style="linear" draw:start-color="#cccccc" draw:end-color="#005377" draw:start-intensity="100%" draw:end-intensity="50%" draw:angle="0deg" draw:border="100%"/>
    <draw:gradient draw:name="ChartGradient_20_62" draw:display-name="ChartGradient 62" draw:style="linear" draw:start-color="#cccccc" draw:end-color="#2a6099" draw:start-intensity="100%" draw:end-intensity="100%" draw:angle="0deg" draw:border="100%"/>
    <draw:gradient draw:name="ChartGradient_20_63" draw:display-name="ChartGradient 63" draw:style="linear" draw:start-color="#cccccc" draw:end-color="#005377" draw:start-intensity="100%" draw:end-intensity="100%" draw:angle="0deg" draw:border="100%"/>
    <draw:gradient draw:name="ChartGradient_20_64" draw:display-name="ChartGradient 64" draw:style="linear" draw:start-color="#cccccc" draw:end-color="#005377" draw:start-intensity="100%" draw:end-intensity="75%" draw:angle="0deg" draw:border="100%"/>
    <draw:gradient draw:name="ChartGradient_20_65" draw:display-name="ChartGradient 65" draw:style="linear" draw:start-color="#cccccc" draw:end-color="#00b0f0" draw:start-intensity="100%" draw:end-intensity="75%" draw:angle="0deg" draw:border="100%"/>
    <draw:gradient draw:name="ChartGradient_20_66" draw:display-name="ChartGradient 66" draw:style="linear" draw:start-color="#cccccc" draw:end-color="#77caee" draw:start-intensity="100%" draw:end-intensity="100%" draw:angle="0deg" draw:border="100%"/>
    <draw:gradient draw:name="ChartGradient_20_67" draw:display-name="ChartGradient 67" draw:style="linear" draw:start-color="#cccccc" draw:end-color="#009bdd" draw:start-intensity="100%" draw:end-intensity="100%" draw:angle="0deg" draw:border="100%"/>
    <draw:gradient draw:name="ChartGradient_20_68" draw:display-name="ChartGradient 68" draw:style="linear" draw:start-color="#cccccc" draw:end-color="#009bdd" draw:start-intensity="100%" draw:end-intensity="75%" draw:angle="0deg" draw:border="100%"/>
    <draw:gradient draw:name="ChartGradient_20_7" draw:display-name="ChartGradient 7" draw:style="radial" draw:cx="50%" draw:cy="50%" draw:start-color="#000000" draw:end-color="#729fcf" draw:start-intensity="100%" draw:end-intensity="100%" draw:border="0%"/>
    <draw:gradient draw:name="ChartGradient_20_8" draw:display-name="ChartGradient 8" draw:style="radial" draw:cx="50%" draw:cy="50%" draw:start-color="#ffffff" draw:end-color="#77caee" draw:start-intensity="0%" draw:end-intensity="0%" draw:border="0%"/>
    <draw:gradient draw:name="ChartGradient_20_9" draw:display-name="ChartGradient 9" draw:style="radial" draw:cx="50%" draw:cy="50%" draw:start-color="#ffffff" draw:end-color="#77caee" draw:start-intensity="25%" draw:end-intensity="0%" draw:border="0%"/>
    <draw:fill-image draw:name="ChartBitmap_20_1" draw:display-name="ChartBitmap 1" xlink:href="Pictures/10000000000000080000000819DF70927B27DE29.png" xlink:type="simple" xlink:show="embed" xlink:actuate="onLoad"/>
    <draw:fill-image draw:name="ChartBitmap_20_2" draw:display-name="ChartBitmap 2" xlink:href="Pictures/100000000000000800000008072A4A5FF1F5D712.png" xlink:type="simple" xlink:show="embed" xlink:actuate="onLoad"/>
  </office:styles>
</office:document-styles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three-dimensional="true" chart:include-hidden-cells="false" chart:auto-position="true" chart:auto-size="true" chart:right-angled-axes="true" chart:data-label-number="value" chart:data-label-text="true" chart:data-label-symbol="false" chart:data-label-series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value" chart:data-label-text="true" chart:data-label-symbol="false" chart:data-label-series="false" chart:label-position="center">
        <chart:label-separator>
          <text:p><text:line-break/></text:p>
        </chart:label-separator>
      </style:chart-properties>
      <style:graphic-properties draw:stroke="none" draw:fill="gradient" draw:fill-color="#004586" draw:fill-gradient-name="ChartGradient_20_42" draw:gradient-step-count="0" fo:wrap-option="wrap"/>
      <style:text-properties fo:color="#ffffff" fo:font-family="'Noto Serif'" style:font-style-name="Regular" style:font-family-generic="roman" fo:font-size="12pt" fo:font-weight="bold" style:font-size-asian="10pt" style:font-size-complex="10pt"/>
    </style:style>
    <style:style style:name="ch7" style:family="chart">
      <style:chart-properties chart:solid-type="cuboid"/>
      <style:graphic-properties draw:fill-color="#004586" draw:fill-gradient-name="ChartGradient_20_51" draw:gradient-step-count="64"/>
    </style:style>
    <style:style style:name="ch8" style:family="chart">
      <style:chart-properties chart:solid-type="cuboid"/>
      <style:graphic-properties draw:fill-color="#c8c3c2" draw:fill-gradient-name="ChartGradient_20_50" draw:gradient-step-count="64"/>
    </style:style>
    <style:style style:name="ch9" style:family="chart">
      <style:chart-properties chart:solid-type="cuboid"/>
      <style:graphic-properties draw:fill-color="#dde8cb" draw:fill-gradient-name="ChartGradient_20_57" draw:gradient-step-count="64"/>
    </style:style>
    <style:style style:name="ch10" style:family="chart">
      <style:chart-properties chart:solid-type="cuboid"/>
      <style:graphic-properties draw:fill-color="#579d1c" draw:fill-gradient-name="ChartGradient_20_56" draw:gradient-step-count="64"/>
    </style:style>
    <style:style style:name="ch11" style:family="chart">
      <style:chart-properties chart:solid-type="cuboid"/>
      <style:graphic-properties draw:fill-color="#7e0021" draw:fill-gradient-name="ChartGradient_20_55"/>
    </style:style>
    <style:style style:name="ch12" style:family="chart">
      <style:chart-properties chart:solid-type="cuboid"/>
      <style:graphic-properties draw:fill-color="#83caff" draw:fill-gradient-name="ChartGradient_20_63" draw:gradient-step-count="64"/>
    </style:style>
    <style:style style:name="ch13" style:family="chart">
      <style:chart-properties chart:solid-type="cuboid"/>
      <style:graphic-properties draw:fill-color="#314004" draw:fill-gradient-name="ChartGradient_20_68" draw:gradient-step-count="64"/>
    </style:style>
    <style:style style:name="ch14" style:family="chart">
      <style:chart-properties chart:solid-type="cuboid"/>
      <style:graphic-properties draw:fill-color="#aecf00" draw:fill-gradient-name="ChartGradient_20_67" draw:gradient-step-count="6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1.178cm" svg:height="17.537cm" xlink:href=".." xlink:type="simple" chart:class="chart:ring" chart:style-name="ch1">
        <chart:plot-area chart:style-name="ch2" table:cell-range-address="Sheet1.A4:Sheet1.B11" chart:data-source-has-labels="column" svg:x="0.623cm" svg:y="0.35cm" svg:width="29.932cm" svg:height="16.837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chart:coordinate-region svg:x="1.562cm" svg:y="0.35cm" svg:width="28.053cm" svg:height="16.837cm"/>
          <dr3d:light dr3d:diffuse-color="#808080" dr3d:direction="(0 0 1)" dr3d:enabled="false" dr3d:specular="true"/>
          <dr3d:light dr3d:diffuse-color="#333333" dr3d:direction="(0 0.8 0.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:categories table:cell-range-address="Sheet1.A4:Sheet1.A11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Sheet1.B4:Sheet1.B1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ssimilate</text:p>
                <draw:g>
                  <svg:desc>Sheet1.A4:Sheet1.A11</svg:desc>
                </draw:g>
              </table:table-cell>
              <table:table-cell office:value-type="float" office:value="0.05">
                <text:p>0.05</text:p>
                <draw:g>
                  <svg:desc>Sheet1.B4:Sheet1.B11</svg:desc>
                </draw:g>
              </table:table-cell>
            </table:table-row>
            <table:table-row>
              <table:table-cell office:value-type="string">
                <text:p>Design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Extract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Load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Stabilize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Transform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Validate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Present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0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ChartGradient_20_1" draw:display-name="ChartGradient 1" draw:style="radial" draw:cx="50%" draw:cy="50%" draw:start-color="#ffffff" draw:end-color="#77caee" draw:start-intensity="100%" draw:end-intensity="100%" draw:border="0%"/>
    <draw:gradient draw:name="ChartGradient_20_10" draw:display-name="ChartGradient 10" draw:style="radial" draw:cx="50%" draw:cy="50%" draw:start-color="#ffffff" draw:end-color="#77caee" draw:start-intensity="50%" draw:end-intensity="0%" draw:border="0%"/>
    <draw:gradient draw:name="ChartGradient_20_11" draw:display-name="ChartGradient 11" draw:style="radial" draw:cx="50%" draw:cy="50%" draw:start-color="#ffffff" draw:end-color="#77caee" draw:start-intensity="75%" draw:end-intensity="0%" draw:border="0%"/>
    <draw:gradient draw:name="ChartGradient_20_12" draw:display-name="ChartGradient 12" draw:style="radial" draw:cx="50%" draw:cy="50%" draw:start-color="#ffffff" draw:end-color="#77caee" draw:start-intensity="100%" draw:end-intensity="25%" draw:border="0%"/>
    <draw:gradient draw:name="ChartGradient_20_13" draw:display-name="ChartGradient 13" draw:style="radial" draw:cx="50%" draw:cy="50%" draw:start-color="#ffffff" draw:end-color="#77caee" draw:start-intensity="100%" draw:end-intensity="50%" draw:border="0%"/>
    <draw:gradient draw:name="ChartGradient_20_14" draw:display-name="ChartGradient 14" draw:style="radial" draw:cx="50%" draw:cy="50%" draw:start-color="#ffffff" draw:end-color="#77caee" draw:start-intensity="100%" draw:end-intensity="75%" draw:border="0%"/>
    <draw:gradient draw:name="ChartGradient_20_15" draw:display-name="ChartGradient 15" draw:style="radial" draw:cx="50%" draw:cy="50%" draw:start-color="#ffffff" draw:end-color="#77caee" draw:start-intensity="100%" draw:end-intensity="100%" draw:border="0%"/>
    <draw:gradient draw:name="ChartGradient_20_16" draw:display-name="ChartGradient 16" draw:style="radial" draw:cx="50%" draw:cy="50%" draw:start-color="#ffffff" draw:end-color="#77caee" draw:start-intensity="100%" draw:end-intensity="0%" draw:border="0%"/>
    <draw:gradient draw:name="ChartGradient_20_17" draw:display-name="ChartGradient 17" draw:style="radial" draw:cx="50%" draw:cy="50%" draw:start-color="#ffffff" draw:end-color="#77caee" draw:start-intensity="50%" draw:end-intensity="0%" draw:border="0%"/>
    <draw:gradient draw:name="ChartGradient_20_18" draw:display-name="ChartGradient 18" draw:style="radial" draw:cx="50%" draw:cy="50%" draw:start-color="#ffffff" draw:end-color="#2a6099" draw:start-intensity="100%" draw:end-intensity="0%" draw:border="0%"/>
    <draw:gradient draw:name="ChartGradient_20_19" draw:display-name="ChartGradient 19" draw:style="radial" draw:cx="50%" draw:cy="50%" draw:start-color="#ffffff" draw:end-color="#2a6099" draw:start-intensity="100%" draw:end-intensity="35%" draw:border="0%"/>
    <draw:gradient draw:name="ChartGradient_20_2" draw:display-name="ChartGradient 2" draw:style="radial" draw:cx="50%" draw:cy="50%" draw:start-color="#ffffff" draw:end-color="#2a6099" draw:start-intensity="0%" draw:end-intensity="100%" draw:border="0%"/>
    <draw:gradient draw:name="ChartGradient_20_20" draw:display-name="ChartGradient 20" draw:style="radial" draw:cx="50%" draw:cy="50%" draw:start-color="#ffffff" draw:end-color="#2a6099" draw:start-intensity="100%" draw:end-intensity="70%" draw:border="0%"/>
    <draw:gradient draw:name="ChartGradient_20_21" draw:display-name="ChartGradient 21" draw:style="radial" draw:cx="50%" draw:cy="50%" draw:start-color="#000000" draw:end-color="#c8c3c2" draw:start-intensity="100%" draw:end-intensity="0%" draw:border="0%"/>
    <draw:gradient draw:name="ChartGradient_20_22" draw:display-name="ChartGradient 22" draw:style="radial" draw:cx="50%" draw:cy="50%" draw:start-color="#000000" draw:end-color="#dedada" draw:start-intensity="100%" draw:end-intensity="50%" draw:border="0%"/>
    <draw:gradient draw:name="ChartGradient_20_23" draw:display-name="ChartGradient 23" draw:style="radial" draw:cx="50%" draw:cy="50%" draw:start-color="#2a6099" draw:end-color="#dedada" draw:start-intensity="100%" draw:end-intensity="0%" draw:border="0%"/>
    <draw:gradient draw:name="ChartGradient_20_24" draw:display-name="ChartGradient 24" draw:style="radial" draw:cx="50%" draw:cy="50%" draw:start-color="#000000" draw:end-color="#ffffff" draw:start-intensity="100%" draw:end-intensity="0%" draw:border="0%"/>
    <draw:gradient draw:name="ChartGradient_20_25" draw:display-name="ChartGradient 25" draw:style="radial" draw:cx="50%" draw:cy="50%" draw:start-color="#000000" draw:end-color="#ffffff" draw:start-intensity="100%" draw:end-intensity="50%" draw:border="0%"/>
    <draw:gradient draw:name="ChartGradient_20_26" draw:display-name="ChartGradient 26" draw:style="radial" draw:cx="50%" draw:cy="50%" draw:start-color="#2a6099" draw:end-color="#ffffff" draw:start-intensity="100%" draw:end-intensity="0%" draw:border="0%"/>
    <draw:gradient draw:name="ChartGradient_20_27" draw:display-name="ChartGradient 27" draw:style="radial" draw:cx="50%" draw:cy="50%" draw:start-color="#2a6099" draw:end-color="#ffffff" draw:start-intensity="100%" draw:end-intensity="50%" draw:border="0%"/>
    <draw:gradient draw:name="ChartGradient_20_28" draw:display-name="ChartGradient 28" draw:style="linear" draw:start-color="#2a6099" draw:end-color="#ffffff" draw:start-intensity="100%" draw:end-intensity="100%" draw:angle="1deg" draw:border="0%"/>
    <draw:gradient draw:name="ChartGradient_20_29" draw:display-name="ChartGradient 29" draw:style="radial" draw:cx="50%" draw:cy="50%" draw:start-color="#2a6099" draw:end-color="#ffffff" draw:start-intensity="100%" draw:end-intensity="100%" draw:border="0%"/>
    <draw:gradient draw:name="ChartGradient_20_3" draw:display-name="ChartGradient 3" draw:style="radial" draw:cx="50%" draw:cy="50%" draw:start-color="#ffffff" draw:end-color="#2a6099" draw:start-intensity="35%" draw:end-intensity="100%" draw:border="0%"/>
    <draw:gradient draw:name="ChartGradient_20_30" draw:display-name="ChartGradient 30" draw:style="linear" draw:start-color="#2a6099" draw:end-color="#ffffff" draw:start-intensity="100%" draw:end-intensity="50%" draw:angle="1deg" draw:border="0%"/>
    <draw:gradient draw:name="ChartGradient_20_31" draw:display-name="ChartGradient 31" draw:style="linear" draw:start-color="#2a6099" draw:end-color="#ffffff" draw:start-intensity="100%" draw:end-intensity="0%" draw:angle="1deg" draw:border="0%"/>
    <draw:gradient draw:name="ChartGradient_20_32" draw:display-name="ChartGradient 32" draw:style="linear" draw:start-color="#77caee" draw:end-color="#ffffff" draw:start-intensity="100%" draw:end-intensity="0%" draw:angle="1deg" draw:border="0%"/>
    <draw:gradient draw:name="ChartGradient_20_33" draw:display-name="ChartGradient 33" draw:style="linear" draw:start-color="#d9dcd6" draw:end-color="#dee6ef" draw:start-intensity="100%" draw:end-intensity="100%" draw:angle="1deg" draw:border="0%"/>
    <draw:gradient draw:name="ChartGradient_20_34" draw:display-name="ChartGradient 34" draw:style="linear" draw:start-color="#dedada" draw:end-color="#ffffff" draw:start-intensity="100%" draw:end-intensity="50%" draw:angle="1deg" draw:border="0%"/>
    <draw:gradient draw:name="ChartGradient_20_35" draw:display-name="ChartGradient 35" draw:style="radial" draw:cx="50%" draw:cy="50%" draw:start-color="#dedada" draw:end-color="#ffffff" draw:start-intensity="100%" draw:end-intensity="100%" draw:border="0%"/>
    <draw:gradient draw:name="ChartGradient_20_36" draw:display-name="ChartGradient 36" draw:style="radial" draw:cx="50%" draw:cy="50%" draw:start-color="#ffffff" draw:end-color="#dedada" draw:start-intensity="0%" draw:end-intensity="100%" draw:border="0%"/>
    <draw:gradient draw:name="ChartGradient_20_37" draw:display-name="ChartGradient 37" draw:style="radial" draw:cx="50%" draw:cy="50%" draw:start-color="#ffffff" draw:end-color="#dedada" draw:start-intensity="50%" draw:end-intensity="100%" draw:border="0%"/>
    <draw:gradient draw:name="ChartGradient_20_38" draw:display-name="ChartGradient 38" draw:style="radial" draw:cx="50%" draw:cy="50%" draw:start-color="#ffffff" draw:end-color="#dedada" draw:start-intensity="100%" draw:end-intensity="100%" draw:border="0%"/>
    <draw:gradient draw:name="ChartGradient_20_39" draw:display-name="ChartGradient 39" draw:style="linear" draw:start-color="#dedada" draw:end-color="#ffffff" draw:start-intensity="100%" draw:end-intensity="50%" draw:angle="0deg" draw:border="0%"/>
    <draw:gradient draw:name="ChartGradient_20_4" draw:display-name="ChartGradient 4" draw:style="radial" draw:cx="50%" draw:cy="50%" draw:start-color="#ffffff" draw:end-color="#2a6099" draw:start-intensity="70%" draw:end-intensity="100%" draw:border="0%"/>
    <draw:gradient draw:name="ChartGradient_20_40" draw:display-name="ChartGradient 40" draw:style="linear" draw:start-color="#dedada" draw:end-color="#ffffff" draw:start-intensity="100%" draw:end-intensity="75%" draw:angle="0deg" draw:border="0%"/>
    <draw:gradient draw:name="ChartGradient_20_41" draw:display-name="ChartGradient 41" draw:style="linear" draw:start-color="#f1a208" draw:end-color="#ffffff" draw:start-intensity="100%" draw:end-intensity="50%" draw:angle="0deg" draw:border="0%"/>
    <draw:gradient draw:name="ChartGradient_20_42" draw:display-name="ChartGradient 42" draw:style="linear" draw:start-color="#f1a208" draw:end-color="#ffffff" draw:start-intensity="100%" draw:end-intensity="75%" draw:angle="0deg" draw:border="0%"/>
    <draw:gradient draw:name="ChartGradient_20_43" draw:display-name="ChartGradient 43" draw:style="linear" draw:start-color="#f1a208" draw:end-color="#ffffff" draw:start-intensity="100%" draw:end-intensity="75%" draw:angle="1deg" draw:border="0%"/>
    <draw:gradient draw:name="ChartGradient_20_44" draw:display-name="ChartGradient 44" draw:style="linear" draw:start-color="#f1a208" draw:end-color="#ffffff" draw:start-intensity="100%" draw:end-intensity="100%" draw:angle="0deg" draw:border="0%"/>
    <draw:gradient draw:name="ChartGradient_20_45" draw:display-name="ChartGradient 45" draw:style="linear" draw:start-color="#005377" draw:end-color="#ffffff" draw:start-intensity="100%" draw:end-intensity="50%" draw:angle="0deg" draw:border="0%"/>
    <draw:gradient draw:name="ChartGradient_20_46" draw:display-name="ChartGradient 46" draw:style="linear" draw:start-color="#005377" draw:end-color="#ffffff" draw:start-intensity="100%" draw:end-intensity="100%" draw:angle="90deg" draw:border="75%"/>
    <draw:gradient draw:name="ChartGradient_20_47" draw:display-name="ChartGradient 47" draw:style="linear" draw:start-color="#cccccc" draw:end-color="#666666" draw:start-intensity="100%" draw:end-intensity="20%" draw:angle="0deg" draw:border="100%"/>
    <draw:gradient draw:name="ChartGradient_20_48" draw:display-name="ChartGradient 48" draw:style="linear" draw:start-color="#dedada" draw:end-color="#666666" draw:start-intensity="75%" draw:end-intensity="100%" draw:angle="0deg" draw:border="100%"/>
    <draw:gradient draw:name="ChartGradient_20_49" draw:display-name="ChartGradient 49" draw:style="linear" draw:start-color="#dedada" draw:end-color="#666666" draw:start-intensity="100%" draw:end-intensity="100%" draw:angle="0deg" draw:border="100%"/>
    <draw:gradient draw:name="ChartGradient_20_5" draw:display-name="ChartGradient 5" draw:style="radial" draw:cx="50%" draw:cy="50%" draw:start-color="#ffffff" draw:end-color="#2a6099" draw:start-intensity="100%" draw:end-intensity="100%" draw:border="0%"/>
    <draw:gradient draw:name="ChartGradient_20_50" draw:display-name="ChartGradient 50" draw:style="linear" draw:start-color="#dedada" draw:end-color="#dedada" draw:start-intensity="100%" draw:end-intensity="100%" draw:angle="0deg" draw:border="100%"/>
    <draw:gradient draw:name="ChartGradient_20_51" draw:display-name="ChartGradient 51" draw:style="linear" draw:start-color="#dedada" draw:end-color="#dedada" draw:start-intensity="75%" draw:end-intensity="75%" draw:angle="0deg" draw:border="100%"/>
    <draw:gradient draw:name="ChartGradient_20_52" draw:display-name="ChartGradient 52" draw:style="linear" draw:start-color="#f1a208" draw:end-color="#f1a208" draw:start-intensity="100%" draw:end-intensity="50%" draw:angle="0deg" draw:border="100%"/>
    <draw:gradient draw:name="ChartGradient_20_53" draw:display-name="ChartGradient 53" draw:style="linear" draw:start-color="#cccccc" draw:end-color="#f1a208" draw:start-intensity="100%" draw:end-intensity="80%" draw:angle="0deg" draw:border="100%"/>
    <draw:gradient draw:name="ChartGradient_20_54" draw:display-name="ChartGradient 54" draw:style="linear" draw:start-color="#cccccc" draw:end-color="#f1a208" draw:start-intensity="100%" draw:end-intensity="100%" draw:angle="30deg" draw:border="0%"/>
    <draw:gradient draw:name="ChartGradient_20_55" draw:display-name="ChartGradient 55" draw:style="linear" draw:start-color="#cccccc" draw:end-color="#f1a208" draw:start-intensity="100%" draw:end-intensity="100%" draw:angle="0deg" draw:border="100%"/>
    <draw:gradient draw:name="ChartGradient_20_56" draw:display-name="ChartGradient 56" draw:style="linear" draw:start-color="#cccccc" draw:end-color="#f1a208" draw:start-intensity="100%" draw:end-intensity="90%" draw:angle="0deg" draw:border="100%"/>
    <draw:gradient draw:name="ChartGradient_20_57" draw:display-name="ChartGradient 57" draw:style="linear" draw:start-color="#f1a208" draw:end-color="#f1a208" draw:start-intensity="100%" draw:end-intensity="80%" draw:angle="0deg" draw:border="100%"/>
    <draw:gradient draw:name="ChartGradient_20_58" draw:display-name="ChartGradient 58" draw:style="linear" draw:start-color="#cccccc" draw:end-color="#005377" draw:start-intensity="100%" draw:end-intensity="80%" draw:angle="0deg" draw:border="100%"/>
    <draw:gradient draw:name="ChartGradient_20_59" draw:display-name="ChartGradient 59" draw:style="linear" draw:start-color="#cccccc" draw:end-color="#005377" draw:start-intensity="100%" draw:end-intensity="90%" draw:angle="0deg" draw:border="100%"/>
    <draw:gradient draw:name="ChartGradient_20_6" draw:display-name="ChartGradient 6" draw:style="radial" draw:cx="50%" draw:cy="50%" draw:start-color="#ffffff" draw:end-color="#2a6099" draw:start-intensity="50%" draw:end-intensity="100%" draw:border="0%"/>
    <draw:gradient draw:name="ChartGradient_20_60" draw:display-name="ChartGradient 60" draw:style="linear" draw:start-color="#cccccc" draw:end-color="#63d2ff" draw:start-intensity="100%" draw:end-intensity="100%" draw:angle="0deg" draw:border="100%"/>
    <draw:gradient draw:name="ChartGradient_20_61" draw:display-name="ChartGradient 61" draw:style="linear" draw:start-color="#cccccc" draw:end-color="#005377" draw:start-intensity="100%" draw:end-intensity="50%" draw:angle="0deg" draw:border="100%"/>
    <draw:gradient draw:name="ChartGradient_20_62" draw:display-name="ChartGradient 62" draw:style="linear" draw:start-color="#cccccc" draw:end-color="#2a6099" draw:start-intensity="100%" draw:end-intensity="100%" draw:angle="0deg" draw:border="100%"/>
    <draw:gradient draw:name="ChartGradient_20_63" draw:display-name="ChartGradient 63" draw:style="linear" draw:start-color="#cccccc" draw:end-color="#005377" draw:start-intensity="100%" draw:end-intensity="100%" draw:angle="0deg" draw:border="100%"/>
    <draw:gradient draw:name="ChartGradient_20_64" draw:display-name="ChartGradient 64" draw:style="linear" draw:start-color="#cccccc" draw:end-color="#005377" draw:start-intensity="100%" draw:end-intensity="75%" draw:angle="0deg" draw:border="100%"/>
    <draw:gradient draw:name="ChartGradient_20_65" draw:display-name="ChartGradient 65" draw:style="linear" draw:start-color="#cccccc" draw:end-color="#00b0f0" draw:start-intensity="100%" draw:end-intensity="75%" draw:angle="0deg" draw:border="100%"/>
    <draw:gradient draw:name="ChartGradient_20_66" draw:display-name="ChartGradient 66" draw:style="linear" draw:start-color="#cccccc" draw:end-color="#77caee" draw:start-intensity="100%" draw:end-intensity="100%" draw:angle="0deg" draw:border="100%"/>
    <draw:gradient draw:name="ChartGradient_20_67" draw:display-name="ChartGradient 67" draw:style="linear" draw:start-color="#cccccc" draw:end-color="#009bdd" draw:start-intensity="100%" draw:end-intensity="100%" draw:angle="0deg" draw:border="100%"/>
    <draw:gradient draw:name="ChartGradient_20_68" draw:display-name="ChartGradient 68" draw:style="linear" draw:start-color="#cccccc" draw:end-color="#009bdd" draw:start-intensity="100%" draw:end-intensity="75%" draw:angle="0deg" draw:border="100%"/>
    <draw:gradient draw:name="ChartGradient_20_7" draw:display-name="ChartGradient 7" draw:style="radial" draw:cx="50%" draw:cy="50%" draw:start-color="#000000" draw:end-color="#729fcf" draw:start-intensity="100%" draw:end-intensity="100%" draw:border="0%"/>
    <draw:gradient draw:name="ChartGradient_20_8" draw:display-name="ChartGradient 8" draw:style="radial" draw:cx="50%" draw:cy="50%" draw:start-color="#ffffff" draw:end-color="#77caee" draw:start-intensity="0%" draw:end-intensity="0%" draw:border="0%"/>
    <draw:gradient draw:name="ChartGradient_20_9" draw:display-name="ChartGradient 9" draw:style="radial" draw:cx="50%" draw:cy="50%" draw:start-color="#ffffff" draw:end-color="#77caee" draw:start-intensity="25%" draw:end-intensity="0%" draw:border="0%"/>
    <draw:fill-image draw:name="ChartBitmap_20_1" draw:display-name="ChartBitmap 1" xlink:href="Pictures/10000000000000080000000819DF70927B27DE29.png" xlink:type="simple" xlink:show="embed" xlink:actuate="onLoad"/>
    <draw:fill-image draw:name="ChartBitmap_20_2" draw:display-name="ChartBitmap 2" xlink:href="Pictures/100000000000000800000008072A4A5FF1F5D712.png" xlink:type="simple" xlink:show="embed" xlink:actuate="onLoad"/>
  </office:styles>
</office:document-styles>
</file>

<file path=Object 1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three-dimensional="true" chart:include-hidden-cells="false" chart:auto-position="true" chart:auto-size="true" chart:right-angled-axes="true" chart:data-label-number="value" chart:data-label-text="true" chart:data-label-symbol="false" chart:data-label-series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value" chart:data-label-text="true" chart:data-label-symbol="false" chart:data-label-series="false" chart:label-position="center">
        <chart:label-separator>
          <text:p><text:line-break/></text:p>
        </chart:label-separator>
      </style:chart-properties>
      <style:graphic-properties draw:stroke="none" draw:fill="gradient" draw:fill-color="#004586" draw:fill-gradient-name="ChartGradient_20_42" draw:gradient-step-count="0" fo:wrap-option="wrap"/>
      <style:text-properties fo:color="#ffffff" fo:font-family="'Noto Serif'" style:font-style-name="Regular" style:font-family-generic="roman" fo:font-size="12pt" fo:font-weight="bold" style:font-size-asian="10pt" style:font-size-complex="10pt"/>
    </style:style>
    <style:style style:name="ch7" style:family="chart">
      <style:chart-properties chart:solid-type="cuboid"/>
      <style:graphic-properties draw:fill-color="#004586" draw:fill-gradient-name="ChartGradient_20_51" draw:gradient-step-count="64"/>
    </style:style>
    <style:style style:name="ch8" style:family="chart">
      <style:chart-properties chart:solid-type="cuboid"/>
      <style:graphic-properties draw:fill-color="#c8c3c2" draw:fill-gradient-name="ChartGradient_20_50" draw:gradient-step-count="64"/>
    </style:style>
    <style:style style:name="ch9" style:family="chart">
      <style:chart-properties chart:solid-type="cuboid"/>
      <style:graphic-properties draw:fill-color="#dde8cb" draw:fill-gradient-name="ChartGradient_20_57" draw:gradient-step-count="64"/>
    </style:style>
    <style:style style:name="ch10" style:family="chart">
      <style:chart-properties chart:solid-type="cuboid"/>
      <style:graphic-properties draw:fill-color="#579d1c" draw:fill-gradient-name="ChartGradient_20_56" draw:gradient-step-count="64"/>
    </style:style>
    <style:style style:name="ch11" style:family="chart">
      <style:chart-properties chart:solid-type="cuboid"/>
      <style:graphic-properties draw:fill-color="#7e0021" draw:fill-gradient-name="ChartGradient_20_55"/>
    </style:style>
    <style:style style:name="ch12" style:family="chart">
      <style:chart-properties chart:solid-type="cuboid"/>
      <style:graphic-properties draw:fill-color="#83caff" draw:fill-gradient-name="ChartGradient_20_63" draw:gradient-step-count="64"/>
    </style:style>
    <style:style style:name="ch13" style:family="chart">
      <style:chart-properties chart:solid-type="cuboid"/>
      <style:graphic-properties draw:fill-color="#314004" draw:fill-gradient-name="ChartGradient_20_68" draw:gradient-step-count="64"/>
    </style:style>
    <style:style style:name="ch14" style:family="chart">
      <style:chart-properties chart:solid-type="cuboid"/>
      <style:graphic-properties draw:fill-color="#aecf00" draw:fill-gradient-name="ChartGradient_20_67" draw:gradient-step-count="6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1.178cm" svg:height="17.537cm" xlink:href=".." xlink:type="simple" chart:class="chart:ring" chart:style-name="ch1">
        <chart:plot-area chart:style-name="ch2" table:cell-range-address="Sheet1.A4:Sheet1.B11" chart:data-source-has-labels="column" svg:x="0.623cm" svg:y="0.35cm" svg:width="29.932cm" svg:height="16.837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chart:coordinate-region svg:x="1.562cm" svg:y="0.35cm" svg:width="28.053cm" svg:height="16.837cm"/>
          <dr3d:light dr3d:diffuse-color="#808080" dr3d:direction="(0 0 1)" dr3d:enabled="false" dr3d:specular="true"/>
          <dr3d:light dr3d:diffuse-color="#333333" dr3d:direction="(0 0.8 0.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:categories table:cell-range-address="Sheet1.A4:Sheet1.A11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Sheet1.B4:Sheet1.B1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ssimilate</text:p>
                <draw:g>
                  <svg:desc>Sheet1.A4:Sheet1.A11</svg:desc>
                </draw:g>
              </table:table-cell>
              <table:table-cell office:value-type="float" office:value="0.05">
                <text:p>0.05</text:p>
                <draw:g>
                  <svg:desc>Sheet1.B4:Sheet1.B11</svg:desc>
                </draw:g>
              </table:table-cell>
            </table:table-row>
            <table:table-row>
              <table:table-cell office:value-type="string">
                <text:p>Design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Extract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Load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Stabilize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Transform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Validate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Present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ChartGradient_20_1" draw:display-name="ChartGradient 1" draw:style="radial" draw:cx="50%" draw:cy="50%" draw:start-color="#ffffff" draw:end-color="#77caee" draw:start-intensity="100%" draw:end-intensity="100%" draw:border="0%"/>
    <draw:gradient draw:name="ChartGradient_20_10" draw:display-name="ChartGradient 10" draw:style="radial" draw:cx="50%" draw:cy="50%" draw:start-color="#ffffff" draw:end-color="#77caee" draw:start-intensity="50%" draw:end-intensity="0%" draw:border="0%"/>
    <draw:gradient draw:name="ChartGradient_20_11" draw:display-name="ChartGradient 11" draw:style="radial" draw:cx="50%" draw:cy="50%" draw:start-color="#ffffff" draw:end-color="#77caee" draw:start-intensity="75%" draw:end-intensity="0%" draw:border="0%"/>
    <draw:gradient draw:name="ChartGradient_20_12" draw:display-name="ChartGradient 12" draw:style="radial" draw:cx="50%" draw:cy="50%" draw:start-color="#ffffff" draw:end-color="#77caee" draw:start-intensity="100%" draw:end-intensity="25%" draw:border="0%"/>
    <draw:gradient draw:name="ChartGradient_20_13" draw:display-name="ChartGradient 13" draw:style="radial" draw:cx="50%" draw:cy="50%" draw:start-color="#ffffff" draw:end-color="#77caee" draw:start-intensity="100%" draw:end-intensity="50%" draw:border="0%"/>
    <draw:gradient draw:name="ChartGradient_20_14" draw:display-name="ChartGradient 14" draw:style="radial" draw:cx="50%" draw:cy="50%" draw:start-color="#ffffff" draw:end-color="#77caee" draw:start-intensity="100%" draw:end-intensity="75%" draw:border="0%"/>
    <draw:gradient draw:name="ChartGradient_20_15" draw:display-name="ChartGradient 15" draw:style="radial" draw:cx="50%" draw:cy="50%" draw:start-color="#ffffff" draw:end-color="#77caee" draw:start-intensity="100%" draw:end-intensity="100%" draw:border="0%"/>
    <draw:gradient draw:name="ChartGradient_20_16" draw:display-name="ChartGradient 16" draw:style="radial" draw:cx="50%" draw:cy="50%" draw:start-color="#ffffff" draw:end-color="#77caee" draw:start-intensity="100%" draw:end-intensity="0%" draw:border="0%"/>
    <draw:gradient draw:name="ChartGradient_20_17" draw:display-name="ChartGradient 17" draw:style="radial" draw:cx="50%" draw:cy="50%" draw:start-color="#ffffff" draw:end-color="#77caee" draw:start-intensity="50%" draw:end-intensity="0%" draw:border="0%"/>
    <draw:gradient draw:name="ChartGradient_20_18" draw:display-name="ChartGradient 18" draw:style="radial" draw:cx="50%" draw:cy="50%" draw:start-color="#ffffff" draw:end-color="#2a6099" draw:start-intensity="100%" draw:end-intensity="0%" draw:border="0%"/>
    <draw:gradient draw:name="ChartGradient_20_19" draw:display-name="ChartGradient 19" draw:style="radial" draw:cx="50%" draw:cy="50%" draw:start-color="#ffffff" draw:end-color="#2a6099" draw:start-intensity="100%" draw:end-intensity="35%" draw:border="0%"/>
    <draw:gradient draw:name="ChartGradient_20_2" draw:display-name="ChartGradient 2" draw:style="radial" draw:cx="50%" draw:cy="50%" draw:start-color="#ffffff" draw:end-color="#2a6099" draw:start-intensity="0%" draw:end-intensity="100%" draw:border="0%"/>
    <draw:gradient draw:name="ChartGradient_20_20" draw:display-name="ChartGradient 20" draw:style="radial" draw:cx="50%" draw:cy="50%" draw:start-color="#ffffff" draw:end-color="#2a6099" draw:start-intensity="100%" draw:end-intensity="70%" draw:border="0%"/>
    <draw:gradient draw:name="ChartGradient_20_21" draw:display-name="ChartGradient 21" draw:style="radial" draw:cx="50%" draw:cy="50%" draw:start-color="#000000" draw:end-color="#c8c3c2" draw:start-intensity="100%" draw:end-intensity="0%" draw:border="0%"/>
    <draw:gradient draw:name="ChartGradient_20_22" draw:display-name="ChartGradient 22" draw:style="radial" draw:cx="50%" draw:cy="50%" draw:start-color="#000000" draw:end-color="#dedada" draw:start-intensity="100%" draw:end-intensity="50%" draw:border="0%"/>
    <draw:gradient draw:name="ChartGradient_20_23" draw:display-name="ChartGradient 23" draw:style="radial" draw:cx="50%" draw:cy="50%" draw:start-color="#2a6099" draw:end-color="#dedada" draw:start-intensity="100%" draw:end-intensity="0%" draw:border="0%"/>
    <draw:gradient draw:name="ChartGradient_20_24" draw:display-name="ChartGradient 24" draw:style="radial" draw:cx="50%" draw:cy="50%" draw:start-color="#000000" draw:end-color="#ffffff" draw:start-intensity="100%" draw:end-intensity="0%" draw:border="0%"/>
    <draw:gradient draw:name="ChartGradient_20_25" draw:display-name="ChartGradient 25" draw:style="radial" draw:cx="50%" draw:cy="50%" draw:start-color="#000000" draw:end-color="#ffffff" draw:start-intensity="100%" draw:end-intensity="50%" draw:border="0%"/>
    <draw:gradient draw:name="ChartGradient_20_26" draw:display-name="ChartGradient 26" draw:style="radial" draw:cx="50%" draw:cy="50%" draw:start-color="#2a6099" draw:end-color="#ffffff" draw:start-intensity="100%" draw:end-intensity="0%" draw:border="0%"/>
    <draw:gradient draw:name="ChartGradient_20_27" draw:display-name="ChartGradient 27" draw:style="radial" draw:cx="50%" draw:cy="50%" draw:start-color="#2a6099" draw:end-color="#ffffff" draw:start-intensity="100%" draw:end-intensity="50%" draw:border="0%"/>
    <draw:gradient draw:name="ChartGradient_20_28" draw:display-name="ChartGradient 28" draw:style="linear" draw:start-color="#2a6099" draw:end-color="#ffffff" draw:start-intensity="100%" draw:end-intensity="100%" draw:angle="1deg" draw:border="0%"/>
    <draw:gradient draw:name="ChartGradient_20_29" draw:display-name="ChartGradient 29" draw:style="radial" draw:cx="50%" draw:cy="50%" draw:start-color="#2a6099" draw:end-color="#ffffff" draw:start-intensity="100%" draw:end-intensity="100%" draw:border="0%"/>
    <draw:gradient draw:name="ChartGradient_20_3" draw:display-name="ChartGradient 3" draw:style="radial" draw:cx="50%" draw:cy="50%" draw:start-color="#ffffff" draw:end-color="#2a6099" draw:start-intensity="35%" draw:end-intensity="100%" draw:border="0%"/>
    <draw:gradient draw:name="ChartGradient_20_30" draw:display-name="ChartGradient 30" draw:style="linear" draw:start-color="#2a6099" draw:end-color="#ffffff" draw:start-intensity="100%" draw:end-intensity="50%" draw:angle="1deg" draw:border="0%"/>
    <draw:gradient draw:name="ChartGradient_20_31" draw:display-name="ChartGradient 31" draw:style="linear" draw:start-color="#2a6099" draw:end-color="#ffffff" draw:start-intensity="100%" draw:end-intensity="0%" draw:angle="1deg" draw:border="0%"/>
    <draw:gradient draw:name="ChartGradient_20_32" draw:display-name="ChartGradient 32" draw:style="linear" draw:start-color="#77caee" draw:end-color="#ffffff" draw:start-intensity="100%" draw:end-intensity="0%" draw:angle="1deg" draw:border="0%"/>
    <draw:gradient draw:name="ChartGradient_20_33" draw:display-name="ChartGradient 33" draw:style="linear" draw:start-color="#d9dcd6" draw:end-color="#dee6ef" draw:start-intensity="100%" draw:end-intensity="100%" draw:angle="1deg" draw:border="0%"/>
    <draw:gradient draw:name="ChartGradient_20_34" draw:display-name="ChartGradient 34" draw:style="linear" draw:start-color="#dedada" draw:end-color="#ffffff" draw:start-intensity="100%" draw:end-intensity="50%" draw:angle="1deg" draw:border="0%"/>
    <draw:gradient draw:name="ChartGradient_20_35" draw:display-name="ChartGradient 35" draw:style="radial" draw:cx="50%" draw:cy="50%" draw:start-color="#dedada" draw:end-color="#ffffff" draw:start-intensity="100%" draw:end-intensity="100%" draw:border="0%"/>
    <draw:gradient draw:name="ChartGradient_20_36" draw:display-name="ChartGradient 36" draw:style="radial" draw:cx="50%" draw:cy="50%" draw:start-color="#ffffff" draw:end-color="#dedada" draw:start-intensity="0%" draw:end-intensity="100%" draw:border="0%"/>
    <draw:gradient draw:name="ChartGradient_20_37" draw:display-name="ChartGradient 37" draw:style="radial" draw:cx="50%" draw:cy="50%" draw:start-color="#ffffff" draw:end-color="#dedada" draw:start-intensity="50%" draw:end-intensity="100%" draw:border="0%"/>
    <draw:gradient draw:name="ChartGradient_20_38" draw:display-name="ChartGradient 38" draw:style="radial" draw:cx="50%" draw:cy="50%" draw:start-color="#ffffff" draw:end-color="#dedada" draw:start-intensity="100%" draw:end-intensity="100%" draw:border="0%"/>
    <draw:gradient draw:name="ChartGradient_20_39" draw:display-name="ChartGradient 39" draw:style="linear" draw:start-color="#dedada" draw:end-color="#ffffff" draw:start-intensity="100%" draw:end-intensity="50%" draw:angle="0deg" draw:border="0%"/>
    <draw:gradient draw:name="ChartGradient_20_4" draw:display-name="ChartGradient 4" draw:style="radial" draw:cx="50%" draw:cy="50%" draw:start-color="#ffffff" draw:end-color="#2a6099" draw:start-intensity="70%" draw:end-intensity="100%" draw:border="0%"/>
    <draw:gradient draw:name="ChartGradient_20_40" draw:display-name="ChartGradient 40" draw:style="linear" draw:start-color="#dedada" draw:end-color="#ffffff" draw:start-intensity="100%" draw:end-intensity="75%" draw:angle="0deg" draw:border="0%"/>
    <draw:gradient draw:name="ChartGradient_20_41" draw:display-name="ChartGradient 41" draw:style="linear" draw:start-color="#f1a208" draw:end-color="#ffffff" draw:start-intensity="100%" draw:end-intensity="50%" draw:angle="0deg" draw:border="0%"/>
    <draw:gradient draw:name="ChartGradient_20_42" draw:display-name="ChartGradient 42" draw:style="linear" draw:start-color="#f1a208" draw:end-color="#ffffff" draw:start-intensity="100%" draw:end-intensity="75%" draw:angle="0deg" draw:border="0%"/>
    <draw:gradient draw:name="ChartGradient_20_43" draw:display-name="ChartGradient 43" draw:style="linear" draw:start-color="#f1a208" draw:end-color="#ffffff" draw:start-intensity="100%" draw:end-intensity="75%" draw:angle="1deg" draw:border="0%"/>
    <draw:gradient draw:name="ChartGradient_20_44" draw:display-name="ChartGradient 44" draw:style="linear" draw:start-color="#f1a208" draw:end-color="#ffffff" draw:start-intensity="100%" draw:end-intensity="100%" draw:angle="0deg" draw:border="0%"/>
    <draw:gradient draw:name="ChartGradient_20_45" draw:display-name="ChartGradient 45" draw:style="linear" draw:start-color="#005377" draw:end-color="#ffffff" draw:start-intensity="100%" draw:end-intensity="50%" draw:angle="0deg" draw:border="0%"/>
    <draw:gradient draw:name="ChartGradient_20_46" draw:display-name="ChartGradient 46" draw:style="linear" draw:start-color="#005377" draw:end-color="#ffffff" draw:start-intensity="100%" draw:end-intensity="100%" draw:angle="90deg" draw:border="75%"/>
    <draw:gradient draw:name="ChartGradient_20_47" draw:display-name="ChartGradient 47" draw:style="linear" draw:start-color="#cccccc" draw:end-color="#666666" draw:start-intensity="100%" draw:end-intensity="20%" draw:angle="0deg" draw:border="100%"/>
    <draw:gradient draw:name="ChartGradient_20_48" draw:display-name="ChartGradient 48" draw:style="linear" draw:start-color="#dedada" draw:end-color="#666666" draw:start-intensity="75%" draw:end-intensity="100%" draw:angle="0deg" draw:border="100%"/>
    <draw:gradient draw:name="ChartGradient_20_49" draw:display-name="ChartGradient 49" draw:style="linear" draw:start-color="#dedada" draw:end-color="#666666" draw:start-intensity="100%" draw:end-intensity="100%" draw:angle="0deg" draw:border="100%"/>
    <draw:gradient draw:name="ChartGradient_20_5" draw:display-name="ChartGradient 5" draw:style="radial" draw:cx="50%" draw:cy="50%" draw:start-color="#ffffff" draw:end-color="#2a6099" draw:start-intensity="100%" draw:end-intensity="100%" draw:border="0%"/>
    <draw:gradient draw:name="ChartGradient_20_50" draw:display-name="ChartGradient 50" draw:style="linear" draw:start-color="#dedada" draw:end-color="#dedada" draw:start-intensity="100%" draw:end-intensity="100%" draw:angle="0deg" draw:border="100%"/>
    <draw:gradient draw:name="ChartGradient_20_51" draw:display-name="ChartGradient 51" draw:style="linear" draw:start-color="#dedada" draw:end-color="#dedada" draw:start-intensity="75%" draw:end-intensity="75%" draw:angle="0deg" draw:border="100%"/>
    <draw:gradient draw:name="ChartGradient_20_52" draw:display-name="ChartGradient 52" draw:style="linear" draw:start-color="#f1a208" draw:end-color="#f1a208" draw:start-intensity="100%" draw:end-intensity="50%" draw:angle="0deg" draw:border="100%"/>
    <draw:gradient draw:name="ChartGradient_20_53" draw:display-name="ChartGradient 53" draw:style="linear" draw:start-color="#cccccc" draw:end-color="#f1a208" draw:start-intensity="100%" draw:end-intensity="80%" draw:angle="0deg" draw:border="100%"/>
    <draw:gradient draw:name="ChartGradient_20_54" draw:display-name="ChartGradient 54" draw:style="linear" draw:start-color="#cccccc" draw:end-color="#f1a208" draw:start-intensity="100%" draw:end-intensity="100%" draw:angle="30deg" draw:border="0%"/>
    <draw:gradient draw:name="ChartGradient_20_55" draw:display-name="ChartGradient 55" draw:style="linear" draw:start-color="#cccccc" draw:end-color="#f1a208" draw:start-intensity="100%" draw:end-intensity="100%" draw:angle="0deg" draw:border="100%"/>
    <draw:gradient draw:name="ChartGradient_20_56" draw:display-name="ChartGradient 56" draw:style="linear" draw:start-color="#cccccc" draw:end-color="#f1a208" draw:start-intensity="100%" draw:end-intensity="90%" draw:angle="0deg" draw:border="100%"/>
    <draw:gradient draw:name="ChartGradient_20_57" draw:display-name="ChartGradient 57" draw:style="linear" draw:start-color="#f1a208" draw:end-color="#f1a208" draw:start-intensity="100%" draw:end-intensity="80%" draw:angle="0deg" draw:border="100%"/>
    <draw:gradient draw:name="ChartGradient_20_58" draw:display-name="ChartGradient 58" draw:style="linear" draw:start-color="#cccccc" draw:end-color="#005377" draw:start-intensity="100%" draw:end-intensity="80%" draw:angle="0deg" draw:border="100%"/>
    <draw:gradient draw:name="ChartGradient_20_59" draw:display-name="ChartGradient 59" draw:style="linear" draw:start-color="#cccccc" draw:end-color="#005377" draw:start-intensity="100%" draw:end-intensity="90%" draw:angle="0deg" draw:border="100%"/>
    <draw:gradient draw:name="ChartGradient_20_6" draw:display-name="ChartGradient 6" draw:style="radial" draw:cx="50%" draw:cy="50%" draw:start-color="#ffffff" draw:end-color="#2a6099" draw:start-intensity="50%" draw:end-intensity="100%" draw:border="0%"/>
    <draw:gradient draw:name="ChartGradient_20_60" draw:display-name="ChartGradient 60" draw:style="linear" draw:start-color="#cccccc" draw:end-color="#63d2ff" draw:start-intensity="100%" draw:end-intensity="100%" draw:angle="0deg" draw:border="100%"/>
    <draw:gradient draw:name="ChartGradient_20_61" draw:display-name="ChartGradient 61" draw:style="linear" draw:start-color="#cccccc" draw:end-color="#005377" draw:start-intensity="100%" draw:end-intensity="50%" draw:angle="0deg" draw:border="100%"/>
    <draw:gradient draw:name="ChartGradient_20_62" draw:display-name="ChartGradient 62" draw:style="linear" draw:start-color="#cccccc" draw:end-color="#2a6099" draw:start-intensity="100%" draw:end-intensity="100%" draw:angle="0deg" draw:border="100%"/>
    <draw:gradient draw:name="ChartGradient_20_63" draw:display-name="ChartGradient 63" draw:style="linear" draw:start-color="#cccccc" draw:end-color="#005377" draw:start-intensity="100%" draw:end-intensity="100%" draw:angle="0deg" draw:border="100%"/>
    <draw:gradient draw:name="ChartGradient_20_64" draw:display-name="ChartGradient 64" draw:style="linear" draw:start-color="#cccccc" draw:end-color="#005377" draw:start-intensity="100%" draw:end-intensity="75%" draw:angle="0deg" draw:border="100%"/>
    <draw:gradient draw:name="ChartGradient_20_65" draw:display-name="ChartGradient 65" draw:style="linear" draw:start-color="#cccccc" draw:end-color="#00b0f0" draw:start-intensity="100%" draw:end-intensity="75%" draw:angle="0deg" draw:border="100%"/>
    <draw:gradient draw:name="ChartGradient_20_66" draw:display-name="ChartGradient 66" draw:style="linear" draw:start-color="#cccccc" draw:end-color="#77caee" draw:start-intensity="100%" draw:end-intensity="100%" draw:angle="0deg" draw:border="100%"/>
    <draw:gradient draw:name="ChartGradient_20_67" draw:display-name="ChartGradient 67" draw:style="linear" draw:start-color="#cccccc" draw:end-color="#009bdd" draw:start-intensity="100%" draw:end-intensity="100%" draw:angle="0deg" draw:border="100%"/>
    <draw:gradient draw:name="ChartGradient_20_68" draw:display-name="ChartGradient 68" draw:style="linear" draw:start-color="#cccccc" draw:end-color="#009bdd" draw:start-intensity="100%" draw:end-intensity="75%" draw:angle="0deg" draw:border="100%"/>
    <draw:gradient draw:name="ChartGradient_20_7" draw:display-name="ChartGradient 7" draw:style="radial" draw:cx="50%" draw:cy="50%" draw:start-color="#000000" draw:end-color="#729fcf" draw:start-intensity="100%" draw:end-intensity="100%" draw:border="0%"/>
    <draw:gradient draw:name="ChartGradient_20_8" draw:display-name="ChartGradient 8" draw:style="radial" draw:cx="50%" draw:cy="50%" draw:start-color="#ffffff" draw:end-color="#77caee" draw:start-intensity="0%" draw:end-intensity="0%" draw:border="0%"/>
    <draw:gradient draw:name="ChartGradient_20_9" draw:display-name="ChartGradient 9" draw:style="radial" draw:cx="50%" draw:cy="50%" draw:start-color="#ffffff" draw:end-color="#77caee" draw:start-intensity="25%" draw:end-intensity="0%" draw:border="0%"/>
    <draw:fill-image draw:name="ChartBitmap_20_1" draw:display-name="ChartBitmap 1" xlink:href="Pictures/10000000000000080000000819DF70927B27DE29.png" xlink:type="simple" xlink:show="embed" xlink:actuate="onLoad"/>
    <draw:fill-image draw:name="ChartBitmap_20_2" draw:display-name="ChartBitmap 2" xlink:href="Pictures/100000000000000800000008072A4A5FF1F5D712.png" xlink:type="simple" xlink:show="embed" xlink:actuate="onLoad"/>
  </office:styles>
</office:document-styles>
</file>

<file path=Object 1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three-dimensional="true" chart:include-hidden-cells="false" chart:auto-position="true" chart:auto-size="true" chart:right-angled-axes="true" chart:data-label-number="value" chart:data-label-text="true" chart:data-label-symbol="false" chart:data-label-series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value" chart:data-label-text="true" chart:data-label-symbol="false" chart:data-label-series="false" chart:label-position="center">
        <chart:label-separator>
          <text:p><text:line-break/></text:p>
        </chart:label-separator>
      </style:chart-properties>
      <style:graphic-properties draw:stroke="none" draw:fill="gradient" draw:fill-color="#004586" draw:fill-gradient-name="ChartGradient_20_42" draw:gradient-step-count="0" fo:wrap-option="wrap"/>
      <style:text-properties fo:color="#ffffff" fo:font-family="'Noto Serif'" style:font-style-name="Regular" style:font-family-generic="roman" fo:font-size="12pt" fo:font-weight="bold" style:font-size-asian="10pt" style:font-size-complex="10pt"/>
    </style:style>
    <style:style style:name="ch7" style:family="chart">
      <style:chart-properties chart:solid-type="cuboid"/>
      <style:graphic-properties draw:fill-color="#004586" draw:fill-gradient-name="ChartGradient_20_51" draw:gradient-step-count="64"/>
    </style:style>
    <style:style style:name="ch8" style:family="chart">
      <style:chart-properties chart:solid-type="cuboid"/>
      <style:graphic-properties draw:fill-color="#c8c3c2" draw:fill-gradient-name="ChartGradient_20_50" draw:gradient-step-count="64"/>
    </style:style>
    <style:style style:name="ch9" style:family="chart">
      <style:chart-properties chart:solid-type="cuboid"/>
      <style:graphic-properties draw:fill-color="#dde8cb" draw:fill-gradient-name="ChartGradient_20_57" draw:gradient-step-count="64"/>
    </style:style>
    <style:style style:name="ch10" style:family="chart">
      <style:chart-properties chart:solid-type="cuboid"/>
      <style:graphic-properties draw:fill-color="#579d1c" draw:fill-gradient-name="ChartGradient_20_56" draw:gradient-step-count="64"/>
    </style:style>
    <style:style style:name="ch11" style:family="chart">
      <style:chart-properties chart:solid-type="cuboid"/>
      <style:graphic-properties draw:fill-color="#7e0021" draw:fill-gradient-name="ChartGradient_20_55"/>
    </style:style>
    <style:style style:name="ch12" style:family="chart">
      <style:chart-properties chart:solid-type="cuboid"/>
      <style:graphic-properties draw:fill-color="#83caff" draw:fill-gradient-name="ChartGradient_20_63" draw:gradient-step-count="64"/>
    </style:style>
    <style:style style:name="ch13" style:family="chart">
      <style:chart-properties chart:solid-type="cuboid"/>
      <style:graphic-properties draw:fill-color="#314004" draw:fill-gradient-name="ChartGradient_20_68" draw:gradient-step-count="64"/>
    </style:style>
    <style:style style:name="ch14" style:family="chart">
      <style:chart-properties chart:solid-type="cuboid"/>
      <style:graphic-properties draw:fill-color="#aecf00" draw:fill-gradient-name="ChartGradient_20_67" draw:gradient-step-count="6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1.178cm" svg:height="17.537cm" xlink:href=".." xlink:type="simple" chart:class="chart:ring" chart:style-name="ch1">
        <chart:plot-area chart:style-name="ch2" table:cell-range-address="Sheet1.A4:Sheet1.B11" chart:data-source-has-labels="column" svg:x="0.623cm" svg:y="0.35cm" svg:width="29.932cm" svg:height="16.837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chart:coordinate-region svg:x="1.562cm" svg:y="0.35cm" svg:width="28.053cm" svg:height="16.837cm"/>
          <dr3d:light dr3d:diffuse-color="#808080" dr3d:direction="(0 0 1)" dr3d:enabled="false" dr3d:specular="true"/>
          <dr3d:light dr3d:diffuse-color="#333333" dr3d:direction="(0 0.8 0.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:categories table:cell-range-address="Sheet1.A4:Sheet1.A11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Sheet1.B4:Sheet1.B1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ssimilate</text:p>
                <draw:g>
                  <svg:desc>Sheet1.A4:Sheet1.A11</svg:desc>
                </draw:g>
              </table:table-cell>
              <table:table-cell office:value-type="float" office:value="0.05">
                <text:p>0.05</text:p>
                <draw:g>
                  <svg:desc>Sheet1.B4:Sheet1.B11</svg:desc>
                </draw:g>
              </table:table-cell>
            </table:table-row>
            <table:table-row>
              <table:table-cell office:value-type="string">
                <text:p>Design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Extract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Load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Stabilize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Transform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Validate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Present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ChartGradient_20_1" draw:display-name="ChartGradient 1" draw:style="radial" draw:cx="50%" draw:cy="50%" draw:start-color="#ffffff" draw:end-color="#77caee" draw:start-intensity="100%" draw:end-intensity="100%" draw:border="0%"/>
    <draw:gradient draw:name="ChartGradient_20_10" draw:display-name="ChartGradient 10" draw:style="radial" draw:cx="50%" draw:cy="50%" draw:start-color="#ffffff" draw:end-color="#77caee" draw:start-intensity="50%" draw:end-intensity="0%" draw:border="0%"/>
    <draw:gradient draw:name="ChartGradient_20_11" draw:display-name="ChartGradient 11" draw:style="radial" draw:cx="50%" draw:cy="50%" draw:start-color="#ffffff" draw:end-color="#77caee" draw:start-intensity="75%" draw:end-intensity="0%" draw:border="0%"/>
    <draw:gradient draw:name="ChartGradient_20_12" draw:display-name="ChartGradient 12" draw:style="radial" draw:cx="50%" draw:cy="50%" draw:start-color="#ffffff" draw:end-color="#77caee" draw:start-intensity="100%" draw:end-intensity="25%" draw:border="0%"/>
    <draw:gradient draw:name="ChartGradient_20_13" draw:display-name="ChartGradient 13" draw:style="radial" draw:cx="50%" draw:cy="50%" draw:start-color="#ffffff" draw:end-color="#77caee" draw:start-intensity="100%" draw:end-intensity="50%" draw:border="0%"/>
    <draw:gradient draw:name="ChartGradient_20_14" draw:display-name="ChartGradient 14" draw:style="radial" draw:cx="50%" draw:cy="50%" draw:start-color="#ffffff" draw:end-color="#77caee" draw:start-intensity="100%" draw:end-intensity="75%" draw:border="0%"/>
    <draw:gradient draw:name="ChartGradient_20_15" draw:display-name="ChartGradient 15" draw:style="radial" draw:cx="50%" draw:cy="50%" draw:start-color="#ffffff" draw:end-color="#77caee" draw:start-intensity="100%" draw:end-intensity="100%" draw:border="0%"/>
    <draw:gradient draw:name="ChartGradient_20_16" draw:display-name="ChartGradient 16" draw:style="radial" draw:cx="50%" draw:cy="50%" draw:start-color="#ffffff" draw:end-color="#77caee" draw:start-intensity="100%" draw:end-intensity="0%" draw:border="0%"/>
    <draw:gradient draw:name="ChartGradient_20_17" draw:display-name="ChartGradient 17" draw:style="radial" draw:cx="50%" draw:cy="50%" draw:start-color="#ffffff" draw:end-color="#77caee" draw:start-intensity="50%" draw:end-intensity="0%" draw:border="0%"/>
    <draw:gradient draw:name="ChartGradient_20_18" draw:display-name="ChartGradient 18" draw:style="radial" draw:cx="50%" draw:cy="50%" draw:start-color="#ffffff" draw:end-color="#2a6099" draw:start-intensity="100%" draw:end-intensity="0%" draw:border="0%"/>
    <draw:gradient draw:name="ChartGradient_20_19" draw:display-name="ChartGradient 19" draw:style="radial" draw:cx="50%" draw:cy="50%" draw:start-color="#ffffff" draw:end-color="#2a6099" draw:start-intensity="100%" draw:end-intensity="35%" draw:border="0%"/>
    <draw:gradient draw:name="ChartGradient_20_2" draw:display-name="ChartGradient 2" draw:style="radial" draw:cx="50%" draw:cy="50%" draw:start-color="#ffffff" draw:end-color="#2a6099" draw:start-intensity="0%" draw:end-intensity="100%" draw:border="0%"/>
    <draw:gradient draw:name="ChartGradient_20_20" draw:display-name="ChartGradient 20" draw:style="radial" draw:cx="50%" draw:cy="50%" draw:start-color="#ffffff" draw:end-color="#2a6099" draw:start-intensity="100%" draw:end-intensity="70%" draw:border="0%"/>
    <draw:gradient draw:name="ChartGradient_20_21" draw:display-name="ChartGradient 21" draw:style="radial" draw:cx="50%" draw:cy="50%" draw:start-color="#000000" draw:end-color="#c8c3c2" draw:start-intensity="100%" draw:end-intensity="0%" draw:border="0%"/>
    <draw:gradient draw:name="ChartGradient_20_22" draw:display-name="ChartGradient 22" draw:style="radial" draw:cx="50%" draw:cy="50%" draw:start-color="#000000" draw:end-color="#dedada" draw:start-intensity="100%" draw:end-intensity="50%" draw:border="0%"/>
    <draw:gradient draw:name="ChartGradient_20_23" draw:display-name="ChartGradient 23" draw:style="radial" draw:cx="50%" draw:cy="50%" draw:start-color="#2a6099" draw:end-color="#dedada" draw:start-intensity="100%" draw:end-intensity="0%" draw:border="0%"/>
    <draw:gradient draw:name="ChartGradient_20_24" draw:display-name="ChartGradient 24" draw:style="radial" draw:cx="50%" draw:cy="50%" draw:start-color="#000000" draw:end-color="#ffffff" draw:start-intensity="100%" draw:end-intensity="0%" draw:border="0%"/>
    <draw:gradient draw:name="ChartGradient_20_25" draw:display-name="ChartGradient 25" draw:style="radial" draw:cx="50%" draw:cy="50%" draw:start-color="#000000" draw:end-color="#ffffff" draw:start-intensity="100%" draw:end-intensity="50%" draw:border="0%"/>
    <draw:gradient draw:name="ChartGradient_20_26" draw:display-name="ChartGradient 26" draw:style="radial" draw:cx="50%" draw:cy="50%" draw:start-color="#2a6099" draw:end-color="#ffffff" draw:start-intensity="100%" draw:end-intensity="0%" draw:border="0%"/>
    <draw:gradient draw:name="ChartGradient_20_27" draw:display-name="ChartGradient 27" draw:style="radial" draw:cx="50%" draw:cy="50%" draw:start-color="#2a6099" draw:end-color="#ffffff" draw:start-intensity="100%" draw:end-intensity="50%" draw:border="0%"/>
    <draw:gradient draw:name="ChartGradient_20_28" draw:display-name="ChartGradient 28" draw:style="linear" draw:start-color="#2a6099" draw:end-color="#ffffff" draw:start-intensity="100%" draw:end-intensity="100%" draw:angle="1deg" draw:border="0%"/>
    <draw:gradient draw:name="ChartGradient_20_29" draw:display-name="ChartGradient 29" draw:style="radial" draw:cx="50%" draw:cy="50%" draw:start-color="#2a6099" draw:end-color="#ffffff" draw:start-intensity="100%" draw:end-intensity="100%" draw:border="0%"/>
    <draw:gradient draw:name="ChartGradient_20_3" draw:display-name="ChartGradient 3" draw:style="radial" draw:cx="50%" draw:cy="50%" draw:start-color="#ffffff" draw:end-color="#2a6099" draw:start-intensity="35%" draw:end-intensity="100%" draw:border="0%"/>
    <draw:gradient draw:name="ChartGradient_20_30" draw:display-name="ChartGradient 30" draw:style="linear" draw:start-color="#2a6099" draw:end-color="#ffffff" draw:start-intensity="100%" draw:end-intensity="50%" draw:angle="1deg" draw:border="0%"/>
    <draw:gradient draw:name="ChartGradient_20_31" draw:display-name="ChartGradient 31" draw:style="linear" draw:start-color="#2a6099" draw:end-color="#ffffff" draw:start-intensity="100%" draw:end-intensity="0%" draw:angle="1deg" draw:border="0%"/>
    <draw:gradient draw:name="ChartGradient_20_32" draw:display-name="ChartGradient 32" draw:style="linear" draw:start-color="#77caee" draw:end-color="#ffffff" draw:start-intensity="100%" draw:end-intensity="0%" draw:angle="1deg" draw:border="0%"/>
    <draw:gradient draw:name="ChartGradient_20_33" draw:display-name="ChartGradient 33" draw:style="linear" draw:start-color="#d9dcd6" draw:end-color="#dee6ef" draw:start-intensity="100%" draw:end-intensity="100%" draw:angle="1deg" draw:border="0%"/>
    <draw:gradient draw:name="ChartGradient_20_34" draw:display-name="ChartGradient 34" draw:style="linear" draw:start-color="#dedada" draw:end-color="#ffffff" draw:start-intensity="100%" draw:end-intensity="50%" draw:angle="1deg" draw:border="0%"/>
    <draw:gradient draw:name="ChartGradient_20_35" draw:display-name="ChartGradient 35" draw:style="radial" draw:cx="50%" draw:cy="50%" draw:start-color="#dedada" draw:end-color="#ffffff" draw:start-intensity="100%" draw:end-intensity="100%" draw:border="0%"/>
    <draw:gradient draw:name="ChartGradient_20_36" draw:display-name="ChartGradient 36" draw:style="radial" draw:cx="50%" draw:cy="50%" draw:start-color="#ffffff" draw:end-color="#dedada" draw:start-intensity="0%" draw:end-intensity="100%" draw:border="0%"/>
    <draw:gradient draw:name="ChartGradient_20_37" draw:display-name="ChartGradient 37" draw:style="radial" draw:cx="50%" draw:cy="50%" draw:start-color="#ffffff" draw:end-color="#dedada" draw:start-intensity="50%" draw:end-intensity="100%" draw:border="0%"/>
    <draw:gradient draw:name="ChartGradient_20_38" draw:display-name="ChartGradient 38" draw:style="radial" draw:cx="50%" draw:cy="50%" draw:start-color="#ffffff" draw:end-color="#dedada" draw:start-intensity="100%" draw:end-intensity="100%" draw:border="0%"/>
    <draw:gradient draw:name="ChartGradient_20_39" draw:display-name="ChartGradient 39" draw:style="linear" draw:start-color="#dedada" draw:end-color="#ffffff" draw:start-intensity="100%" draw:end-intensity="50%" draw:angle="0deg" draw:border="0%"/>
    <draw:gradient draw:name="ChartGradient_20_4" draw:display-name="ChartGradient 4" draw:style="radial" draw:cx="50%" draw:cy="50%" draw:start-color="#ffffff" draw:end-color="#2a6099" draw:start-intensity="70%" draw:end-intensity="100%" draw:border="0%"/>
    <draw:gradient draw:name="ChartGradient_20_40" draw:display-name="ChartGradient 40" draw:style="linear" draw:start-color="#dedada" draw:end-color="#ffffff" draw:start-intensity="100%" draw:end-intensity="75%" draw:angle="0deg" draw:border="0%"/>
    <draw:gradient draw:name="ChartGradient_20_41" draw:display-name="ChartGradient 41" draw:style="linear" draw:start-color="#f1a208" draw:end-color="#ffffff" draw:start-intensity="100%" draw:end-intensity="50%" draw:angle="0deg" draw:border="0%"/>
    <draw:gradient draw:name="ChartGradient_20_42" draw:display-name="ChartGradient 42" draw:style="linear" draw:start-color="#f1a208" draw:end-color="#ffffff" draw:start-intensity="100%" draw:end-intensity="75%" draw:angle="0deg" draw:border="0%"/>
    <draw:gradient draw:name="ChartGradient_20_43" draw:display-name="ChartGradient 43" draw:style="linear" draw:start-color="#f1a208" draw:end-color="#ffffff" draw:start-intensity="100%" draw:end-intensity="75%" draw:angle="1deg" draw:border="0%"/>
    <draw:gradient draw:name="ChartGradient_20_44" draw:display-name="ChartGradient 44" draw:style="linear" draw:start-color="#f1a208" draw:end-color="#ffffff" draw:start-intensity="100%" draw:end-intensity="100%" draw:angle="0deg" draw:border="0%"/>
    <draw:gradient draw:name="ChartGradient_20_45" draw:display-name="ChartGradient 45" draw:style="linear" draw:start-color="#005377" draw:end-color="#ffffff" draw:start-intensity="100%" draw:end-intensity="50%" draw:angle="0deg" draw:border="0%"/>
    <draw:gradient draw:name="ChartGradient_20_46" draw:display-name="ChartGradient 46" draw:style="linear" draw:start-color="#005377" draw:end-color="#ffffff" draw:start-intensity="100%" draw:end-intensity="100%" draw:angle="90deg" draw:border="75%"/>
    <draw:gradient draw:name="ChartGradient_20_47" draw:display-name="ChartGradient 47" draw:style="linear" draw:start-color="#cccccc" draw:end-color="#666666" draw:start-intensity="100%" draw:end-intensity="20%" draw:angle="0deg" draw:border="100%"/>
    <draw:gradient draw:name="ChartGradient_20_48" draw:display-name="ChartGradient 48" draw:style="linear" draw:start-color="#dedada" draw:end-color="#666666" draw:start-intensity="75%" draw:end-intensity="100%" draw:angle="0deg" draw:border="100%"/>
    <draw:gradient draw:name="ChartGradient_20_49" draw:display-name="ChartGradient 49" draw:style="linear" draw:start-color="#dedada" draw:end-color="#666666" draw:start-intensity="100%" draw:end-intensity="100%" draw:angle="0deg" draw:border="100%"/>
    <draw:gradient draw:name="ChartGradient_20_5" draw:display-name="ChartGradient 5" draw:style="radial" draw:cx="50%" draw:cy="50%" draw:start-color="#ffffff" draw:end-color="#2a6099" draw:start-intensity="100%" draw:end-intensity="100%" draw:border="0%"/>
    <draw:gradient draw:name="ChartGradient_20_50" draw:display-name="ChartGradient 50" draw:style="linear" draw:start-color="#dedada" draw:end-color="#dedada" draw:start-intensity="100%" draw:end-intensity="100%" draw:angle="0deg" draw:border="100%"/>
    <draw:gradient draw:name="ChartGradient_20_51" draw:display-name="ChartGradient 51" draw:style="linear" draw:start-color="#dedada" draw:end-color="#dedada" draw:start-intensity="75%" draw:end-intensity="75%" draw:angle="0deg" draw:border="100%"/>
    <draw:gradient draw:name="ChartGradient_20_52" draw:display-name="ChartGradient 52" draw:style="linear" draw:start-color="#f1a208" draw:end-color="#f1a208" draw:start-intensity="100%" draw:end-intensity="50%" draw:angle="0deg" draw:border="100%"/>
    <draw:gradient draw:name="ChartGradient_20_53" draw:display-name="ChartGradient 53" draw:style="linear" draw:start-color="#cccccc" draw:end-color="#f1a208" draw:start-intensity="100%" draw:end-intensity="80%" draw:angle="0deg" draw:border="100%"/>
    <draw:gradient draw:name="ChartGradient_20_54" draw:display-name="ChartGradient 54" draw:style="linear" draw:start-color="#cccccc" draw:end-color="#f1a208" draw:start-intensity="100%" draw:end-intensity="100%" draw:angle="30deg" draw:border="0%"/>
    <draw:gradient draw:name="ChartGradient_20_55" draw:display-name="ChartGradient 55" draw:style="linear" draw:start-color="#cccccc" draw:end-color="#f1a208" draw:start-intensity="100%" draw:end-intensity="100%" draw:angle="0deg" draw:border="100%"/>
    <draw:gradient draw:name="ChartGradient_20_56" draw:display-name="ChartGradient 56" draw:style="linear" draw:start-color="#cccccc" draw:end-color="#f1a208" draw:start-intensity="100%" draw:end-intensity="90%" draw:angle="0deg" draw:border="100%"/>
    <draw:gradient draw:name="ChartGradient_20_57" draw:display-name="ChartGradient 57" draw:style="linear" draw:start-color="#f1a208" draw:end-color="#f1a208" draw:start-intensity="100%" draw:end-intensity="80%" draw:angle="0deg" draw:border="100%"/>
    <draw:gradient draw:name="ChartGradient_20_58" draw:display-name="ChartGradient 58" draw:style="linear" draw:start-color="#cccccc" draw:end-color="#005377" draw:start-intensity="100%" draw:end-intensity="80%" draw:angle="0deg" draw:border="100%"/>
    <draw:gradient draw:name="ChartGradient_20_59" draw:display-name="ChartGradient 59" draw:style="linear" draw:start-color="#cccccc" draw:end-color="#005377" draw:start-intensity="100%" draw:end-intensity="90%" draw:angle="0deg" draw:border="100%"/>
    <draw:gradient draw:name="ChartGradient_20_6" draw:display-name="ChartGradient 6" draw:style="radial" draw:cx="50%" draw:cy="50%" draw:start-color="#ffffff" draw:end-color="#2a6099" draw:start-intensity="50%" draw:end-intensity="100%" draw:border="0%"/>
    <draw:gradient draw:name="ChartGradient_20_60" draw:display-name="ChartGradient 60" draw:style="linear" draw:start-color="#cccccc" draw:end-color="#63d2ff" draw:start-intensity="100%" draw:end-intensity="100%" draw:angle="0deg" draw:border="100%"/>
    <draw:gradient draw:name="ChartGradient_20_61" draw:display-name="ChartGradient 61" draw:style="linear" draw:start-color="#cccccc" draw:end-color="#005377" draw:start-intensity="100%" draw:end-intensity="50%" draw:angle="0deg" draw:border="100%"/>
    <draw:gradient draw:name="ChartGradient_20_62" draw:display-name="ChartGradient 62" draw:style="linear" draw:start-color="#cccccc" draw:end-color="#2a6099" draw:start-intensity="100%" draw:end-intensity="100%" draw:angle="0deg" draw:border="100%"/>
    <draw:gradient draw:name="ChartGradient_20_63" draw:display-name="ChartGradient 63" draw:style="linear" draw:start-color="#cccccc" draw:end-color="#005377" draw:start-intensity="100%" draw:end-intensity="100%" draw:angle="0deg" draw:border="100%"/>
    <draw:gradient draw:name="ChartGradient_20_64" draw:display-name="ChartGradient 64" draw:style="linear" draw:start-color="#cccccc" draw:end-color="#005377" draw:start-intensity="100%" draw:end-intensity="75%" draw:angle="0deg" draw:border="100%"/>
    <draw:gradient draw:name="ChartGradient_20_65" draw:display-name="ChartGradient 65" draw:style="linear" draw:start-color="#cccccc" draw:end-color="#00b0f0" draw:start-intensity="100%" draw:end-intensity="75%" draw:angle="0deg" draw:border="100%"/>
    <draw:gradient draw:name="ChartGradient_20_66" draw:display-name="ChartGradient 66" draw:style="linear" draw:start-color="#cccccc" draw:end-color="#77caee" draw:start-intensity="100%" draw:end-intensity="100%" draw:angle="0deg" draw:border="100%"/>
    <draw:gradient draw:name="ChartGradient_20_67" draw:display-name="ChartGradient 67" draw:style="linear" draw:start-color="#cccccc" draw:end-color="#009bdd" draw:start-intensity="100%" draw:end-intensity="100%" draw:angle="0deg" draw:border="100%"/>
    <draw:gradient draw:name="ChartGradient_20_68" draw:display-name="ChartGradient 68" draw:style="linear" draw:start-color="#cccccc" draw:end-color="#009bdd" draw:start-intensity="100%" draw:end-intensity="75%" draw:angle="0deg" draw:border="100%"/>
    <draw:gradient draw:name="ChartGradient_20_7" draw:display-name="ChartGradient 7" draw:style="radial" draw:cx="50%" draw:cy="50%" draw:start-color="#000000" draw:end-color="#729fcf" draw:start-intensity="100%" draw:end-intensity="100%" draw:border="0%"/>
    <draw:gradient draw:name="ChartGradient_20_8" draw:display-name="ChartGradient 8" draw:style="radial" draw:cx="50%" draw:cy="50%" draw:start-color="#ffffff" draw:end-color="#77caee" draw:start-intensity="0%" draw:end-intensity="0%" draw:border="0%"/>
    <draw:gradient draw:name="ChartGradient_20_9" draw:display-name="ChartGradient 9" draw:style="radial" draw:cx="50%" draw:cy="50%" draw:start-color="#ffffff" draw:end-color="#77caee" draw:start-intensity="25%" draw:end-intensity="0%" draw:border="0%"/>
    <draw:fill-image draw:name="ChartBitmap_20_1" draw:display-name="ChartBitmap 1" xlink:href="Pictures/10000000000000080000000819DF70927B27DE29.png" xlink:type="simple" xlink:show="embed" xlink:actuate="onLoad"/>
    <draw:fill-image draw:name="ChartBitmap_20_2" draw:display-name="ChartBitmap 2" xlink:href="Pictures/100000000000000800000008072A4A5FF1F5D712.png" xlink:type="simple" xlink:show="embed" xlink:actuate="onLoad"/>
  </office:styles>
</office:document-styles>
</file>

<file path=Object 1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three-dimensional="true" chart:include-hidden-cells="false" chart:auto-position="true" chart:auto-size="true" chart:right-angled-axes="true" chart:data-label-number="value" chart:data-label-text="true" chart:data-label-symbol="false" chart:data-label-series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value" chart:data-label-text="true" chart:data-label-symbol="false" chart:data-label-series="false" chart:label-position="center">
        <chart:label-separator>
          <text:p><text:line-break/></text:p>
        </chart:label-separator>
      </style:chart-properties>
      <style:graphic-properties draw:stroke="none" draw:fill="gradient" draw:fill-color="#004586" draw:fill-gradient-name="ChartGradient_20_42" draw:gradient-step-count="0" fo:wrap-option="wrap"/>
      <style:text-properties fo:color="#ffffff" fo:font-family="'Noto Serif'" style:font-style-name="Regular" style:font-family-generic="roman" fo:font-size="12pt" fo:font-weight="bold" style:font-size-asian="10pt" style:font-size-complex="10pt"/>
    </style:style>
    <style:style style:name="ch7" style:family="chart">
      <style:chart-properties chart:solid-type="cuboid"/>
      <style:graphic-properties draw:fill-color="#004586" draw:fill-gradient-name="ChartGradient_20_51" draw:gradient-step-count="64"/>
    </style:style>
    <style:style style:name="ch8" style:family="chart">
      <style:chart-properties chart:solid-type="cuboid"/>
      <style:graphic-properties draw:fill-color="#c8c3c2" draw:fill-gradient-name="ChartGradient_20_50" draw:gradient-step-count="64"/>
    </style:style>
    <style:style style:name="ch9" style:family="chart">
      <style:chart-properties chart:solid-type="cuboid"/>
      <style:graphic-properties draw:fill-color="#dde8cb" draw:fill-gradient-name="ChartGradient_20_57" draw:gradient-step-count="64"/>
    </style:style>
    <style:style style:name="ch10" style:family="chart">
      <style:chart-properties chart:solid-type="cuboid"/>
      <style:graphic-properties draw:fill-color="#579d1c" draw:fill-gradient-name="ChartGradient_20_56" draw:gradient-step-count="64"/>
    </style:style>
    <style:style style:name="ch11" style:family="chart">
      <style:chart-properties chart:solid-type="cuboid"/>
      <style:graphic-properties draw:fill-color="#7e0021" draw:fill-gradient-name="ChartGradient_20_55"/>
    </style:style>
    <style:style style:name="ch12" style:family="chart">
      <style:chart-properties chart:solid-type="cuboid"/>
      <style:graphic-properties draw:fill-color="#83caff" draw:fill-gradient-name="ChartGradient_20_63" draw:gradient-step-count="64"/>
    </style:style>
    <style:style style:name="ch13" style:family="chart">
      <style:chart-properties chart:solid-type="cuboid"/>
      <style:graphic-properties draw:fill-color="#314004" draw:fill-gradient-name="ChartGradient_20_68" draw:gradient-step-count="64"/>
    </style:style>
    <style:style style:name="ch14" style:family="chart">
      <style:chart-properties chart:solid-type="cuboid"/>
      <style:graphic-properties draw:fill-color="#aecf00" draw:fill-gradient-name="ChartGradient_20_67" draw:gradient-step-count="6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1.178cm" svg:height="17.537cm" xlink:href=".." xlink:type="simple" chart:class="chart:ring" chart:style-name="ch1">
        <chart:plot-area chart:style-name="ch2" table:cell-range-address="Sheet1.A4:Sheet1.B11" chart:data-source-has-labels="column" svg:x="0.623cm" svg:y="0.35cm" svg:width="29.932cm" svg:height="16.837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chart:coordinate-region svg:x="1.562cm" svg:y="0.35cm" svg:width="28.053cm" svg:height="16.837cm"/>
          <dr3d:light dr3d:diffuse-color="#808080" dr3d:direction="(0 0 1)" dr3d:enabled="false" dr3d:specular="true"/>
          <dr3d:light dr3d:diffuse-color="#333333" dr3d:direction="(0 0.8 0.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:categories table:cell-range-address="Sheet1.A4:Sheet1.A11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Sheet1.B4:Sheet1.B1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ssimilate</text:p>
                <draw:g>
                  <svg:desc>Sheet1.A4:Sheet1.A11</svg:desc>
                </draw:g>
              </table:table-cell>
              <table:table-cell office:value-type="float" office:value="0.05">
                <text:p>0.05</text:p>
                <draw:g>
                  <svg:desc>Sheet1.B4:Sheet1.B11</svg:desc>
                </draw:g>
              </table:table-cell>
            </table:table-row>
            <table:table-row>
              <table:table-cell office:value-type="string">
                <text:p>Design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Extract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Load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Stabilize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Transform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Validate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Present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ChartGradient_20_1" draw:display-name="ChartGradient 1" draw:style="radial" draw:cx="50%" draw:cy="50%" draw:start-color="#ffffff" draw:end-color="#77caee" draw:start-intensity="100%" draw:end-intensity="100%" draw:border="0%"/>
    <draw:gradient draw:name="ChartGradient_20_10" draw:display-name="ChartGradient 10" draw:style="radial" draw:cx="50%" draw:cy="50%" draw:start-color="#ffffff" draw:end-color="#77caee" draw:start-intensity="50%" draw:end-intensity="0%" draw:border="0%"/>
    <draw:gradient draw:name="ChartGradient_20_11" draw:display-name="ChartGradient 11" draw:style="radial" draw:cx="50%" draw:cy="50%" draw:start-color="#ffffff" draw:end-color="#77caee" draw:start-intensity="75%" draw:end-intensity="0%" draw:border="0%"/>
    <draw:gradient draw:name="ChartGradient_20_12" draw:display-name="ChartGradient 12" draw:style="radial" draw:cx="50%" draw:cy="50%" draw:start-color="#ffffff" draw:end-color="#77caee" draw:start-intensity="100%" draw:end-intensity="25%" draw:border="0%"/>
    <draw:gradient draw:name="ChartGradient_20_13" draw:display-name="ChartGradient 13" draw:style="radial" draw:cx="50%" draw:cy="50%" draw:start-color="#ffffff" draw:end-color="#77caee" draw:start-intensity="100%" draw:end-intensity="50%" draw:border="0%"/>
    <draw:gradient draw:name="ChartGradient_20_14" draw:display-name="ChartGradient 14" draw:style="radial" draw:cx="50%" draw:cy="50%" draw:start-color="#ffffff" draw:end-color="#77caee" draw:start-intensity="100%" draw:end-intensity="75%" draw:border="0%"/>
    <draw:gradient draw:name="ChartGradient_20_15" draw:display-name="ChartGradient 15" draw:style="radial" draw:cx="50%" draw:cy="50%" draw:start-color="#ffffff" draw:end-color="#77caee" draw:start-intensity="100%" draw:end-intensity="100%" draw:border="0%"/>
    <draw:gradient draw:name="ChartGradient_20_16" draw:display-name="ChartGradient 16" draw:style="radial" draw:cx="50%" draw:cy="50%" draw:start-color="#ffffff" draw:end-color="#77caee" draw:start-intensity="100%" draw:end-intensity="0%" draw:border="0%"/>
    <draw:gradient draw:name="ChartGradient_20_17" draw:display-name="ChartGradient 17" draw:style="radial" draw:cx="50%" draw:cy="50%" draw:start-color="#ffffff" draw:end-color="#77caee" draw:start-intensity="50%" draw:end-intensity="0%" draw:border="0%"/>
    <draw:gradient draw:name="ChartGradient_20_18" draw:display-name="ChartGradient 18" draw:style="radial" draw:cx="50%" draw:cy="50%" draw:start-color="#ffffff" draw:end-color="#2a6099" draw:start-intensity="100%" draw:end-intensity="0%" draw:border="0%"/>
    <draw:gradient draw:name="ChartGradient_20_19" draw:display-name="ChartGradient 19" draw:style="radial" draw:cx="50%" draw:cy="50%" draw:start-color="#ffffff" draw:end-color="#2a6099" draw:start-intensity="100%" draw:end-intensity="35%" draw:border="0%"/>
    <draw:gradient draw:name="ChartGradient_20_2" draw:display-name="ChartGradient 2" draw:style="radial" draw:cx="50%" draw:cy="50%" draw:start-color="#ffffff" draw:end-color="#2a6099" draw:start-intensity="0%" draw:end-intensity="100%" draw:border="0%"/>
    <draw:gradient draw:name="ChartGradient_20_20" draw:display-name="ChartGradient 20" draw:style="radial" draw:cx="50%" draw:cy="50%" draw:start-color="#ffffff" draw:end-color="#2a6099" draw:start-intensity="100%" draw:end-intensity="70%" draw:border="0%"/>
    <draw:gradient draw:name="ChartGradient_20_21" draw:display-name="ChartGradient 21" draw:style="radial" draw:cx="50%" draw:cy="50%" draw:start-color="#000000" draw:end-color="#c8c3c2" draw:start-intensity="100%" draw:end-intensity="0%" draw:border="0%"/>
    <draw:gradient draw:name="ChartGradient_20_22" draw:display-name="ChartGradient 22" draw:style="radial" draw:cx="50%" draw:cy="50%" draw:start-color="#000000" draw:end-color="#dedada" draw:start-intensity="100%" draw:end-intensity="50%" draw:border="0%"/>
    <draw:gradient draw:name="ChartGradient_20_23" draw:display-name="ChartGradient 23" draw:style="radial" draw:cx="50%" draw:cy="50%" draw:start-color="#2a6099" draw:end-color="#dedada" draw:start-intensity="100%" draw:end-intensity="0%" draw:border="0%"/>
    <draw:gradient draw:name="ChartGradient_20_24" draw:display-name="ChartGradient 24" draw:style="radial" draw:cx="50%" draw:cy="50%" draw:start-color="#000000" draw:end-color="#ffffff" draw:start-intensity="100%" draw:end-intensity="0%" draw:border="0%"/>
    <draw:gradient draw:name="ChartGradient_20_25" draw:display-name="ChartGradient 25" draw:style="radial" draw:cx="50%" draw:cy="50%" draw:start-color="#000000" draw:end-color="#ffffff" draw:start-intensity="100%" draw:end-intensity="50%" draw:border="0%"/>
    <draw:gradient draw:name="ChartGradient_20_26" draw:display-name="ChartGradient 26" draw:style="radial" draw:cx="50%" draw:cy="50%" draw:start-color="#2a6099" draw:end-color="#ffffff" draw:start-intensity="100%" draw:end-intensity="0%" draw:border="0%"/>
    <draw:gradient draw:name="ChartGradient_20_27" draw:display-name="ChartGradient 27" draw:style="radial" draw:cx="50%" draw:cy="50%" draw:start-color="#2a6099" draw:end-color="#ffffff" draw:start-intensity="100%" draw:end-intensity="50%" draw:border="0%"/>
    <draw:gradient draw:name="ChartGradient_20_28" draw:display-name="ChartGradient 28" draw:style="linear" draw:start-color="#2a6099" draw:end-color="#ffffff" draw:start-intensity="100%" draw:end-intensity="100%" draw:angle="1deg" draw:border="0%"/>
    <draw:gradient draw:name="ChartGradient_20_29" draw:display-name="ChartGradient 29" draw:style="radial" draw:cx="50%" draw:cy="50%" draw:start-color="#2a6099" draw:end-color="#ffffff" draw:start-intensity="100%" draw:end-intensity="100%" draw:border="0%"/>
    <draw:gradient draw:name="ChartGradient_20_3" draw:display-name="ChartGradient 3" draw:style="radial" draw:cx="50%" draw:cy="50%" draw:start-color="#ffffff" draw:end-color="#2a6099" draw:start-intensity="35%" draw:end-intensity="100%" draw:border="0%"/>
    <draw:gradient draw:name="ChartGradient_20_30" draw:display-name="ChartGradient 30" draw:style="linear" draw:start-color="#2a6099" draw:end-color="#ffffff" draw:start-intensity="100%" draw:end-intensity="50%" draw:angle="1deg" draw:border="0%"/>
    <draw:gradient draw:name="ChartGradient_20_31" draw:display-name="ChartGradient 31" draw:style="linear" draw:start-color="#2a6099" draw:end-color="#ffffff" draw:start-intensity="100%" draw:end-intensity="0%" draw:angle="1deg" draw:border="0%"/>
    <draw:gradient draw:name="ChartGradient_20_32" draw:display-name="ChartGradient 32" draw:style="linear" draw:start-color="#77caee" draw:end-color="#ffffff" draw:start-intensity="100%" draw:end-intensity="0%" draw:angle="1deg" draw:border="0%"/>
    <draw:gradient draw:name="ChartGradient_20_33" draw:display-name="ChartGradient 33" draw:style="linear" draw:start-color="#d9dcd6" draw:end-color="#dee6ef" draw:start-intensity="100%" draw:end-intensity="100%" draw:angle="1deg" draw:border="0%"/>
    <draw:gradient draw:name="ChartGradient_20_34" draw:display-name="ChartGradient 34" draw:style="linear" draw:start-color="#dedada" draw:end-color="#ffffff" draw:start-intensity="100%" draw:end-intensity="50%" draw:angle="1deg" draw:border="0%"/>
    <draw:gradient draw:name="ChartGradient_20_35" draw:display-name="ChartGradient 35" draw:style="radial" draw:cx="50%" draw:cy="50%" draw:start-color="#dedada" draw:end-color="#ffffff" draw:start-intensity="100%" draw:end-intensity="100%" draw:border="0%"/>
    <draw:gradient draw:name="ChartGradient_20_36" draw:display-name="ChartGradient 36" draw:style="radial" draw:cx="50%" draw:cy="50%" draw:start-color="#ffffff" draw:end-color="#dedada" draw:start-intensity="0%" draw:end-intensity="100%" draw:border="0%"/>
    <draw:gradient draw:name="ChartGradient_20_37" draw:display-name="ChartGradient 37" draw:style="radial" draw:cx="50%" draw:cy="50%" draw:start-color="#ffffff" draw:end-color="#dedada" draw:start-intensity="50%" draw:end-intensity="100%" draw:border="0%"/>
    <draw:gradient draw:name="ChartGradient_20_38" draw:display-name="ChartGradient 38" draw:style="radial" draw:cx="50%" draw:cy="50%" draw:start-color="#ffffff" draw:end-color="#dedada" draw:start-intensity="100%" draw:end-intensity="100%" draw:border="0%"/>
    <draw:gradient draw:name="ChartGradient_20_39" draw:display-name="ChartGradient 39" draw:style="linear" draw:start-color="#dedada" draw:end-color="#ffffff" draw:start-intensity="100%" draw:end-intensity="50%" draw:angle="0deg" draw:border="0%"/>
    <draw:gradient draw:name="ChartGradient_20_4" draw:display-name="ChartGradient 4" draw:style="radial" draw:cx="50%" draw:cy="50%" draw:start-color="#ffffff" draw:end-color="#2a6099" draw:start-intensity="70%" draw:end-intensity="100%" draw:border="0%"/>
    <draw:gradient draw:name="ChartGradient_20_40" draw:display-name="ChartGradient 40" draw:style="linear" draw:start-color="#dedada" draw:end-color="#ffffff" draw:start-intensity="100%" draw:end-intensity="75%" draw:angle="0deg" draw:border="0%"/>
    <draw:gradient draw:name="ChartGradient_20_41" draw:display-name="ChartGradient 41" draw:style="linear" draw:start-color="#f1a208" draw:end-color="#ffffff" draw:start-intensity="100%" draw:end-intensity="50%" draw:angle="0deg" draw:border="0%"/>
    <draw:gradient draw:name="ChartGradient_20_42" draw:display-name="ChartGradient 42" draw:style="linear" draw:start-color="#f1a208" draw:end-color="#ffffff" draw:start-intensity="100%" draw:end-intensity="75%" draw:angle="0deg" draw:border="0%"/>
    <draw:gradient draw:name="ChartGradient_20_43" draw:display-name="ChartGradient 43" draw:style="linear" draw:start-color="#f1a208" draw:end-color="#ffffff" draw:start-intensity="100%" draw:end-intensity="75%" draw:angle="1deg" draw:border="0%"/>
    <draw:gradient draw:name="ChartGradient_20_44" draw:display-name="ChartGradient 44" draw:style="linear" draw:start-color="#f1a208" draw:end-color="#ffffff" draw:start-intensity="100%" draw:end-intensity="100%" draw:angle="0deg" draw:border="0%"/>
    <draw:gradient draw:name="ChartGradient_20_45" draw:display-name="ChartGradient 45" draw:style="linear" draw:start-color="#005377" draw:end-color="#ffffff" draw:start-intensity="100%" draw:end-intensity="50%" draw:angle="0deg" draw:border="0%"/>
    <draw:gradient draw:name="ChartGradient_20_46" draw:display-name="ChartGradient 46" draw:style="linear" draw:start-color="#005377" draw:end-color="#ffffff" draw:start-intensity="100%" draw:end-intensity="100%" draw:angle="90deg" draw:border="75%"/>
    <draw:gradient draw:name="ChartGradient_20_47" draw:display-name="ChartGradient 47" draw:style="linear" draw:start-color="#cccccc" draw:end-color="#666666" draw:start-intensity="100%" draw:end-intensity="20%" draw:angle="0deg" draw:border="100%"/>
    <draw:gradient draw:name="ChartGradient_20_48" draw:display-name="ChartGradient 48" draw:style="linear" draw:start-color="#dedada" draw:end-color="#666666" draw:start-intensity="75%" draw:end-intensity="100%" draw:angle="0deg" draw:border="100%"/>
    <draw:gradient draw:name="ChartGradient_20_49" draw:display-name="ChartGradient 49" draw:style="linear" draw:start-color="#dedada" draw:end-color="#666666" draw:start-intensity="100%" draw:end-intensity="100%" draw:angle="0deg" draw:border="100%"/>
    <draw:gradient draw:name="ChartGradient_20_5" draw:display-name="ChartGradient 5" draw:style="radial" draw:cx="50%" draw:cy="50%" draw:start-color="#ffffff" draw:end-color="#2a6099" draw:start-intensity="100%" draw:end-intensity="100%" draw:border="0%"/>
    <draw:gradient draw:name="ChartGradient_20_50" draw:display-name="ChartGradient 50" draw:style="linear" draw:start-color="#dedada" draw:end-color="#dedada" draw:start-intensity="100%" draw:end-intensity="100%" draw:angle="0deg" draw:border="100%"/>
    <draw:gradient draw:name="ChartGradient_20_51" draw:display-name="ChartGradient 51" draw:style="linear" draw:start-color="#dedada" draw:end-color="#dedada" draw:start-intensity="75%" draw:end-intensity="75%" draw:angle="0deg" draw:border="100%"/>
    <draw:gradient draw:name="ChartGradient_20_52" draw:display-name="ChartGradient 52" draw:style="linear" draw:start-color="#f1a208" draw:end-color="#f1a208" draw:start-intensity="100%" draw:end-intensity="50%" draw:angle="0deg" draw:border="100%"/>
    <draw:gradient draw:name="ChartGradient_20_53" draw:display-name="ChartGradient 53" draw:style="linear" draw:start-color="#cccccc" draw:end-color="#f1a208" draw:start-intensity="100%" draw:end-intensity="80%" draw:angle="0deg" draw:border="100%"/>
    <draw:gradient draw:name="ChartGradient_20_54" draw:display-name="ChartGradient 54" draw:style="linear" draw:start-color="#cccccc" draw:end-color="#f1a208" draw:start-intensity="100%" draw:end-intensity="100%" draw:angle="30deg" draw:border="0%"/>
    <draw:gradient draw:name="ChartGradient_20_55" draw:display-name="ChartGradient 55" draw:style="linear" draw:start-color="#cccccc" draw:end-color="#f1a208" draw:start-intensity="100%" draw:end-intensity="100%" draw:angle="0deg" draw:border="100%"/>
    <draw:gradient draw:name="ChartGradient_20_56" draw:display-name="ChartGradient 56" draw:style="linear" draw:start-color="#cccccc" draw:end-color="#f1a208" draw:start-intensity="100%" draw:end-intensity="90%" draw:angle="0deg" draw:border="100%"/>
    <draw:gradient draw:name="ChartGradient_20_57" draw:display-name="ChartGradient 57" draw:style="linear" draw:start-color="#f1a208" draw:end-color="#f1a208" draw:start-intensity="100%" draw:end-intensity="80%" draw:angle="0deg" draw:border="100%"/>
    <draw:gradient draw:name="ChartGradient_20_58" draw:display-name="ChartGradient 58" draw:style="linear" draw:start-color="#cccccc" draw:end-color="#005377" draw:start-intensity="100%" draw:end-intensity="80%" draw:angle="0deg" draw:border="100%"/>
    <draw:gradient draw:name="ChartGradient_20_59" draw:display-name="ChartGradient 59" draw:style="linear" draw:start-color="#cccccc" draw:end-color="#005377" draw:start-intensity="100%" draw:end-intensity="90%" draw:angle="0deg" draw:border="100%"/>
    <draw:gradient draw:name="ChartGradient_20_6" draw:display-name="ChartGradient 6" draw:style="radial" draw:cx="50%" draw:cy="50%" draw:start-color="#ffffff" draw:end-color="#2a6099" draw:start-intensity="50%" draw:end-intensity="100%" draw:border="0%"/>
    <draw:gradient draw:name="ChartGradient_20_60" draw:display-name="ChartGradient 60" draw:style="linear" draw:start-color="#cccccc" draw:end-color="#63d2ff" draw:start-intensity="100%" draw:end-intensity="100%" draw:angle="0deg" draw:border="100%"/>
    <draw:gradient draw:name="ChartGradient_20_61" draw:display-name="ChartGradient 61" draw:style="linear" draw:start-color="#cccccc" draw:end-color="#005377" draw:start-intensity="100%" draw:end-intensity="50%" draw:angle="0deg" draw:border="100%"/>
    <draw:gradient draw:name="ChartGradient_20_62" draw:display-name="ChartGradient 62" draw:style="linear" draw:start-color="#cccccc" draw:end-color="#2a6099" draw:start-intensity="100%" draw:end-intensity="100%" draw:angle="0deg" draw:border="100%"/>
    <draw:gradient draw:name="ChartGradient_20_63" draw:display-name="ChartGradient 63" draw:style="linear" draw:start-color="#cccccc" draw:end-color="#005377" draw:start-intensity="100%" draw:end-intensity="100%" draw:angle="0deg" draw:border="100%"/>
    <draw:gradient draw:name="ChartGradient_20_64" draw:display-name="ChartGradient 64" draw:style="linear" draw:start-color="#cccccc" draw:end-color="#005377" draw:start-intensity="100%" draw:end-intensity="75%" draw:angle="0deg" draw:border="100%"/>
    <draw:gradient draw:name="ChartGradient_20_65" draw:display-name="ChartGradient 65" draw:style="linear" draw:start-color="#cccccc" draw:end-color="#00b0f0" draw:start-intensity="100%" draw:end-intensity="75%" draw:angle="0deg" draw:border="100%"/>
    <draw:gradient draw:name="ChartGradient_20_66" draw:display-name="ChartGradient 66" draw:style="linear" draw:start-color="#cccccc" draw:end-color="#77caee" draw:start-intensity="100%" draw:end-intensity="100%" draw:angle="0deg" draw:border="100%"/>
    <draw:gradient draw:name="ChartGradient_20_67" draw:display-name="ChartGradient 67" draw:style="linear" draw:start-color="#cccccc" draw:end-color="#009bdd" draw:start-intensity="100%" draw:end-intensity="100%" draw:angle="0deg" draw:border="100%"/>
    <draw:gradient draw:name="ChartGradient_20_68" draw:display-name="ChartGradient 68" draw:style="linear" draw:start-color="#cccccc" draw:end-color="#009bdd" draw:start-intensity="100%" draw:end-intensity="75%" draw:angle="0deg" draw:border="100%"/>
    <draw:gradient draw:name="ChartGradient_20_7" draw:display-name="ChartGradient 7" draw:style="radial" draw:cx="50%" draw:cy="50%" draw:start-color="#000000" draw:end-color="#729fcf" draw:start-intensity="100%" draw:end-intensity="100%" draw:border="0%"/>
    <draw:gradient draw:name="ChartGradient_20_8" draw:display-name="ChartGradient 8" draw:style="radial" draw:cx="50%" draw:cy="50%" draw:start-color="#ffffff" draw:end-color="#77caee" draw:start-intensity="0%" draw:end-intensity="0%" draw:border="0%"/>
    <draw:gradient draw:name="ChartGradient_20_9" draw:display-name="ChartGradient 9" draw:style="radial" draw:cx="50%" draw:cy="50%" draw:start-color="#ffffff" draw:end-color="#77caee" draw:start-intensity="25%" draw:end-intensity="0%" draw:border="0%"/>
    <draw:fill-image draw:name="ChartBitmap_20_1" draw:display-name="ChartBitmap 1" xlink:href="Pictures/10000000000000080000000819DF70927B27DE29.png" xlink:type="simple" xlink:show="embed" xlink:actuate="onLoad"/>
    <draw:fill-image draw:name="ChartBitmap_20_2" draw:display-name="ChartBitmap 2" xlink:href="Pictures/100000000000000800000008072A4A5FF1F5D712.png" xlink:type="simple" xlink:show="embed" xlink:actuate="onLoad"/>
  </office:styles>
</office:document-styles>
</file>

<file path=Object 1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three-dimensional="true" chart:include-hidden-cells="false" chart:auto-position="true" chart:auto-size="true" chart:right-angled-axes="true" chart:data-label-number="value" chart:data-label-text="true" chart:data-label-symbol="false" chart:data-label-series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value" chart:data-label-text="true" chart:data-label-symbol="false" chart:data-label-series="false" chart:label-position="center">
        <chart:label-separator>
          <text:p><text:line-break/></text:p>
        </chart:label-separator>
      </style:chart-properties>
      <style:graphic-properties draw:stroke="none" draw:fill="gradient" draw:fill-color="#004586" draw:fill-gradient-name="ChartGradient_20_42" draw:gradient-step-count="0" fo:wrap-option="wrap"/>
      <style:text-properties fo:color="#ffffff" fo:font-family="'Noto Serif'" style:font-style-name="Regular" style:font-family-generic="roman" fo:font-size="12pt" fo:font-weight="bold" style:font-size-asian="10pt" style:font-size-complex="10pt"/>
    </style:style>
    <style:style style:name="ch7" style:family="chart">
      <style:chart-properties chart:solid-type="cuboid"/>
      <style:graphic-properties draw:fill-color="#004586" draw:fill-gradient-name="ChartGradient_20_51" draw:gradient-step-count="64"/>
    </style:style>
    <style:style style:name="ch8" style:family="chart">
      <style:chart-properties chart:solid-type="cuboid"/>
      <style:graphic-properties draw:fill-color="#c8c3c2" draw:fill-gradient-name="ChartGradient_20_50" draw:gradient-step-count="64"/>
    </style:style>
    <style:style style:name="ch9" style:family="chart">
      <style:chart-properties chart:solid-type="cuboid"/>
      <style:graphic-properties draw:fill-color="#dde8cb" draw:fill-gradient-name="ChartGradient_20_57" draw:gradient-step-count="64"/>
    </style:style>
    <style:style style:name="ch10" style:family="chart">
      <style:chart-properties chart:solid-type="cuboid"/>
      <style:graphic-properties draw:fill-color="#579d1c" draw:fill-gradient-name="ChartGradient_20_56" draw:gradient-step-count="64"/>
    </style:style>
    <style:style style:name="ch11" style:family="chart">
      <style:chart-properties chart:solid-type="cuboid"/>
      <style:graphic-properties draw:fill-color="#7e0021" draw:fill-gradient-name="ChartGradient_20_55"/>
    </style:style>
    <style:style style:name="ch12" style:family="chart">
      <style:chart-properties chart:solid-type="cuboid"/>
      <style:graphic-properties draw:fill-color="#83caff" draw:fill-gradient-name="ChartGradient_20_63" draw:gradient-step-count="64"/>
    </style:style>
    <style:style style:name="ch13" style:family="chart">
      <style:chart-properties chart:solid-type="cuboid"/>
      <style:graphic-properties draw:fill-color="#314004" draw:fill-gradient-name="ChartGradient_20_68" draw:gradient-step-count="64"/>
    </style:style>
    <style:style style:name="ch14" style:family="chart">
      <style:chart-properties chart:solid-type="cuboid"/>
      <style:graphic-properties draw:fill-color="#aecf00" draw:fill-gradient-name="ChartGradient_20_67" draw:gradient-step-count="6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1.178cm" svg:height="17.537cm" xlink:href=".." xlink:type="simple" chart:class="chart:ring" chart:style-name="ch1">
        <chart:plot-area chart:style-name="ch2" table:cell-range-address="Sheet1.A4:Sheet1.B11" chart:data-source-has-labels="column" svg:x="0.623cm" svg:y="0.35cm" svg:width="29.932cm" svg:height="16.837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chart:coordinate-region svg:x="1.562cm" svg:y="0.35cm" svg:width="28.053cm" svg:height="16.837cm"/>
          <dr3d:light dr3d:diffuse-color="#808080" dr3d:direction="(0 0 1)" dr3d:enabled="false" dr3d:specular="true"/>
          <dr3d:light dr3d:diffuse-color="#333333" dr3d:direction="(0 0.8 0.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:categories table:cell-range-address="Sheet1.A4:Sheet1.A11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Sheet1.B4:Sheet1.B1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ssimilate</text:p>
                <draw:g>
                  <svg:desc>Sheet1.A4:Sheet1.A11</svg:desc>
                </draw:g>
              </table:table-cell>
              <table:table-cell office:value-type="float" office:value="0.05">
                <text:p>0.05</text:p>
                <draw:g>
                  <svg:desc>Sheet1.B4:Sheet1.B11</svg:desc>
                </draw:g>
              </table:table-cell>
            </table:table-row>
            <table:table-row>
              <table:table-cell office:value-type="string">
                <text:p>Design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Extract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Load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Stabilize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Transform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Validate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Present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ChartGradient_20_1" draw:display-name="ChartGradient 1" draw:style="radial" draw:cx="50%" draw:cy="50%" draw:start-color="#ffffff" draw:end-color="#77caee" draw:start-intensity="100%" draw:end-intensity="100%" draw:border="0%"/>
    <draw:gradient draw:name="ChartGradient_20_10" draw:display-name="ChartGradient 10" draw:style="radial" draw:cx="50%" draw:cy="50%" draw:start-color="#ffffff" draw:end-color="#77caee" draw:start-intensity="50%" draw:end-intensity="0%" draw:border="0%"/>
    <draw:gradient draw:name="ChartGradient_20_11" draw:display-name="ChartGradient 11" draw:style="radial" draw:cx="50%" draw:cy="50%" draw:start-color="#ffffff" draw:end-color="#77caee" draw:start-intensity="75%" draw:end-intensity="0%" draw:border="0%"/>
    <draw:gradient draw:name="ChartGradient_20_12" draw:display-name="ChartGradient 12" draw:style="radial" draw:cx="50%" draw:cy="50%" draw:start-color="#ffffff" draw:end-color="#77caee" draw:start-intensity="100%" draw:end-intensity="25%" draw:border="0%"/>
    <draw:gradient draw:name="ChartGradient_20_13" draw:display-name="ChartGradient 13" draw:style="radial" draw:cx="50%" draw:cy="50%" draw:start-color="#ffffff" draw:end-color="#77caee" draw:start-intensity="100%" draw:end-intensity="50%" draw:border="0%"/>
    <draw:gradient draw:name="ChartGradient_20_14" draw:display-name="ChartGradient 14" draw:style="radial" draw:cx="50%" draw:cy="50%" draw:start-color="#ffffff" draw:end-color="#77caee" draw:start-intensity="100%" draw:end-intensity="75%" draw:border="0%"/>
    <draw:gradient draw:name="ChartGradient_20_15" draw:display-name="ChartGradient 15" draw:style="radial" draw:cx="50%" draw:cy="50%" draw:start-color="#ffffff" draw:end-color="#77caee" draw:start-intensity="100%" draw:end-intensity="100%" draw:border="0%"/>
    <draw:gradient draw:name="ChartGradient_20_16" draw:display-name="ChartGradient 16" draw:style="radial" draw:cx="50%" draw:cy="50%" draw:start-color="#ffffff" draw:end-color="#77caee" draw:start-intensity="100%" draw:end-intensity="0%" draw:border="0%"/>
    <draw:gradient draw:name="ChartGradient_20_17" draw:display-name="ChartGradient 17" draw:style="radial" draw:cx="50%" draw:cy="50%" draw:start-color="#ffffff" draw:end-color="#77caee" draw:start-intensity="50%" draw:end-intensity="0%" draw:border="0%"/>
    <draw:gradient draw:name="ChartGradient_20_18" draw:display-name="ChartGradient 18" draw:style="radial" draw:cx="50%" draw:cy="50%" draw:start-color="#ffffff" draw:end-color="#2a6099" draw:start-intensity="100%" draw:end-intensity="0%" draw:border="0%"/>
    <draw:gradient draw:name="ChartGradient_20_19" draw:display-name="ChartGradient 19" draw:style="radial" draw:cx="50%" draw:cy="50%" draw:start-color="#ffffff" draw:end-color="#2a6099" draw:start-intensity="100%" draw:end-intensity="35%" draw:border="0%"/>
    <draw:gradient draw:name="ChartGradient_20_2" draw:display-name="ChartGradient 2" draw:style="radial" draw:cx="50%" draw:cy="50%" draw:start-color="#ffffff" draw:end-color="#2a6099" draw:start-intensity="0%" draw:end-intensity="100%" draw:border="0%"/>
    <draw:gradient draw:name="ChartGradient_20_20" draw:display-name="ChartGradient 20" draw:style="radial" draw:cx="50%" draw:cy="50%" draw:start-color="#ffffff" draw:end-color="#2a6099" draw:start-intensity="100%" draw:end-intensity="70%" draw:border="0%"/>
    <draw:gradient draw:name="ChartGradient_20_21" draw:display-name="ChartGradient 21" draw:style="radial" draw:cx="50%" draw:cy="50%" draw:start-color="#000000" draw:end-color="#c8c3c2" draw:start-intensity="100%" draw:end-intensity="0%" draw:border="0%"/>
    <draw:gradient draw:name="ChartGradient_20_22" draw:display-name="ChartGradient 22" draw:style="radial" draw:cx="50%" draw:cy="50%" draw:start-color="#000000" draw:end-color="#dedada" draw:start-intensity="100%" draw:end-intensity="50%" draw:border="0%"/>
    <draw:gradient draw:name="ChartGradient_20_23" draw:display-name="ChartGradient 23" draw:style="radial" draw:cx="50%" draw:cy="50%" draw:start-color="#2a6099" draw:end-color="#dedada" draw:start-intensity="100%" draw:end-intensity="0%" draw:border="0%"/>
    <draw:gradient draw:name="ChartGradient_20_24" draw:display-name="ChartGradient 24" draw:style="radial" draw:cx="50%" draw:cy="50%" draw:start-color="#000000" draw:end-color="#ffffff" draw:start-intensity="100%" draw:end-intensity="0%" draw:border="0%"/>
    <draw:gradient draw:name="ChartGradient_20_25" draw:display-name="ChartGradient 25" draw:style="radial" draw:cx="50%" draw:cy="50%" draw:start-color="#000000" draw:end-color="#ffffff" draw:start-intensity="100%" draw:end-intensity="50%" draw:border="0%"/>
    <draw:gradient draw:name="ChartGradient_20_26" draw:display-name="ChartGradient 26" draw:style="radial" draw:cx="50%" draw:cy="50%" draw:start-color="#2a6099" draw:end-color="#ffffff" draw:start-intensity="100%" draw:end-intensity="0%" draw:border="0%"/>
    <draw:gradient draw:name="ChartGradient_20_27" draw:display-name="ChartGradient 27" draw:style="radial" draw:cx="50%" draw:cy="50%" draw:start-color="#2a6099" draw:end-color="#ffffff" draw:start-intensity="100%" draw:end-intensity="50%" draw:border="0%"/>
    <draw:gradient draw:name="ChartGradient_20_28" draw:display-name="ChartGradient 28" draw:style="linear" draw:start-color="#2a6099" draw:end-color="#ffffff" draw:start-intensity="100%" draw:end-intensity="100%" draw:angle="1deg" draw:border="0%"/>
    <draw:gradient draw:name="ChartGradient_20_29" draw:display-name="ChartGradient 29" draw:style="radial" draw:cx="50%" draw:cy="50%" draw:start-color="#2a6099" draw:end-color="#ffffff" draw:start-intensity="100%" draw:end-intensity="100%" draw:border="0%"/>
    <draw:gradient draw:name="ChartGradient_20_3" draw:display-name="ChartGradient 3" draw:style="radial" draw:cx="50%" draw:cy="50%" draw:start-color="#ffffff" draw:end-color="#2a6099" draw:start-intensity="35%" draw:end-intensity="100%" draw:border="0%"/>
    <draw:gradient draw:name="ChartGradient_20_30" draw:display-name="ChartGradient 30" draw:style="linear" draw:start-color="#2a6099" draw:end-color="#ffffff" draw:start-intensity="100%" draw:end-intensity="50%" draw:angle="1deg" draw:border="0%"/>
    <draw:gradient draw:name="ChartGradient_20_31" draw:display-name="ChartGradient 31" draw:style="linear" draw:start-color="#2a6099" draw:end-color="#ffffff" draw:start-intensity="100%" draw:end-intensity="0%" draw:angle="1deg" draw:border="0%"/>
    <draw:gradient draw:name="ChartGradient_20_32" draw:display-name="ChartGradient 32" draw:style="linear" draw:start-color="#77caee" draw:end-color="#ffffff" draw:start-intensity="100%" draw:end-intensity="0%" draw:angle="1deg" draw:border="0%"/>
    <draw:gradient draw:name="ChartGradient_20_33" draw:display-name="ChartGradient 33" draw:style="linear" draw:start-color="#d9dcd6" draw:end-color="#dee6ef" draw:start-intensity="100%" draw:end-intensity="100%" draw:angle="1deg" draw:border="0%"/>
    <draw:gradient draw:name="ChartGradient_20_34" draw:display-name="ChartGradient 34" draw:style="linear" draw:start-color="#dedada" draw:end-color="#ffffff" draw:start-intensity="100%" draw:end-intensity="50%" draw:angle="1deg" draw:border="0%"/>
    <draw:gradient draw:name="ChartGradient_20_35" draw:display-name="ChartGradient 35" draw:style="radial" draw:cx="50%" draw:cy="50%" draw:start-color="#dedada" draw:end-color="#ffffff" draw:start-intensity="100%" draw:end-intensity="100%" draw:border="0%"/>
    <draw:gradient draw:name="ChartGradient_20_36" draw:display-name="ChartGradient 36" draw:style="radial" draw:cx="50%" draw:cy="50%" draw:start-color="#ffffff" draw:end-color="#dedada" draw:start-intensity="0%" draw:end-intensity="100%" draw:border="0%"/>
    <draw:gradient draw:name="ChartGradient_20_37" draw:display-name="ChartGradient 37" draw:style="radial" draw:cx="50%" draw:cy="50%" draw:start-color="#ffffff" draw:end-color="#dedada" draw:start-intensity="50%" draw:end-intensity="100%" draw:border="0%"/>
    <draw:gradient draw:name="ChartGradient_20_38" draw:display-name="ChartGradient 38" draw:style="radial" draw:cx="50%" draw:cy="50%" draw:start-color="#ffffff" draw:end-color="#dedada" draw:start-intensity="100%" draw:end-intensity="100%" draw:border="0%"/>
    <draw:gradient draw:name="ChartGradient_20_39" draw:display-name="ChartGradient 39" draw:style="linear" draw:start-color="#dedada" draw:end-color="#ffffff" draw:start-intensity="100%" draw:end-intensity="50%" draw:angle="0deg" draw:border="0%"/>
    <draw:gradient draw:name="ChartGradient_20_4" draw:display-name="ChartGradient 4" draw:style="radial" draw:cx="50%" draw:cy="50%" draw:start-color="#ffffff" draw:end-color="#2a6099" draw:start-intensity="70%" draw:end-intensity="100%" draw:border="0%"/>
    <draw:gradient draw:name="ChartGradient_20_40" draw:display-name="ChartGradient 40" draw:style="linear" draw:start-color="#dedada" draw:end-color="#ffffff" draw:start-intensity="100%" draw:end-intensity="75%" draw:angle="0deg" draw:border="0%"/>
    <draw:gradient draw:name="ChartGradient_20_41" draw:display-name="ChartGradient 41" draw:style="linear" draw:start-color="#f1a208" draw:end-color="#ffffff" draw:start-intensity="100%" draw:end-intensity="50%" draw:angle="0deg" draw:border="0%"/>
    <draw:gradient draw:name="ChartGradient_20_42" draw:display-name="ChartGradient 42" draw:style="linear" draw:start-color="#f1a208" draw:end-color="#ffffff" draw:start-intensity="100%" draw:end-intensity="75%" draw:angle="0deg" draw:border="0%"/>
    <draw:gradient draw:name="ChartGradient_20_43" draw:display-name="ChartGradient 43" draw:style="linear" draw:start-color="#f1a208" draw:end-color="#ffffff" draw:start-intensity="100%" draw:end-intensity="75%" draw:angle="1deg" draw:border="0%"/>
    <draw:gradient draw:name="ChartGradient_20_44" draw:display-name="ChartGradient 44" draw:style="linear" draw:start-color="#f1a208" draw:end-color="#ffffff" draw:start-intensity="100%" draw:end-intensity="100%" draw:angle="0deg" draw:border="0%"/>
    <draw:gradient draw:name="ChartGradient_20_45" draw:display-name="ChartGradient 45" draw:style="linear" draw:start-color="#005377" draw:end-color="#ffffff" draw:start-intensity="100%" draw:end-intensity="50%" draw:angle="0deg" draw:border="0%"/>
    <draw:gradient draw:name="ChartGradient_20_46" draw:display-name="ChartGradient 46" draw:style="linear" draw:start-color="#005377" draw:end-color="#ffffff" draw:start-intensity="100%" draw:end-intensity="100%" draw:angle="90deg" draw:border="75%"/>
    <draw:gradient draw:name="ChartGradient_20_47" draw:display-name="ChartGradient 47" draw:style="linear" draw:start-color="#cccccc" draw:end-color="#666666" draw:start-intensity="100%" draw:end-intensity="20%" draw:angle="0deg" draw:border="100%"/>
    <draw:gradient draw:name="ChartGradient_20_48" draw:display-name="ChartGradient 48" draw:style="linear" draw:start-color="#dedada" draw:end-color="#666666" draw:start-intensity="75%" draw:end-intensity="100%" draw:angle="0deg" draw:border="100%"/>
    <draw:gradient draw:name="ChartGradient_20_49" draw:display-name="ChartGradient 49" draw:style="linear" draw:start-color="#dedada" draw:end-color="#666666" draw:start-intensity="100%" draw:end-intensity="100%" draw:angle="0deg" draw:border="100%"/>
    <draw:gradient draw:name="ChartGradient_20_5" draw:display-name="ChartGradient 5" draw:style="radial" draw:cx="50%" draw:cy="50%" draw:start-color="#ffffff" draw:end-color="#2a6099" draw:start-intensity="100%" draw:end-intensity="100%" draw:border="0%"/>
    <draw:gradient draw:name="ChartGradient_20_50" draw:display-name="ChartGradient 50" draw:style="linear" draw:start-color="#dedada" draw:end-color="#dedada" draw:start-intensity="100%" draw:end-intensity="100%" draw:angle="0deg" draw:border="100%"/>
    <draw:gradient draw:name="ChartGradient_20_51" draw:display-name="ChartGradient 51" draw:style="linear" draw:start-color="#dedada" draw:end-color="#dedada" draw:start-intensity="75%" draw:end-intensity="75%" draw:angle="0deg" draw:border="100%"/>
    <draw:gradient draw:name="ChartGradient_20_52" draw:display-name="ChartGradient 52" draw:style="linear" draw:start-color="#f1a208" draw:end-color="#f1a208" draw:start-intensity="100%" draw:end-intensity="50%" draw:angle="0deg" draw:border="100%"/>
    <draw:gradient draw:name="ChartGradient_20_53" draw:display-name="ChartGradient 53" draw:style="linear" draw:start-color="#cccccc" draw:end-color="#f1a208" draw:start-intensity="100%" draw:end-intensity="80%" draw:angle="0deg" draw:border="100%"/>
    <draw:gradient draw:name="ChartGradient_20_54" draw:display-name="ChartGradient 54" draw:style="linear" draw:start-color="#cccccc" draw:end-color="#f1a208" draw:start-intensity="100%" draw:end-intensity="100%" draw:angle="30deg" draw:border="0%"/>
    <draw:gradient draw:name="ChartGradient_20_55" draw:display-name="ChartGradient 55" draw:style="linear" draw:start-color="#cccccc" draw:end-color="#f1a208" draw:start-intensity="100%" draw:end-intensity="100%" draw:angle="0deg" draw:border="100%"/>
    <draw:gradient draw:name="ChartGradient_20_56" draw:display-name="ChartGradient 56" draw:style="linear" draw:start-color="#cccccc" draw:end-color="#f1a208" draw:start-intensity="100%" draw:end-intensity="90%" draw:angle="0deg" draw:border="100%"/>
    <draw:gradient draw:name="ChartGradient_20_57" draw:display-name="ChartGradient 57" draw:style="linear" draw:start-color="#f1a208" draw:end-color="#f1a208" draw:start-intensity="100%" draw:end-intensity="80%" draw:angle="0deg" draw:border="100%"/>
    <draw:gradient draw:name="ChartGradient_20_58" draw:display-name="ChartGradient 58" draw:style="linear" draw:start-color="#cccccc" draw:end-color="#005377" draw:start-intensity="100%" draw:end-intensity="80%" draw:angle="0deg" draw:border="100%"/>
    <draw:gradient draw:name="ChartGradient_20_59" draw:display-name="ChartGradient 59" draw:style="linear" draw:start-color="#cccccc" draw:end-color="#005377" draw:start-intensity="100%" draw:end-intensity="90%" draw:angle="0deg" draw:border="100%"/>
    <draw:gradient draw:name="ChartGradient_20_6" draw:display-name="ChartGradient 6" draw:style="radial" draw:cx="50%" draw:cy="50%" draw:start-color="#ffffff" draw:end-color="#2a6099" draw:start-intensity="50%" draw:end-intensity="100%" draw:border="0%"/>
    <draw:gradient draw:name="ChartGradient_20_60" draw:display-name="ChartGradient 60" draw:style="linear" draw:start-color="#cccccc" draw:end-color="#63d2ff" draw:start-intensity="100%" draw:end-intensity="100%" draw:angle="0deg" draw:border="100%"/>
    <draw:gradient draw:name="ChartGradient_20_61" draw:display-name="ChartGradient 61" draw:style="linear" draw:start-color="#cccccc" draw:end-color="#005377" draw:start-intensity="100%" draw:end-intensity="50%" draw:angle="0deg" draw:border="100%"/>
    <draw:gradient draw:name="ChartGradient_20_62" draw:display-name="ChartGradient 62" draw:style="linear" draw:start-color="#cccccc" draw:end-color="#2a6099" draw:start-intensity="100%" draw:end-intensity="100%" draw:angle="0deg" draw:border="100%"/>
    <draw:gradient draw:name="ChartGradient_20_63" draw:display-name="ChartGradient 63" draw:style="linear" draw:start-color="#cccccc" draw:end-color="#005377" draw:start-intensity="100%" draw:end-intensity="100%" draw:angle="0deg" draw:border="100%"/>
    <draw:gradient draw:name="ChartGradient_20_64" draw:display-name="ChartGradient 64" draw:style="linear" draw:start-color="#cccccc" draw:end-color="#005377" draw:start-intensity="100%" draw:end-intensity="75%" draw:angle="0deg" draw:border="100%"/>
    <draw:gradient draw:name="ChartGradient_20_65" draw:display-name="ChartGradient 65" draw:style="linear" draw:start-color="#cccccc" draw:end-color="#00b0f0" draw:start-intensity="100%" draw:end-intensity="75%" draw:angle="0deg" draw:border="100%"/>
    <draw:gradient draw:name="ChartGradient_20_66" draw:display-name="ChartGradient 66" draw:style="linear" draw:start-color="#cccccc" draw:end-color="#77caee" draw:start-intensity="100%" draw:end-intensity="100%" draw:angle="0deg" draw:border="100%"/>
    <draw:gradient draw:name="ChartGradient_20_67" draw:display-name="ChartGradient 67" draw:style="linear" draw:start-color="#cccccc" draw:end-color="#009bdd" draw:start-intensity="100%" draw:end-intensity="100%" draw:angle="0deg" draw:border="100%"/>
    <draw:gradient draw:name="ChartGradient_20_68" draw:display-name="ChartGradient 68" draw:style="linear" draw:start-color="#cccccc" draw:end-color="#009bdd" draw:start-intensity="100%" draw:end-intensity="75%" draw:angle="0deg" draw:border="100%"/>
    <draw:gradient draw:name="ChartGradient_20_7" draw:display-name="ChartGradient 7" draw:style="radial" draw:cx="50%" draw:cy="50%" draw:start-color="#000000" draw:end-color="#729fcf" draw:start-intensity="100%" draw:end-intensity="100%" draw:border="0%"/>
    <draw:gradient draw:name="ChartGradient_20_8" draw:display-name="ChartGradient 8" draw:style="radial" draw:cx="50%" draw:cy="50%" draw:start-color="#ffffff" draw:end-color="#77caee" draw:start-intensity="0%" draw:end-intensity="0%" draw:border="0%"/>
    <draw:gradient draw:name="ChartGradient_20_9" draw:display-name="ChartGradient 9" draw:style="radial" draw:cx="50%" draw:cy="50%" draw:start-color="#ffffff" draw:end-color="#77caee" draw:start-intensity="25%" draw:end-intensity="0%" draw:border="0%"/>
    <draw:fill-image draw:name="ChartBitmap_20_1" draw:display-name="ChartBitmap 1" xlink:href="Pictures/10000000000000080000000819DF70927B27DE29.png" xlink:type="simple" xlink:show="embed" xlink:actuate="onLoad"/>
    <draw:fill-image draw:name="ChartBitmap_20_2" draw:display-name="ChartBitmap 2" xlink:href="Pictures/100000000000000800000008072A4A5FF1F5D712.png" xlink:type="simple" xlink:show="embed" xlink:actuate="onLoad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three-dimensional="true" chart:include-hidden-cells="false" chart:auto-position="true" chart:auto-size="true" chart:right-angled-axes="true" chart:data-label-number="value" chart:data-label-text="true" chart:data-label-symbol="false" chart:data-label-series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value" chart:data-label-text="true" chart:data-label-symbol="false" chart:data-label-series="false" chart:label-position="center">
        <chart:label-separator>
          <text:p><text:line-break/></text:p>
        </chart:label-separator>
      </style:chart-properties>
      <style:graphic-properties draw:stroke="none" draw:fill="gradient" draw:fill-color="#004586" draw:fill-gradient-name="ChartGradient_20_42" draw:gradient-step-count="0" fo:wrap-option="wrap"/>
      <style:text-properties fo:color="#ffffff" fo:font-family="'Noto Serif'" style:font-style-name="Regular" style:font-family-generic="roman" fo:font-size="12pt" fo:font-weight="bold" style:font-size-asian="10pt" style:font-size-complex="10pt"/>
    </style:style>
    <style:style style:name="ch7" style:family="chart">
      <style:chart-properties chart:solid-type="cuboid"/>
      <style:graphic-properties draw:fill-color="#004586" draw:fill-gradient-name="ChartGradient_20_51" draw:gradient-step-count="64"/>
    </style:style>
    <style:style style:name="ch8" style:family="chart">
      <style:chart-properties chart:solid-type="cuboid"/>
      <style:graphic-properties draw:fill-color="#c8c3c2" draw:fill-gradient-name="ChartGradient_20_50" draw:gradient-step-count="64"/>
    </style:style>
    <style:style style:name="ch9" style:family="chart">
      <style:chart-properties chart:solid-type="cuboid" chart:pie-offset="61"/>
      <style:graphic-properties draw:fill-color="#dde8cb" draw:fill-gradient-name="ChartGradient_20_57" draw:gradient-step-count="64"/>
    </style:style>
    <style:style style:name="ch10" style:family="chart">
      <style:chart-properties chart:solid-type="cuboid"/>
      <style:graphic-properties draw:fill-color="#579d1c" draw:fill-gradient-name="ChartGradient_20_56" draw:gradient-step-count="64"/>
    </style:style>
    <style:style style:name="ch11" style:family="chart">
      <style:chart-properties chart:solid-type="cuboid"/>
      <style:graphic-properties draw:fill-color="#7e0021" draw:fill-gradient-name="ChartGradient_20_55"/>
    </style:style>
    <style:style style:name="ch12" style:family="chart">
      <style:chart-properties chart:solid-type="cuboid"/>
      <style:graphic-properties draw:fill-color="#83caff" draw:fill-gradient-name="ChartGradient_20_63" draw:gradient-step-count="64"/>
    </style:style>
    <style:style style:name="ch13" style:family="chart">
      <style:chart-properties chart:solid-type="cuboid"/>
      <style:graphic-properties draw:fill-color="#314004" draw:fill-gradient-name="ChartGradient_20_68" draw:gradient-step-count="64"/>
    </style:style>
    <style:style style:name="ch14" style:family="chart">
      <style:chart-properties chart:solid-type="cuboid"/>
      <style:graphic-properties draw:fill-color="#aecf00" draw:fill-gradient-name="ChartGradient_20_67" draw:gradient-step-count="6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1.178cm" svg:height="17.537cm" xlink:href=".." xlink:type="simple" chart:class="chart:ring" chart:style-name="ch1">
        <chart:plot-area chart:style-name="ch2" table:cell-range-address="Sheet1.A4:Sheet1.B11" chart:data-source-has-labels="column" svg:x="0.623cm" svg:y="0.35cm" svg:width="29.932cm" svg:height="16.837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chart:coordinate-region svg:x="1.562cm" svg:y="0.35cm" svg:width="28.053cm" svg:height="16.837cm"/>
          <dr3d:light dr3d:diffuse-color="#808080" dr3d:direction="(0 0 1)" dr3d:enabled="false" dr3d:specular="true"/>
          <dr3d:light dr3d:diffuse-color="#333333" dr3d:direction="(0 0.8 0.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:categories table:cell-range-address="Sheet1.A4:Sheet1.A11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Sheet1.B4:Sheet1.B1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ssimilate</text:p>
                <draw:g>
                  <svg:desc>Sheet1.A4:Sheet1.A11</svg:desc>
                </draw:g>
              </table:table-cell>
              <table:table-cell office:value-type="float" office:value="0.05">
                <text:p>0.05</text:p>
                <draw:g>
                  <svg:desc>Sheet1.B4:Sheet1.B11</svg:desc>
                </draw:g>
              </table:table-cell>
            </table:table-row>
            <table:table-row>
              <table:table-cell office:value-type="string">
                <text:p>Design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Extract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Load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Stabilize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Transform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Validate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Present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ChartGradient_20_1" draw:display-name="ChartGradient 1" draw:style="radial" draw:cx="50%" draw:cy="50%" draw:start-color="#ffffff" draw:end-color="#77caee" draw:start-intensity="100%" draw:end-intensity="100%" draw:border="0%"/>
    <draw:gradient draw:name="ChartGradient_20_10" draw:display-name="ChartGradient 10" draw:style="radial" draw:cx="50%" draw:cy="50%" draw:start-color="#ffffff" draw:end-color="#77caee" draw:start-intensity="50%" draw:end-intensity="0%" draw:border="0%"/>
    <draw:gradient draw:name="ChartGradient_20_11" draw:display-name="ChartGradient 11" draw:style="radial" draw:cx="50%" draw:cy="50%" draw:start-color="#ffffff" draw:end-color="#77caee" draw:start-intensity="75%" draw:end-intensity="0%" draw:border="0%"/>
    <draw:gradient draw:name="ChartGradient_20_12" draw:display-name="ChartGradient 12" draw:style="radial" draw:cx="50%" draw:cy="50%" draw:start-color="#ffffff" draw:end-color="#77caee" draw:start-intensity="100%" draw:end-intensity="25%" draw:border="0%"/>
    <draw:gradient draw:name="ChartGradient_20_13" draw:display-name="ChartGradient 13" draw:style="radial" draw:cx="50%" draw:cy="50%" draw:start-color="#ffffff" draw:end-color="#77caee" draw:start-intensity="100%" draw:end-intensity="50%" draw:border="0%"/>
    <draw:gradient draw:name="ChartGradient_20_14" draw:display-name="ChartGradient 14" draw:style="radial" draw:cx="50%" draw:cy="50%" draw:start-color="#ffffff" draw:end-color="#77caee" draw:start-intensity="100%" draw:end-intensity="75%" draw:border="0%"/>
    <draw:gradient draw:name="ChartGradient_20_15" draw:display-name="ChartGradient 15" draw:style="radial" draw:cx="50%" draw:cy="50%" draw:start-color="#ffffff" draw:end-color="#77caee" draw:start-intensity="100%" draw:end-intensity="100%" draw:border="0%"/>
    <draw:gradient draw:name="ChartGradient_20_16" draw:display-name="ChartGradient 16" draw:style="radial" draw:cx="50%" draw:cy="50%" draw:start-color="#ffffff" draw:end-color="#77caee" draw:start-intensity="100%" draw:end-intensity="0%" draw:border="0%"/>
    <draw:gradient draw:name="ChartGradient_20_17" draw:display-name="ChartGradient 17" draw:style="radial" draw:cx="50%" draw:cy="50%" draw:start-color="#ffffff" draw:end-color="#77caee" draw:start-intensity="50%" draw:end-intensity="0%" draw:border="0%"/>
    <draw:gradient draw:name="ChartGradient_20_18" draw:display-name="ChartGradient 18" draw:style="radial" draw:cx="50%" draw:cy="50%" draw:start-color="#ffffff" draw:end-color="#2a6099" draw:start-intensity="100%" draw:end-intensity="0%" draw:border="0%"/>
    <draw:gradient draw:name="ChartGradient_20_19" draw:display-name="ChartGradient 19" draw:style="radial" draw:cx="50%" draw:cy="50%" draw:start-color="#ffffff" draw:end-color="#2a6099" draw:start-intensity="100%" draw:end-intensity="35%" draw:border="0%"/>
    <draw:gradient draw:name="ChartGradient_20_2" draw:display-name="ChartGradient 2" draw:style="radial" draw:cx="50%" draw:cy="50%" draw:start-color="#ffffff" draw:end-color="#2a6099" draw:start-intensity="0%" draw:end-intensity="100%" draw:border="0%"/>
    <draw:gradient draw:name="ChartGradient_20_20" draw:display-name="ChartGradient 20" draw:style="radial" draw:cx="50%" draw:cy="50%" draw:start-color="#ffffff" draw:end-color="#2a6099" draw:start-intensity="100%" draw:end-intensity="70%" draw:border="0%"/>
    <draw:gradient draw:name="ChartGradient_20_21" draw:display-name="ChartGradient 21" draw:style="radial" draw:cx="50%" draw:cy="50%" draw:start-color="#000000" draw:end-color="#c8c3c2" draw:start-intensity="100%" draw:end-intensity="0%" draw:border="0%"/>
    <draw:gradient draw:name="ChartGradient_20_22" draw:display-name="ChartGradient 22" draw:style="radial" draw:cx="50%" draw:cy="50%" draw:start-color="#000000" draw:end-color="#dedada" draw:start-intensity="100%" draw:end-intensity="50%" draw:border="0%"/>
    <draw:gradient draw:name="ChartGradient_20_23" draw:display-name="ChartGradient 23" draw:style="radial" draw:cx="50%" draw:cy="50%" draw:start-color="#2a6099" draw:end-color="#dedada" draw:start-intensity="100%" draw:end-intensity="0%" draw:border="0%"/>
    <draw:gradient draw:name="ChartGradient_20_24" draw:display-name="ChartGradient 24" draw:style="radial" draw:cx="50%" draw:cy="50%" draw:start-color="#000000" draw:end-color="#ffffff" draw:start-intensity="100%" draw:end-intensity="0%" draw:border="0%"/>
    <draw:gradient draw:name="ChartGradient_20_25" draw:display-name="ChartGradient 25" draw:style="radial" draw:cx="50%" draw:cy="50%" draw:start-color="#000000" draw:end-color="#ffffff" draw:start-intensity="100%" draw:end-intensity="50%" draw:border="0%"/>
    <draw:gradient draw:name="ChartGradient_20_26" draw:display-name="ChartGradient 26" draw:style="radial" draw:cx="50%" draw:cy="50%" draw:start-color="#2a6099" draw:end-color="#ffffff" draw:start-intensity="100%" draw:end-intensity="0%" draw:border="0%"/>
    <draw:gradient draw:name="ChartGradient_20_27" draw:display-name="ChartGradient 27" draw:style="radial" draw:cx="50%" draw:cy="50%" draw:start-color="#2a6099" draw:end-color="#ffffff" draw:start-intensity="100%" draw:end-intensity="50%" draw:border="0%"/>
    <draw:gradient draw:name="ChartGradient_20_28" draw:display-name="ChartGradient 28" draw:style="linear" draw:start-color="#2a6099" draw:end-color="#ffffff" draw:start-intensity="100%" draw:end-intensity="100%" draw:angle="1deg" draw:border="0%"/>
    <draw:gradient draw:name="ChartGradient_20_29" draw:display-name="ChartGradient 29" draw:style="radial" draw:cx="50%" draw:cy="50%" draw:start-color="#2a6099" draw:end-color="#ffffff" draw:start-intensity="100%" draw:end-intensity="100%" draw:border="0%"/>
    <draw:gradient draw:name="ChartGradient_20_3" draw:display-name="ChartGradient 3" draw:style="radial" draw:cx="50%" draw:cy="50%" draw:start-color="#ffffff" draw:end-color="#2a6099" draw:start-intensity="35%" draw:end-intensity="100%" draw:border="0%"/>
    <draw:gradient draw:name="ChartGradient_20_30" draw:display-name="ChartGradient 30" draw:style="linear" draw:start-color="#2a6099" draw:end-color="#ffffff" draw:start-intensity="100%" draw:end-intensity="50%" draw:angle="1deg" draw:border="0%"/>
    <draw:gradient draw:name="ChartGradient_20_31" draw:display-name="ChartGradient 31" draw:style="linear" draw:start-color="#2a6099" draw:end-color="#ffffff" draw:start-intensity="100%" draw:end-intensity="0%" draw:angle="1deg" draw:border="0%"/>
    <draw:gradient draw:name="ChartGradient_20_32" draw:display-name="ChartGradient 32" draw:style="linear" draw:start-color="#77caee" draw:end-color="#ffffff" draw:start-intensity="100%" draw:end-intensity="0%" draw:angle="1deg" draw:border="0%"/>
    <draw:gradient draw:name="ChartGradient_20_33" draw:display-name="ChartGradient 33" draw:style="linear" draw:start-color="#d9dcd6" draw:end-color="#dee6ef" draw:start-intensity="100%" draw:end-intensity="100%" draw:angle="1deg" draw:border="0%"/>
    <draw:gradient draw:name="ChartGradient_20_34" draw:display-name="ChartGradient 34" draw:style="linear" draw:start-color="#dedada" draw:end-color="#ffffff" draw:start-intensity="100%" draw:end-intensity="50%" draw:angle="1deg" draw:border="0%"/>
    <draw:gradient draw:name="ChartGradient_20_35" draw:display-name="ChartGradient 35" draw:style="radial" draw:cx="50%" draw:cy="50%" draw:start-color="#dedada" draw:end-color="#ffffff" draw:start-intensity="100%" draw:end-intensity="100%" draw:border="0%"/>
    <draw:gradient draw:name="ChartGradient_20_36" draw:display-name="ChartGradient 36" draw:style="radial" draw:cx="50%" draw:cy="50%" draw:start-color="#ffffff" draw:end-color="#dedada" draw:start-intensity="0%" draw:end-intensity="100%" draw:border="0%"/>
    <draw:gradient draw:name="ChartGradient_20_37" draw:display-name="ChartGradient 37" draw:style="radial" draw:cx="50%" draw:cy="50%" draw:start-color="#ffffff" draw:end-color="#dedada" draw:start-intensity="50%" draw:end-intensity="100%" draw:border="0%"/>
    <draw:gradient draw:name="ChartGradient_20_38" draw:display-name="ChartGradient 38" draw:style="radial" draw:cx="50%" draw:cy="50%" draw:start-color="#ffffff" draw:end-color="#dedada" draw:start-intensity="100%" draw:end-intensity="100%" draw:border="0%"/>
    <draw:gradient draw:name="ChartGradient_20_39" draw:display-name="ChartGradient 39" draw:style="linear" draw:start-color="#dedada" draw:end-color="#ffffff" draw:start-intensity="100%" draw:end-intensity="50%" draw:angle="0deg" draw:border="0%"/>
    <draw:gradient draw:name="ChartGradient_20_4" draw:display-name="ChartGradient 4" draw:style="radial" draw:cx="50%" draw:cy="50%" draw:start-color="#ffffff" draw:end-color="#2a6099" draw:start-intensity="70%" draw:end-intensity="100%" draw:border="0%"/>
    <draw:gradient draw:name="ChartGradient_20_40" draw:display-name="ChartGradient 40" draw:style="linear" draw:start-color="#dedada" draw:end-color="#ffffff" draw:start-intensity="100%" draw:end-intensity="75%" draw:angle="0deg" draw:border="0%"/>
    <draw:gradient draw:name="ChartGradient_20_41" draw:display-name="ChartGradient 41" draw:style="linear" draw:start-color="#f1a208" draw:end-color="#ffffff" draw:start-intensity="100%" draw:end-intensity="50%" draw:angle="0deg" draw:border="0%"/>
    <draw:gradient draw:name="ChartGradient_20_42" draw:display-name="ChartGradient 42" draw:style="linear" draw:start-color="#f1a208" draw:end-color="#ffffff" draw:start-intensity="100%" draw:end-intensity="75%" draw:angle="0deg" draw:border="0%"/>
    <draw:gradient draw:name="ChartGradient_20_43" draw:display-name="ChartGradient 43" draw:style="linear" draw:start-color="#f1a208" draw:end-color="#ffffff" draw:start-intensity="100%" draw:end-intensity="75%" draw:angle="1deg" draw:border="0%"/>
    <draw:gradient draw:name="ChartGradient_20_44" draw:display-name="ChartGradient 44" draw:style="linear" draw:start-color="#f1a208" draw:end-color="#ffffff" draw:start-intensity="100%" draw:end-intensity="100%" draw:angle="0deg" draw:border="0%"/>
    <draw:gradient draw:name="ChartGradient_20_45" draw:display-name="ChartGradient 45" draw:style="linear" draw:start-color="#005377" draw:end-color="#ffffff" draw:start-intensity="100%" draw:end-intensity="50%" draw:angle="0deg" draw:border="0%"/>
    <draw:gradient draw:name="ChartGradient_20_46" draw:display-name="ChartGradient 46" draw:style="linear" draw:start-color="#005377" draw:end-color="#ffffff" draw:start-intensity="100%" draw:end-intensity="100%" draw:angle="90deg" draw:border="75%"/>
    <draw:gradient draw:name="ChartGradient_20_47" draw:display-name="ChartGradient 47" draw:style="linear" draw:start-color="#cccccc" draw:end-color="#666666" draw:start-intensity="100%" draw:end-intensity="20%" draw:angle="0deg" draw:border="100%"/>
    <draw:gradient draw:name="ChartGradient_20_48" draw:display-name="ChartGradient 48" draw:style="linear" draw:start-color="#dedada" draw:end-color="#666666" draw:start-intensity="75%" draw:end-intensity="100%" draw:angle="0deg" draw:border="100%"/>
    <draw:gradient draw:name="ChartGradient_20_49" draw:display-name="ChartGradient 49" draw:style="linear" draw:start-color="#dedada" draw:end-color="#666666" draw:start-intensity="100%" draw:end-intensity="100%" draw:angle="0deg" draw:border="100%"/>
    <draw:gradient draw:name="ChartGradient_20_5" draw:display-name="ChartGradient 5" draw:style="radial" draw:cx="50%" draw:cy="50%" draw:start-color="#ffffff" draw:end-color="#2a6099" draw:start-intensity="100%" draw:end-intensity="100%" draw:border="0%"/>
    <draw:gradient draw:name="ChartGradient_20_50" draw:display-name="ChartGradient 50" draw:style="linear" draw:start-color="#dedada" draw:end-color="#dedada" draw:start-intensity="100%" draw:end-intensity="100%" draw:angle="0deg" draw:border="100%"/>
    <draw:gradient draw:name="ChartGradient_20_51" draw:display-name="ChartGradient 51" draw:style="linear" draw:start-color="#dedada" draw:end-color="#dedada" draw:start-intensity="75%" draw:end-intensity="75%" draw:angle="0deg" draw:border="100%"/>
    <draw:gradient draw:name="ChartGradient_20_52" draw:display-name="ChartGradient 52" draw:style="linear" draw:start-color="#f1a208" draw:end-color="#f1a208" draw:start-intensity="100%" draw:end-intensity="50%" draw:angle="0deg" draw:border="100%"/>
    <draw:gradient draw:name="ChartGradient_20_53" draw:display-name="ChartGradient 53" draw:style="linear" draw:start-color="#cccccc" draw:end-color="#f1a208" draw:start-intensity="100%" draw:end-intensity="80%" draw:angle="0deg" draw:border="100%"/>
    <draw:gradient draw:name="ChartGradient_20_54" draw:display-name="ChartGradient 54" draw:style="linear" draw:start-color="#cccccc" draw:end-color="#f1a208" draw:start-intensity="100%" draw:end-intensity="100%" draw:angle="30deg" draw:border="0%"/>
    <draw:gradient draw:name="ChartGradient_20_55" draw:display-name="ChartGradient 55" draw:style="linear" draw:start-color="#cccccc" draw:end-color="#f1a208" draw:start-intensity="100%" draw:end-intensity="100%" draw:angle="0deg" draw:border="100%"/>
    <draw:gradient draw:name="ChartGradient_20_56" draw:display-name="ChartGradient 56" draw:style="linear" draw:start-color="#cccccc" draw:end-color="#f1a208" draw:start-intensity="100%" draw:end-intensity="90%" draw:angle="0deg" draw:border="100%"/>
    <draw:gradient draw:name="ChartGradient_20_57" draw:display-name="ChartGradient 57" draw:style="linear" draw:start-color="#f1a208" draw:end-color="#f1a208" draw:start-intensity="100%" draw:end-intensity="80%" draw:angle="0deg" draw:border="100%"/>
    <draw:gradient draw:name="ChartGradient_20_58" draw:display-name="ChartGradient 58" draw:style="linear" draw:start-color="#cccccc" draw:end-color="#005377" draw:start-intensity="100%" draw:end-intensity="80%" draw:angle="0deg" draw:border="100%"/>
    <draw:gradient draw:name="ChartGradient_20_59" draw:display-name="ChartGradient 59" draw:style="linear" draw:start-color="#cccccc" draw:end-color="#005377" draw:start-intensity="100%" draw:end-intensity="90%" draw:angle="0deg" draw:border="100%"/>
    <draw:gradient draw:name="ChartGradient_20_6" draw:display-name="ChartGradient 6" draw:style="radial" draw:cx="50%" draw:cy="50%" draw:start-color="#ffffff" draw:end-color="#2a6099" draw:start-intensity="50%" draw:end-intensity="100%" draw:border="0%"/>
    <draw:gradient draw:name="ChartGradient_20_60" draw:display-name="ChartGradient 60" draw:style="linear" draw:start-color="#cccccc" draw:end-color="#63d2ff" draw:start-intensity="100%" draw:end-intensity="100%" draw:angle="0deg" draw:border="100%"/>
    <draw:gradient draw:name="ChartGradient_20_61" draw:display-name="ChartGradient 61" draw:style="linear" draw:start-color="#cccccc" draw:end-color="#005377" draw:start-intensity="100%" draw:end-intensity="50%" draw:angle="0deg" draw:border="100%"/>
    <draw:gradient draw:name="ChartGradient_20_62" draw:display-name="ChartGradient 62" draw:style="linear" draw:start-color="#cccccc" draw:end-color="#2a6099" draw:start-intensity="100%" draw:end-intensity="100%" draw:angle="0deg" draw:border="100%"/>
    <draw:gradient draw:name="ChartGradient_20_63" draw:display-name="ChartGradient 63" draw:style="linear" draw:start-color="#cccccc" draw:end-color="#005377" draw:start-intensity="100%" draw:end-intensity="100%" draw:angle="0deg" draw:border="100%"/>
    <draw:gradient draw:name="ChartGradient_20_64" draw:display-name="ChartGradient 64" draw:style="linear" draw:start-color="#cccccc" draw:end-color="#005377" draw:start-intensity="100%" draw:end-intensity="75%" draw:angle="0deg" draw:border="100%"/>
    <draw:gradient draw:name="ChartGradient_20_65" draw:display-name="ChartGradient 65" draw:style="linear" draw:start-color="#cccccc" draw:end-color="#00b0f0" draw:start-intensity="100%" draw:end-intensity="75%" draw:angle="0deg" draw:border="100%"/>
    <draw:gradient draw:name="ChartGradient_20_66" draw:display-name="ChartGradient 66" draw:style="linear" draw:start-color="#cccccc" draw:end-color="#77caee" draw:start-intensity="100%" draw:end-intensity="100%" draw:angle="0deg" draw:border="100%"/>
    <draw:gradient draw:name="ChartGradient_20_67" draw:display-name="ChartGradient 67" draw:style="linear" draw:start-color="#cccccc" draw:end-color="#009bdd" draw:start-intensity="100%" draw:end-intensity="100%" draw:angle="0deg" draw:border="100%"/>
    <draw:gradient draw:name="ChartGradient_20_68" draw:display-name="ChartGradient 68" draw:style="linear" draw:start-color="#cccccc" draw:end-color="#009bdd" draw:start-intensity="100%" draw:end-intensity="75%" draw:angle="0deg" draw:border="100%"/>
    <draw:gradient draw:name="ChartGradient_20_7" draw:display-name="ChartGradient 7" draw:style="radial" draw:cx="50%" draw:cy="50%" draw:start-color="#000000" draw:end-color="#729fcf" draw:start-intensity="100%" draw:end-intensity="100%" draw:border="0%"/>
    <draw:gradient draw:name="ChartGradient_20_8" draw:display-name="ChartGradient 8" draw:style="radial" draw:cx="50%" draw:cy="50%" draw:start-color="#ffffff" draw:end-color="#77caee" draw:start-intensity="0%" draw:end-intensity="0%" draw:border="0%"/>
    <draw:gradient draw:name="ChartGradient_20_9" draw:display-name="ChartGradient 9" draw:style="radial" draw:cx="50%" draw:cy="50%" draw:start-color="#ffffff" draw:end-color="#77caee" draw:start-intensity="25%" draw:end-intensity="0%" draw:border="0%"/>
    <draw:fill-image draw:name="ChartBitmap_20_1" draw:display-name="ChartBitmap 1" xlink:href="Pictures/10000000000000080000000819DF70927B27DE29.png" xlink:type="simple" xlink:show="embed" xlink:actuate="onLoad"/>
    <draw:fill-image draw:name="ChartBitmap_20_2" draw:display-name="ChartBitmap 2" xlink:href="Pictures/100000000000000800000008072A4A5FF1F5D712.png" xlink:type="simple" xlink:show="embed" xlink:actuate="onLoad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three-dimensional="true" chart:include-hidden-cells="false" chart:auto-position="true" chart:auto-size="true" chart:right-angled-axes="true" chart:data-label-number="value" chart:data-label-text="true" chart:data-label-symbol="false" chart:data-label-series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value" chart:data-label-text="true" chart:data-label-symbol="false" chart:data-label-series="false" chart:label-position="center">
        <chart:label-separator>
          <text:p><text:line-break/></text:p>
        </chart:label-separator>
      </style:chart-properties>
      <style:graphic-properties draw:stroke="none" draw:fill="gradient" draw:fill-color="#004586" draw:fill-gradient-name="ChartGradient_20_42" draw:gradient-step-count="0" fo:wrap-option="wrap"/>
      <style:text-properties fo:color="#ffffff" fo:font-family="'Noto Serif'" style:font-style-name="Regular" style:font-family-generic="roman" fo:font-size="12pt" fo:font-weight="bold" style:font-size-asian="10pt" style:font-size-complex="10pt"/>
    </style:style>
    <style:style style:name="ch7" style:family="chart">
      <style:chart-properties chart:solid-type="cuboid"/>
      <style:graphic-properties draw:fill-color="#004586" draw:fill-gradient-name="ChartGradient_20_51" draw:gradient-step-count="64"/>
    </style:style>
    <style:style style:name="ch8" style:family="chart">
      <style:chart-properties chart:solid-type="cuboid"/>
      <style:graphic-properties draw:fill-color="#c8c3c2" draw:fill-gradient-name="ChartGradient_20_50" draw:gradient-step-count="64"/>
    </style:style>
    <style:style style:name="ch9" style:family="chart">
      <style:chart-properties chart:solid-type="cuboid"/>
      <style:graphic-properties draw:fill-color="#dde8cb" draw:fill-gradient-name="ChartGradient_20_57" draw:gradient-step-count="64"/>
    </style:style>
    <style:style style:name="ch10" style:family="chart">
      <style:chart-properties chart:solid-type="cuboid"/>
      <style:graphic-properties draw:fill-color="#579d1c" draw:fill-gradient-name="ChartGradient_20_56" draw:gradient-step-count="64"/>
    </style:style>
    <style:style style:name="ch11" style:family="chart">
      <style:chart-properties chart:solid-type="cuboid"/>
      <style:graphic-properties draw:fill-color="#7e0021" draw:fill-gradient-name="ChartGradient_20_55"/>
    </style:style>
    <style:style style:name="ch12" style:family="chart">
      <style:chart-properties chart:solid-type="cuboid"/>
      <style:graphic-properties draw:fill-color="#83caff" draw:fill-gradient-name="ChartGradient_20_63" draw:gradient-step-count="64"/>
    </style:style>
    <style:style style:name="ch13" style:family="chart">
      <style:chart-properties chart:solid-type="cuboid"/>
      <style:graphic-properties draw:fill-color="#314004" draw:fill-gradient-name="ChartGradient_20_68" draw:gradient-step-count="64"/>
    </style:style>
    <style:style style:name="ch14" style:family="chart">
      <style:chart-properties chart:solid-type="cuboid"/>
      <style:graphic-properties draw:fill-color="#aecf00" draw:fill-gradient-name="ChartGradient_20_67" draw:gradient-step-count="6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1.178cm" svg:height="17.537cm" xlink:href=".." xlink:type="simple" chart:class="chart:ring" chart:style-name="ch1">
        <chart:plot-area chart:style-name="ch2" table:cell-range-address="Sheet1.A4:Sheet1.B11" chart:data-source-has-labels="column" svg:x="0.623cm" svg:y="0.35cm" svg:width="29.932cm" svg:height="16.837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chart:coordinate-region svg:x="1.562cm" svg:y="0.35cm" svg:width="28.053cm" svg:height="16.837cm"/>
          <dr3d:light dr3d:diffuse-color="#808080" dr3d:direction="(0 0 1)" dr3d:enabled="false" dr3d:specular="true"/>
          <dr3d:light dr3d:diffuse-color="#333333" dr3d:direction="(0 0.8 0.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:categories table:cell-range-address="Sheet1.A4:Sheet1.A11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Sheet1.B4:Sheet1.B1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ssimilate</text:p>
                <draw:g>
                  <svg:desc>Sheet1.A4:Sheet1.A11</svg:desc>
                </draw:g>
              </table:table-cell>
              <table:table-cell office:value-type="float" office:value="0.05">
                <text:p>0.05</text:p>
                <draw:g>
                  <svg:desc>Sheet1.B4:Sheet1.B11</svg:desc>
                </draw:g>
              </table:table-cell>
            </table:table-row>
            <table:table-row>
              <table:table-cell office:value-type="string">
                <text:p>Design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Extract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Load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Stabilize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Transform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Validate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Present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ChartGradient_20_1" draw:display-name="ChartGradient 1" draw:style="radial" draw:cx="50%" draw:cy="50%" draw:start-color="#ffffff" draw:end-color="#77caee" draw:start-intensity="100%" draw:end-intensity="100%" draw:border="0%"/>
    <draw:gradient draw:name="ChartGradient_20_10" draw:display-name="ChartGradient 10" draw:style="radial" draw:cx="50%" draw:cy="50%" draw:start-color="#ffffff" draw:end-color="#77caee" draw:start-intensity="50%" draw:end-intensity="0%" draw:border="0%"/>
    <draw:gradient draw:name="ChartGradient_20_11" draw:display-name="ChartGradient 11" draw:style="radial" draw:cx="50%" draw:cy="50%" draw:start-color="#ffffff" draw:end-color="#77caee" draw:start-intensity="75%" draw:end-intensity="0%" draw:border="0%"/>
    <draw:gradient draw:name="ChartGradient_20_12" draw:display-name="ChartGradient 12" draw:style="radial" draw:cx="50%" draw:cy="50%" draw:start-color="#ffffff" draw:end-color="#77caee" draw:start-intensity="100%" draw:end-intensity="25%" draw:border="0%"/>
    <draw:gradient draw:name="ChartGradient_20_13" draw:display-name="ChartGradient 13" draw:style="radial" draw:cx="50%" draw:cy="50%" draw:start-color="#ffffff" draw:end-color="#77caee" draw:start-intensity="100%" draw:end-intensity="50%" draw:border="0%"/>
    <draw:gradient draw:name="ChartGradient_20_14" draw:display-name="ChartGradient 14" draw:style="radial" draw:cx="50%" draw:cy="50%" draw:start-color="#ffffff" draw:end-color="#77caee" draw:start-intensity="100%" draw:end-intensity="75%" draw:border="0%"/>
    <draw:gradient draw:name="ChartGradient_20_15" draw:display-name="ChartGradient 15" draw:style="radial" draw:cx="50%" draw:cy="50%" draw:start-color="#ffffff" draw:end-color="#77caee" draw:start-intensity="100%" draw:end-intensity="100%" draw:border="0%"/>
    <draw:gradient draw:name="ChartGradient_20_16" draw:display-name="ChartGradient 16" draw:style="radial" draw:cx="50%" draw:cy="50%" draw:start-color="#ffffff" draw:end-color="#77caee" draw:start-intensity="100%" draw:end-intensity="0%" draw:border="0%"/>
    <draw:gradient draw:name="ChartGradient_20_17" draw:display-name="ChartGradient 17" draw:style="radial" draw:cx="50%" draw:cy="50%" draw:start-color="#ffffff" draw:end-color="#77caee" draw:start-intensity="50%" draw:end-intensity="0%" draw:border="0%"/>
    <draw:gradient draw:name="ChartGradient_20_18" draw:display-name="ChartGradient 18" draw:style="radial" draw:cx="50%" draw:cy="50%" draw:start-color="#ffffff" draw:end-color="#2a6099" draw:start-intensity="100%" draw:end-intensity="0%" draw:border="0%"/>
    <draw:gradient draw:name="ChartGradient_20_19" draw:display-name="ChartGradient 19" draw:style="radial" draw:cx="50%" draw:cy="50%" draw:start-color="#ffffff" draw:end-color="#2a6099" draw:start-intensity="100%" draw:end-intensity="35%" draw:border="0%"/>
    <draw:gradient draw:name="ChartGradient_20_2" draw:display-name="ChartGradient 2" draw:style="radial" draw:cx="50%" draw:cy="50%" draw:start-color="#ffffff" draw:end-color="#2a6099" draw:start-intensity="0%" draw:end-intensity="100%" draw:border="0%"/>
    <draw:gradient draw:name="ChartGradient_20_20" draw:display-name="ChartGradient 20" draw:style="radial" draw:cx="50%" draw:cy="50%" draw:start-color="#ffffff" draw:end-color="#2a6099" draw:start-intensity="100%" draw:end-intensity="70%" draw:border="0%"/>
    <draw:gradient draw:name="ChartGradient_20_21" draw:display-name="ChartGradient 21" draw:style="radial" draw:cx="50%" draw:cy="50%" draw:start-color="#000000" draw:end-color="#c8c3c2" draw:start-intensity="100%" draw:end-intensity="0%" draw:border="0%"/>
    <draw:gradient draw:name="ChartGradient_20_22" draw:display-name="ChartGradient 22" draw:style="radial" draw:cx="50%" draw:cy="50%" draw:start-color="#000000" draw:end-color="#dedada" draw:start-intensity="100%" draw:end-intensity="50%" draw:border="0%"/>
    <draw:gradient draw:name="ChartGradient_20_23" draw:display-name="ChartGradient 23" draw:style="radial" draw:cx="50%" draw:cy="50%" draw:start-color="#2a6099" draw:end-color="#dedada" draw:start-intensity="100%" draw:end-intensity="0%" draw:border="0%"/>
    <draw:gradient draw:name="ChartGradient_20_24" draw:display-name="ChartGradient 24" draw:style="radial" draw:cx="50%" draw:cy="50%" draw:start-color="#000000" draw:end-color="#ffffff" draw:start-intensity="100%" draw:end-intensity="0%" draw:border="0%"/>
    <draw:gradient draw:name="ChartGradient_20_25" draw:display-name="ChartGradient 25" draw:style="radial" draw:cx="50%" draw:cy="50%" draw:start-color="#000000" draw:end-color="#ffffff" draw:start-intensity="100%" draw:end-intensity="50%" draw:border="0%"/>
    <draw:gradient draw:name="ChartGradient_20_26" draw:display-name="ChartGradient 26" draw:style="radial" draw:cx="50%" draw:cy="50%" draw:start-color="#2a6099" draw:end-color="#ffffff" draw:start-intensity="100%" draw:end-intensity="0%" draw:border="0%"/>
    <draw:gradient draw:name="ChartGradient_20_27" draw:display-name="ChartGradient 27" draw:style="radial" draw:cx="50%" draw:cy="50%" draw:start-color="#2a6099" draw:end-color="#ffffff" draw:start-intensity="100%" draw:end-intensity="50%" draw:border="0%"/>
    <draw:gradient draw:name="ChartGradient_20_28" draw:display-name="ChartGradient 28" draw:style="linear" draw:start-color="#2a6099" draw:end-color="#ffffff" draw:start-intensity="100%" draw:end-intensity="100%" draw:angle="1deg" draw:border="0%"/>
    <draw:gradient draw:name="ChartGradient_20_29" draw:display-name="ChartGradient 29" draw:style="radial" draw:cx="50%" draw:cy="50%" draw:start-color="#2a6099" draw:end-color="#ffffff" draw:start-intensity="100%" draw:end-intensity="100%" draw:border="0%"/>
    <draw:gradient draw:name="ChartGradient_20_3" draw:display-name="ChartGradient 3" draw:style="radial" draw:cx="50%" draw:cy="50%" draw:start-color="#ffffff" draw:end-color="#2a6099" draw:start-intensity="35%" draw:end-intensity="100%" draw:border="0%"/>
    <draw:gradient draw:name="ChartGradient_20_30" draw:display-name="ChartGradient 30" draw:style="linear" draw:start-color="#2a6099" draw:end-color="#ffffff" draw:start-intensity="100%" draw:end-intensity="50%" draw:angle="1deg" draw:border="0%"/>
    <draw:gradient draw:name="ChartGradient_20_31" draw:display-name="ChartGradient 31" draw:style="linear" draw:start-color="#2a6099" draw:end-color="#ffffff" draw:start-intensity="100%" draw:end-intensity="0%" draw:angle="1deg" draw:border="0%"/>
    <draw:gradient draw:name="ChartGradient_20_32" draw:display-name="ChartGradient 32" draw:style="linear" draw:start-color="#77caee" draw:end-color="#ffffff" draw:start-intensity="100%" draw:end-intensity="0%" draw:angle="1deg" draw:border="0%"/>
    <draw:gradient draw:name="ChartGradient_20_33" draw:display-name="ChartGradient 33" draw:style="linear" draw:start-color="#d9dcd6" draw:end-color="#dee6ef" draw:start-intensity="100%" draw:end-intensity="100%" draw:angle="1deg" draw:border="0%"/>
    <draw:gradient draw:name="ChartGradient_20_34" draw:display-name="ChartGradient 34" draw:style="linear" draw:start-color="#dedada" draw:end-color="#ffffff" draw:start-intensity="100%" draw:end-intensity="50%" draw:angle="1deg" draw:border="0%"/>
    <draw:gradient draw:name="ChartGradient_20_35" draw:display-name="ChartGradient 35" draw:style="radial" draw:cx="50%" draw:cy="50%" draw:start-color="#dedada" draw:end-color="#ffffff" draw:start-intensity="100%" draw:end-intensity="100%" draw:border="0%"/>
    <draw:gradient draw:name="ChartGradient_20_36" draw:display-name="ChartGradient 36" draw:style="radial" draw:cx="50%" draw:cy="50%" draw:start-color="#ffffff" draw:end-color="#dedada" draw:start-intensity="0%" draw:end-intensity="100%" draw:border="0%"/>
    <draw:gradient draw:name="ChartGradient_20_37" draw:display-name="ChartGradient 37" draw:style="radial" draw:cx="50%" draw:cy="50%" draw:start-color="#ffffff" draw:end-color="#dedada" draw:start-intensity="50%" draw:end-intensity="100%" draw:border="0%"/>
    <draw:gradient draw:name="ChartGradient_20_38" draw:display-name="ChartGradient 38" draw:style="radial" draw:cx="50%" draw:cy="50%" draw:start-color="#ffffff" draw:end-color="#dedada" draw:start-intensity="100%" draw:end-intensity="100%" draw:border="0%"/>
    <draw:gradient draw:name="ChartGradient_20_39" draw:display-name="ChartGradient 39" draw:style="linear" draw:start-color="#dedada" draw:end-color="#ffffff" draw:start-intensity="100%" draw:end-intensity="50%" draw:angle="0deg" draw:border="0%"/>
    <draw:gradient draw:name="ChartGradient_20_4" draw:display-name="ChartGradient 4" draw:style="radial" draw:cx="50%" draw:cy="50%" draw:start-color="#ffffff" draw:end-color="#2a6099" draw:start-intensity="70%" draw:end-intensity="100%" draw:border="0%"/>
    <draw:gradient draw:name="ChartGradient_20_40" draw:display-name="ChartGradient 40" draw:style="linear" draw:start-color="#dedada" draw:end-color="#ffffff" draw:start-intensity="100%" draw:end-intensity="75%" draw:angle="0deg" draw:border="0%"/>
    <draw:gradient draw:name="ChartGradient_20_41" draw:display-name="ChartGradient 41" draw:style="linear" draw:start-color="#f1a208" draw:end-color="#ffffff" draw:start-intensity="100%" draw:end-intensity="50%" draw:angle="0deg" draw:border="0%"/>
    <draw:gradient draw:name="ChartGradient_20_42" draw:display-name="ChartGradient 42" draw:style="linear" draw:start-color="#f1a208" draw:end-color="#ffffff" draw:start-intensity="100%" draw:end-intensity="75%" draw:angle="0deg" draw:border="0%"/>
    <draw:gradient draw:name="ChartGradient_20_43" draw:display-name="ChartGradient 43" draw:style="linear" draw:start-color="#f1a208" draw:end-color="#ffffff" draw:start-intensity="100%" draw:end-intensity="75%" draw:angle="1deg" draw:border="0%"/>
    <draw:gradient draw:name="ChartGradient_20_44" draw:display-name="ChartGradient 44" draw:style="linear" draw:start-color="#f1a208" draw:end-color="#ffffff" draw:start-intensity="100%" draw:end-intensity="100%" draw:angle="0deg" draw:border="0%"/>
    <draw:gradient draw:name="ChartGradient_20_45" draw:display-name="ChartGradient 45" draw:style="linear" draw:start-color="#005377" draw:end-color="#ffffff" draw:start-intensity="100%" draw:end-intensity="50%" draw:angle="0deg" draw:border="0%"/>
    <draw:gradient draw:name="ChartGradient_20_46" draw:display-name="ChartGradient 46" draw:style="linear" draw:start-color="#005377" draw:end-color="#ffffff" draw:start-intensity="100%" draw:end-intensity="100%" draw:angle="90deg" draw:border="75%"/>
    <draw:gradient draw:name="ChartGradient_20_47" draw:display-name="ChartGradient 47" draw:style="linear" draw:start-color="#cccccc" draw:end-color="#666666" draw:start-intensity="100%" draw:end-intensity="20%" draw:angle="0deg" draw:border="100%"/>
    <draw:gradient draw:name="ChartGradient_20_48" draw:display-name="ChartGradient 48" draw:style="linear" draw:start-color="#dedada" draw:end-color="#666666" draw:start-intensity="75%" draw:end-intensity="100%" draw:angle="0deg" draw:border="100%"/>
    <draw:gradient draw:name="ChartGradient_20_49" draw:display-name="ChartGradient 49" draw:style="linear" draw:start-color="#dedada" draw:end-color="#666666" draw:start-intensity="100%" draw:end-intensity="100%" draw:angle="0deg" draw:border="100%"/>
    <draw:gradient draw:name="ChartGradient_20_5" draw:display-name="ChartGradient 5" draw:style="radial" draw:cx="50%" draw:cy="50%" draw:start-color="#ffffff" draw:end-color="#2a6099" draw:start-intensity="100%" draw:end-intensity="100%" draw:border="0%"/>
    <draw:gradient draw:name="ChartGradient_20_50" draw:display-name="ChartGradient 50" draw:style="linear" draw:start-color="#dedada" draw:end-color="#dedada" draw:start-intensity="100%" draw:end-intensity="100%" draw:angle="0deg" draw:border="100%"/>
    <draw:gradient draw:name="ChartGradient_20_51" draw:display-name="ChartGradient 51" draw:style="linear" draw:start-color="#dedada" draw:end-color="#dedada" draw:start-intensity="75%" draw:end-intensity="75%" draw:angle="0deg" draw:border="100%"/>
    <draw:gradient draw:name="ChartGradient_20_52" draw:display-name="ChartGradient 52" draw:style="linear" draw:start-color="#f1a208" draw:end-color="#f1a208" draw:start-intensity="100%" draw:end-intensity="50%" draw:angle="0deg" draw:border="100%"/>
    <draw:gradient draw:name="ChartGradient_20_53" draw:display-name="ChartGradient 53" draw:style="linear" draw:start-color="#cccccc" draw:end-color="#f1a208" draw:start-intensity="100%" draw:end-intensity="80%" draw:angle="0deg" draw:border="100%"/>
    <draw:gradient draw:name="ChartGradient_20_54" draw:display-name="ChartGradient 54" draw:style="linear" draw:start-color="#cccccc" draw:end-color="#f1a208" draw:start-intensity="100%" draw:end-intensity="100%" draw:angle="30deg" draw:border="0%"/>
    <draw:gradient draw:name="ChartGradient_20_55" draw:display-name="ChartGradient 55" draw:style="linear" draw:start-color="#cccccc" draw:end-color="#f1a208" draw:start-intensity="100%" draw:end-intensity="100%" draw:angle="0deg" draw:border="100%"/>
    <draw:gradient draw:name="ChartGradient_20_56" draw:display-name="ChartGradient 56" draw:style="linear" draw:start-color="#cccccc" draw:end-color="#f1a208" draw:start-intensity="100%" draw:end-intensity="90%" draw:angle="0deg" draw:border="100%"/>
    <draw:gradient draw:name="ChartGradient_20_57" draw:display-name="ChartGradient 57" draw:style="linear" draw:start-color="#f1a208" draw:end-color="#f1a208" draw:start-intensity="100%" draw:end-intensity="80%" draw:angle="0deg" draw:border="100%"/>
    <draw:gradient draw:name="ChartGradient_20_58" draw:display-name="ChartGradient 58" draw:style="linear" draw:start-color="#cccccc" draw:end-color="#005377" draw:start-intensity="100%" draw:end-intensity="80%" draw:angle="0deg" draw:border="100%"/>
    <draw:gradient draw:name="ChartGradient_20_59" draw:display-name="ChartGradient 59" draw:style="linear" draw:start-color="#cccccc" draw:end-color="#005377" draw:start-intensity="100%" draw:end-intensity="90%" draw:angle="0deg" draw:border="100%"/>
    <draw:gradient draw:name="ChartGradient_20_6" draw:display-name="ChartGradient 6" draw:style="radial" draw:cx="50%" draw:cy="50%" draw:start-color="#ffffff" draw:end-color="#2a6099" draw:start-intensity="50%" draw:end-intensity="100%" draw:border="0%"/>
    <draw:gradient draw:name="ChartGradient_20_60" draw:display-name="ChartGradient 60" draw:style="linear" draw:start-color="#cccccc" draw:end-color="#63d2ff" draw:start-intensity="100%" draw:end-intensity="100%" draw:angle="0deg" draw:border="100%"/>
    <draw:gradient draw:name="ChartGradient_20_61" draw:display-name="ChartGradient 61" draw:style="linear" draw:start-color="#cccccc" draw:end-color="#005377" draw:start-intensity="100%" draw:end-intensity="50%" draw:angle="0deg" draw:border="100%"/>
    <draw:gradient draw:name="ChartGradient_20_62" draw:display-name="ChartGradient 62" draw:style="linear" draw:start-color="#cccccc" draw:end-color="#2a6099" draw:start-intensity="100%" draw:end-intensity="100%" draw:angle="0deg" draw:border="100%"/>
    <draw:gradient draw:name="ChartGradient_20_63" draw:display-name="ChartGradient 63" draw:style="linear" draw:start-color="#cccccc" draw:end-color="#005377" draw:start-intensity="100%" draw:end-intensity="100%" draw:angle="0deg" draw:border="100%"/>
    <draw:gradient draw:name="ChartGradient_20_64" draw:display-name="ChartGradient 64" draw:style="linear" draw:start-color="#cccccc" draw:end-color="#005377" draw:start-intensity="100%" draw:end-intensity="75%" draw:angle="0deg" draw:border="100%"/>
    <draw:gradient draw:name="ChartGradient_20_65" draw:display-name="ChartGradient 65" draw:style="linear" draw:start-color="#cccccc" draw:end-color="#00b0f0" draw:start-intensity="100%" draw:end-intensity="75%" draw:angle="0deg" draw:border="100%"/>
    <draw:gradient draw:name="ChartGradient_20_66" draw:display-name="ChartGradient 66" draw:style="linear" draw:start-color="#cccccc" draw:end-color="#77caee" draw:start-intensity="100%" draw:end-intensity="100%" draw:angle="0deg" draw:border="100%"/>
    <draw:gradient draw:name="ChartGradient_20_67" draw:display-name="ChartGradient 67" draw:style="linear" draw:start-color="#cccccc" draw:end-color="#009bdd" draw:start-intensity="100%" draw:end-intensity="100%" draw:angle="0deg" draw:border="100%"/>
    <draw:gradient draw:name="ChartGradient_20_68" draw:display-name="ChartGradient 68" draw:style="linear" draw:start-color="#cccccc" draw:end-color="#009bdd" draw:start-intensity="100%" draw:end-intensity="75%" draw:angle="0deg" draw:border="100%"/>
    <draw:gradient draw:name="ChartGradient_20_7" draw:display-name="ChartGradient 7" draw:style="radial" draw:cx="50%" draw:cy="50%" draw:start-color="#000000" draw:end-color="#729fcf" draw:start-intensity="100%" draw:end-intensity="100%" draw:border="0%"/>
    <draw:gradient draw:name="ChartGradient_20_8" draw:display-name="ChartGradient 8" draw:style="radial" draw:cx="50%" draw:cy="50%" draw:start-color="#ffffff" draw:end-color="#77caee" draw:start-intensity="0%" draw:end-intensity="0%" draw:border="0%"/>
    <draw:gradient draw:name="ChartGradient_20_9" draw:display-name="ChartGradient 9" draw:style="radial" draw:cx="50%" draw:cy="50%" draw:start-color="#ffffff" draw:end-color="#77caee" draw:start-intensity="25%" draw:end-intensity="0%" draw:border="0%"/>
    <draw:fill-image draw:name="ChartBitmap_20_1" draw:display-name="ChartBitmap 1" xlink:href="Pictures/10000000000000080000000819DF70927B27DE29.png" xlink:type="simple" xlink:show="embed" xlink:actuate="onLoad"/>
    <draw:fill-image draw:name="ChartBitmap_20_2" draw:display-name="ChartBitmap 2" xlink:href="Pictures/100000000000000800000008072A4A5FF1F5D712.png" xlink:type="simple" xlink:show="embed" xlink:actuate="onLoad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three-dimensional="true" chart:include-hidden-cells="false" chart:auto-position="true" chart:auto-size="true" chart:right-angled-axes="true" chart:data-label-number="value" chart:data-label-text="true" chart:data-label-symbol="false" chart:data-label-series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value" chart:data-label-text="true" chart:data-label-symbol="false" chart:data-label-series="false" chart:label-position="center">
        <chart:label-separator>
          <text:p><text:line-break/></text:p>
        </chart:label-separator>
      </style:chart-properties>
      <style:graphic-properties draw:stroke="none" draw:fill="gradient" draw:fill-color="#004586" draw:fill-gradient-name="ChartGradient_20_42" draw:gradient-step-count="0" fo:wrap-option="wrap"/>
      <style:text-properties fo:color="#ffffff" fo:font-family="'Noto Serif'" style:font-style-name="Regular" style:font-family-generic="roman" fo:font-size="12pt" fo:font-weight="bold" style:font-size-asian="10pt" style:font-size-complex="10pt"/>
    </style:style>
    <style:style style:name="ch7" style:family="chart">
      <style:chart-properties chart:solid-type="cuboid"/>
      <style:graphic-properties draw:fill-color="#004586" draw:fill-gradient-name="ChartGradient_20_51" draw:gradient-step-count="64"/>
    </style:style>
    <style:style style:name="ch8" style:family="chart">
      <style:chart-properties chart:solid-type="cuboid"/>
      <style:graphic-properties draw:fill-color="#c8c3c2" draw:fill-gradient-name="ChartGradient_20_50" draw:gradient-step-count="64"/>
    </style:style>
    <style:style style:name="ch9" style:family="chart">
      <style:chart-properties chart:solid-type="cuboid"/>
      <style:graphic-properties draw:fill-color="#dde8cb" draw:fill-gradient-name="ChartGradient_20_57" draw:gradient-step-count="64"/>
    </style:style>
    <style:style style:name="ch10" style:family="chart">
      <style:chart-properties chart:solid-type="cuboid"/>
      <style:graphic-properties draw:fill-color="#579d1c" draw:fill-gradient-name="ChartGradient_20_56" draw:gradient-step-count="64"/>
    </style:style>
    <style:style style:name="ch11" style:family="chart">
      <style:chart-properties chart:solid-type="cuboid"/>
      <style:graphic-properties draw:fill-color="#7e0021" draw:fill-gradient-name="ChartGradient_20_55"/>
    </style:style>
    <style:style style:name="ch12" style:family="chart">
      <style:chart-properties chart:solid-type="cuboid"/>
      <style:graphic-properties draw:fill-color="#83caff" draw:fill-gradient-name="ChartGradient_20_63" draw:gradient-step-count="64"/>
    </style:style>
    <style:style style:name="ch13" style:family="chart">
      <style:chart-properties chart:solid-type="cuboid"/>
      <style:graphic-properties draw:fill-color="#314004" draw:fill-gradient-name="ChartGradient_20_68" draw:gradient-step-count="64"/>
    </style:style>
    <style:style style:name="ch14" style:family="chart">
      <style:chart-properties chart:solid-type="cuboid"/>
      <style:graphic-properties draw:fill-color="#aecf00" draw:fill-gradient-name="ChartGradient_20_67" draw:gradient-step-count="6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1.178cm" svg:height="17.537cm" xlink:href=".." xlink:type="simple" chart:class="chart:ring" chart:style-name="ch1">
        <chart:plot-area chart:style-name="ch2" table:cell-range-address="Sheet1.A4:Sheet1.B11" chart:data-source-has-labels="column" svg:x="0.623cm" svg:y="0.35cm" svg:width="29.932cm" svg:height="16.837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chart:coordinate-region svg:x="1.562cm" svg:y="0.35cm" svg:width="28.053cm" svg:height="16.837cm"/>
          <dr3d:light dr3d:diffuse-color="#808080" dr3d:direction="(0 0 1)" dr3d:enabled="false" dr3d:specular="true"/>
          <dr3d:light dr3d:diffuse-color="#333333" dr3d:direction="(0 0.8 0.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:categories table:cell-range-address="Sheet1.A4:Sheet1.A11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Sheet1.B4:Sheet1.B1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ssimilate</text:p>
                <draw:g>
                  <svg:desc>Sheet1.A4:Sheet1.A11</svg:desc>
                </draw:g>
              </table:table-cell>
              <table:table-cell office:value-type="float" office:value="0.05">
                <text:p>0.05</text:p>
                <draw:g>
                  <svg:desc>Sheet1.B4:Sheet1.B11</svg:desc>
                </draw:g>
              </table:table-cell>
            </table:table-row>
            <table:table-row>
              <table:table-cell office:value-type="string">
                <text:p>Design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Extract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Load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Stabilize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Transform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Validate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Present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ChartGradient_20_1" draw:display-name="ChartGradient 1" draw:style="radial" draw:cx="50%" draw:cy="50%" draw:start-color="#ffffff" draw:end-color="#77caee" draw:start-intensity="100%" draw:end-intensity="100%" draw:border="0%"/>
    <draw:gradient draw:name="ChartGradient_20_10" draw:display-name="ChartGradient 10" draw:style="radial" draw:cx="50%" draw:cy="50%" draw:start-color="#ffffff" draw:end-color="#77caee" draw:start-intensity="50%" draw:end-intensity="0%" draw:border="0%"/>
    <draw:gradient draw:name="ChartGradient_20_11" draw:display-name="ChartGradient 11" draw:style="radial" draw:cx="50%" draw:cy="50%" draw:start-color="#ffffff" draw:end-color="#77caee" draw:start-intensity="75%" draw:end-intensity="0%" draw:border="0%"/>
    <draw:gradient draw:name="ChartGradient_20_12" draw:display-name="ChartGradient 12" draw:style="radial" draw:cx="50%" draw:cy="50%" draw:start-color="#ffffff" draw:end-color="#77caee" draw:start-intensity="100%" draw:end-intensity="25%" draw:border="0%"/>
    <draw:gradient draw:name="ChartGradient_20_13" draw:display-name="ChartGradient 13" draw:style="radial" draw:cx="50%" draw:cy="50%" draw:start-color="#ffffff" draw:end-color="#77caee" draw:start-intensity="100%" draw:end-intensity="50%" draw:border="0%"/>
    <draw:gradient draw:name="ChartGradient_20_14" draw:display-name="ChartGradient 14" draw:style="radial" draw:cx="50%" draw:cy="50%" draw:start-color="#ffffff" draw:end-color="#77caee" draw:start-intensity="100%" draw:end-intensity="75%" draw:border="0%"/>
    <draw:gradient draw:name="ChartGradient_20_15" draw:display-name="ChartGradient 15" draw:style="radial" draw:cx="50%" draw:cy="50%" draw:start-color="#ffffff" draw:end-color="#77caee" draw:start-intensity="100%" draw:end-intensity="100%" draw:border="0%"/>
    <draw:gradient draw:name="ChartGradient_20_16" draw:display-name="ChartGradient 16" draw:style="radial" draw:cx="50%" draw:cy="50%" draw:start-color="#ffffff" draw:end-color="#77caee" draw:start-intensity="100%" draw:end-intensity="0%" draw:border="0%"/>
    <draw:gradient draw:name="ChartGradient_20_17" draw:display-name="ChartGradient 17" draw:style="radial" draw:cx="50%" draw:cy="50%" draw:start-color="#ffffff" draw:end-color="#77caee" draw:start-intensity="50%" draw:end-intensity="0%" draw:border="0%"/>
    <draw:gradient draw:name="ChartGradient_20_18" draw:display-name="ChartGradient 18" draw:style="radial" draw:cx="50%" draw:cy="50%" draw:start-color="#ffffff" draw:end-color="#2a6099" draw:start-intensity="100%" draw:end-intensity="0%" draw:border="0%"/>
    <draw:gradient draw:name="ChartGradient_20_19" draw:display-name="ChartGradient 19" draw:style="radial" draw:cx="50%" draw:cy="50%" draw:start-color="#ffffff" draw:end-color="#2a6099" draw:start-intensity="100%" draw:end-intensity="35%" draw:border="0%"/>
    <draw:gradient draw:name="ChartGradient_20_2" draw:display-name="ChartGradient 2" draw:style="radial" draw:cx="50%" draw:cy="50%" draw:start-color="#ffffff" draw:end-color="#2a6099" draw:start-intensity="0%" draw:end-intensity="100%" draw:border="0%"/>
    <draw:gradient draw:name="ChartGradient_20_20" draw:display-name="ChartGradient 20" draw:style="radial" draw:cx="50%" draw:cy="50%" draw:start-color="#ffffff" draw:end-color="#2a6099" draw:start-intensity="100%" draw:end-intensity="70%" draw:border="0%"/>
    <draw:gradient draw:name="ChartGradient_20_21" draw:display-name="ChartGradient 21" draw:style="radial" draw:cx="50%" draw:cy="50%" draw:start-color="#000000" draw:end-color="#c8c3c2" draw:start-intensity="100%" draw:end-intensity="0%" draw:border="0%"/>
    <draw:gradient draw:name="ChartGradient_20_22" draw:display-name="ChartGradient 22" draw:style="radial" draw:cx="50%" draw:cy="50%" draw:start-color="#000000" draw:end-color="#dedada" draw:start-intensity="100%" draw:end-intensity="50%" draw:border="0%"/>
    <draw:gradient draw:name="ChartGradient_20_23" draw:display-name="ChartGradient 23" draw:style="radial" draw:cx="50%" draw:cy="50%" draw:start-color="#2a6099" draw:end-color="#dedada" draw:start-intensity="100%" draw:end-intensity="0%" draw:border="0%"/>
    <draw:gradient draw:name="ChartGradient_20_24" draw:display-name="ChartGradient 24" draw:style="radial" draw:cx="50%" draw:cy="50%" draw:start-color="#000000" draw:end-color="#ffffff" draw:start-intensity="100%" draw:end-intensity="0%" draw:border="0%"/>
    <draw:gradient draw:name="ChartGradient_20_25" draw:display-name="ChartGradient 25" draw:style="radial" draw:cx="50%" draw:cy="50%" draw:start-color="#000000" draw:end-color="#ffffff" draw:start-intensity="100%" draw:end-intensity="50%" draw:border="0%"/>
    <draw:gradient draw:name="ChartGradient_20_26" draw:display-name="ChartGradient 26" draw:style="radial" draw:cx="50%" draw:cy="50%" draw:start-color="#2a6099" draw:end-color="#ffffff" draw:start-intensity="100%" draw:end-intensity="0%" draw:border="0%"/>
    <draw:gradient draw:name="ChartGradient_20_27" draw:display-name="ChartGradient 27" draw:style="radial" draw:cx="50%" draw:cy="50%" draw:start-color="#2a6099" draw:end-color="#ffffff" draw:start-intensity="100%" draw:end-intensity="50%" draw:border="0%"/>
    <draw:gradient draw:name="ChartGradient_20_28" draw:display-name="ChartGradient 28" draw:style="linear" draw:start-color="#2a6099" draw:end-color="#ffffff" draw:start-intensity="100%" draw:end-intensity="100%" draw:angle="1deg" draw:border="0%"/>
    <draw:gradient draw:name="ChartGradient_20_29" draw:display-name="ChartGradient 29" draw:style="radial" draw:cx="50%" draw:cy="50%" draw:start-color="#2a6099" draw:end-color="#ffffff" draw:start-intensity="100%" draw:end-intensity="100%" draw:border="0%"/>
    <draw:gradient draw:name="ChartGradient_20_3" draw:display-name="ChartGradient 3" draw:style="radial" draw:cx="50%" draw:cy="50%" draw:start-color="#ffffff" draw:end-color="#2a6099" draw:start-intensity="35%" draw:end-intensity="100%" draw:border="0%"/>
    <draw:gradient draw:name="ChartGradient_20_30" draw:display-name="ChartGradient 30" draw:style="linear" draw:start-color="#2a6099" draw:end-color="#ffffff" draw:start-intensity="100%" draw:end-intensity="50%" draw:angle="1deg" draw:border="0%"/>
    <draw:gradient draw:name="ChartGradient_20_31" draw:display-name="ChartGradient 31" draw:style="linear" draw:start-color="#2a6099" draw:end-color="#ffffff" draw:start-intensity="100%" draw:end-intensity="0%" draw:angle="1deg" draw:border="0%"/>
    <draw:gradient draw:name="ChartGradient_20_32" draw:display-name="ChartGradient 32" draw:style="linear" draw:start-color="#77caee" draw:end-color="#ffffff" draw:start-intensity="100%" draw:end-intensity="0%" draw:angle="1deg" draw:border="0%"/>
    <draw:gradient draw:name="ChartGradient_20_33" draw:display-name="ChartGradient 33" draw:style="linear" draw:start-color="#d9dcd6" draw:end-color="#dee6ef" draw:start-intensity="100%" draw:end-intensity="100%" draw:angle="1deg" draw:border="0%"/>
    <draw:gradient draw:name="ChartGradient_20_34" draw:display-name="ChartGradient 34" draw:style="linear" draw:start-color="#dedada" draw:end-color="#ffffff" draw:start-intensity="100%" draw:end-intensity="50%" draw:angle="1deg" draw:border="0%"/>
    <draw:gradient draw:name="ChartGradient_20_35" draw:display-name="ChartGradient 35" draw:style="radial" draw:cx="50%" draw:cy="50%" draw:start-color="#dedada" draw:end-color="#ffffff" draw:start-intensity="100%" draw:end-intensity="100%" draw:border="0%"/>
    <draw:gradient draw:name="ChartGradient_20_36" draw:display-name="ChartGradient 36" draw:style="radial" draw:cx="50%" draw:cy="50%" draw:start-color="#ffffff" draw:end-color="#dedada" draw:start-intensity="0%" draw:end-intensity="100%" draw:border="0%"/>
    <draw:gradient draw:name="ChartGradient_20_37" draw:display-name="ChartGradient 37" draw:style="radial" draw:cx="50%" draw:cy="50%" draw:start-color="#ffffff" draw:end-color="#dedada" draw:start-intensity="50%" draw:end-intensity="100%" draw:border="0%"/>
    <draw:gradient draw:name="ChartGradient_20_38" draw:display-name="ChartGradient 38" draw:style="radial" draw:cx="50%" draw:cy="50%" draw:start-color="#ffffff" draw:end-color="#dedada" draw:start-intensity="100%" draw:end-intensity="100%" draw:border="0%"/>
    <draw:gradient draw:name="ChartGradient_20_39" draw:display-name="ChartGradient 39" draw:style="linear" draw:start-color="#dedada" draw:end-color="#ffffff" draw:start-intensity="100%" draw:end-intensity="50%" draw:angle="0deg" draw:border="0%"/>
    <draw:gradient draw:name="ChartGradient_20_4" draw:display-name="ChartGradient 4" draw:style="radial" draw:cx="50%" draw:cy="50%" draw:start-color="#ffffff" draw:end-color="#2a6099" draw:start-intensity="70%" draw:end-intensity="100%" draw:border="0%"/>
    <draw:gradient draw:name="ChartGradient_20_40" draw:display-name="ChartGradient 40" draw:style="linear" draw:start-color="#dedada" draw:end-color="#ffffff" draw:start-intensity="100%" draw:end-intensity="75%" draw:angle="0deg" draw:border="0%"/>
    <draw:gradient draw:name="ChartGradient_20_41" draw:display-name="ChartGradient 41" draw:style="linear" draw:start-color="#f1a208" draw:end-color="#ffffff" draw:start-intensity="100%" draw:end-intensity="50%" draw:angle="0deg" draw:border="0%"/>
    <draw:gradient draw:name="ChartGradient_20_42" draw:display-name="ChartGradient 42" draw:style="linear" draw:start-color="#f1a208" draw:end-color="#ffffff" draw:start-intensity="100%" draw:end-intensity="75%" draw:angle="0deg" draw:border="0%"/>
    <draw:gradient draw:name="ChartGradient_20_43" draw:display-name="ChartGradient 43" draw:style="linear" draw:start-color="#f1a208" draw:end-color="#ffffff" draw:start-intensity="100%" draw:end-intensity="75%" draw:angle="1deg" draw:border="0%"/>
    <draw:gradient draw:name="ChartGradient_20_44" draw:display-name="ChartGradient 44" draw:style="linear" draw:start-color="#f1a208" draw:end-color="#ffffff" draw:start-intensity="100%" draw:end-intensity="100%" draw:angle="0deg" draw:border="0%"/>
    <draw:gradient draw:name="ChartGradient_20_45" draw:display-name="ChartGradient 45" draw:style="linear" draw:start-color="#005377" draw:end-color="#ffffff" draw:start-intensity="100%" draw:end-intensity="50%" draw:angle="0deg" draw:border="0%"/>
    <draw:gradient draw:name="ChartGradient_20_46" draw:display-name="ChartGradient 46" draw:style="linear" draw:start-color="#005377" draw:end-color="#ffffff" draw:start-intensity="100%" draw:end-intensity="100%" draw:angle="90deg" draw:border="75%"/>
    <draw:gradient draw:name="ChartGradient_20_47" draw:display-name="ChartGradient 47" draw:style="linear" draw:start-color="#cccccc" draw:end-color="#666666" draw:start-intensity="100%" draw:end-intensity="20%" draw:angle="0deg" draw:border="100%"/>
    <draw:gradient draw:name="ChartGradient_20_48" draw:display-name="ChartGradient 48" draw:style="linear" draw:start-color="#dedada" draw:end-color="#666666" draw:start-intensity="75%" draw:end-intensity="100%" draw:angle="0deg" draw:border="100%"/>
    <draw:gradient draw:name="ChartGradient_20_49" draw:display-name="ChartGradient 49" draw:style="linear" draw:start-color="#dedada" draw:end-color="#666666" draw:start-intensity="100%" draw:end-intensity="100%" draw:angle="0deg" draw:border="100%"/>
    <draw:gradient draw:name="ChartGradient_20_5" draw:display-name="ChartGradient 5" draw:style="radial" draw:cx="50%" draw:cy="50%" draw:start-color="#ffffff" draw:end-color="#2a6099" draw:start-intensity="100%" draw:end-intensity="100%" draw:border="0%"/>
    <draw:gradient draw:name="ChartGradient_20_50" draw:display-name="ChartGradient 50" draw:style="linear" draw:start-color="#dedada" draw:end-color="#dedada" draw:start-intensity="100%" draw:end-intensity="100%" draw:angle="0deg" draw:border="100%"/>
    <draw:gradient draw:name="ChartGradient_20_51" draw:display-name="ChartGradient 51" draw:style="linear" draw:start-color="#dedada" draw:end-color="#dedada" draw:start-intensity="75%" draw:end-intensity="75%" draw:angle="0deg" draw:border="100%"/>
    <draw:gradient draw:name="ChartGradient_20_52" draw:display-name="ChartGradient 52" draw:style="linear" draw:start-color="#f1a208" draw:end-color="#f1a208" draw:start-intensity="100%" draw:end-intensity="50%" draw:angle="0deg" draw:border="100%"/>
    <draw:gradient draw:name="ChartGradient_20_53" draw:display-name="ChartGradient 53" draw:style="linear" draw:start-color="#cccccc" draw:end-color="#f1a208" draw:start-intensity="100%" draw:end-intensity="80%" draw:angle="0deg" draw:border="100%"/>
    <draw:gradient draw:name="ChartGradient_20_54" draw:display-name="ChartGradient 54" draw:style="linear" draw:start-color="#cccccc" draw:end-color="#f1a208" draw:start-intensity="100%" draw:end-intensity="100%" draw:angle="30deg" draw:border="0%"/>
    <draw:gradient draw:name="ChartGradient_20_55" draw:display-name="ChartGradient 55" draw:style="linear" draw:start-color="#cccccc" draw:end-color="#f1a208" draw:start-intensity="100%" draw:end-intensity="100%" draw:angle="0deg" draw:border="100%"/>
    <draw:gradient draw:name="ChartGradient_20_56" draw:display-name="ChartGradient 56" draw:style="linear" draw:start-color="#cccccc" draw:end-color="#f1a208" draw:start-intensity="100%" draw:end-intensity="90%" draw:angle="0deg" draw:border="100%"/>
    <draw:gradient draw:name="ChartGradient_20_57" draw:display-name="ChartGradient 57" draw:style="linear" draw:start-color="#f1a208" draw:end-color="#f1a208" draw:start-intensity="100%" draw:end-intensity="80%" draw:angle="0deg" draw:border="100%"/>
    <draw:gradient draw:name="ChartGradient_20_58" draw:display-name="ChartGradient 58" draw:style="linear" draw:start-color="#cccccc" draw:end-color="#005377" draw:start-intensity="100%" draw:end-intensity="80%" draw:angle="0deg" draw:border="100%"/>
    <draw:gradient draw:name="ChartGradient_20_59" draw:display-name="ChartGradient 59" draw:style="linear" draw:start-color="#cccccc" draw:end-color="#005377" draw:start-intensity="100%" draw:end-intensity="90%" draw:angle="0deg" draw:border="100%"/>
    <draw:gradient draw:name="ChartGradient_20_6" draw:display-name="ChartGradient 6" draw:style="radial" draw:cx="50%" draw:cy="50%" draw:start-color="#ffffff" draw:end-color="#2a6099" draw:start-intensity="50%" draw:end-intensity="100%" draw:border="0%"/>
    <draw:gradient draw:name="ChartGradient_20_60" draw:display-name="ChartGradient 60" draw:style="linear" draw:start-color="#cccccc" draw:end-color="#63d2ff" draw:start-intensity="100%" draw:end-intensity="100%" draw:angle="0deg" draw:border="100%"/>
    <draw:gradient draw:name="ChartGradient_20_61" draw:display-name="ChartGradient 61" draw:style="linear" draw:start-color="#cccccc" draw:end-color="#005377" draw:start-intensity="100%" draw:end-intensity="50%" draw:angle="0deg" draw:border="100%"/>
    <draw:gradient draw:name="ChartGradient_20_62" draw:display-name="ChartGradient 62" draw:style="linear" draw:start-color="#cccccc" draw:end-color="#2a6099" draw:start-intensity="100%" draw:end-intensity="100%" draw:angle="0deg" draw:border="100%"/>
    <draw:gradient draw:name="ChartGradient_20_63" draw:display-name="ChartGradient 63" draw:style="linear" draw:start-color="#cccccc" draw:end-color="#005377" draw:start-intensity="100%" draw:end-intensity="100%" draw:angle="0deg" draw:border="100%"/>
    <draw:gradient draw:name="ChartGradient_20_64" draw:display-name="ChartGradient 64" draw:style="linear" draw:start-color="#cccccc" draw:end-color="#005377" draw:start-intensity="100%" draw:end-intensity="75%" draw:angle="0deg" draw:border="100%"/>
    <draw:gradient draw:name="ChartGradient_20_65" draw:display-name="ChartGradient 65" draw:style="linear" draw:start-color="#cccccc" draw:end-color="#00b0f0" draw:start-intensity="100%" draw:end-intensity="75%" draw:angle="0deg" draw:border="100%"/>
    <draw:gradient draw:name="ChartGradient_20_66" draw:display-name="ChartGradient 66" draw:style="linear" draw:start-color="#cccccc" draw:end-color="#77caee" draw:start-intensity="100%" draw:end-intensity="100%" draw:angle="0deg" draw:border="100%"/>
    <draw:gradient draw:name="ChartGradient_20_67" draw:display-name="ChartGradient 67" draw:style="linear" draw:start-color="#cccccc" draw:end-color="#009bdd" draw:start-intensity="100%" draw:end-intensity="100%" draw:angle="0deg" draw:border="100%"/>
    <draw:gradient draw:name="ChartGradient_20_68" draw:display-name="ChartGradient 68" draw:style="linear" draw:start-color="#cccccc" draw:end-color="#009bdd" draw:start-intensity="100%" draw:end-intensity="75%" draw:angle="0deg" draw:border="100%"/>
    <draw:gradient draw:name="ChartGradient_20_7" draw:display-name="ChartGradient 7" draw:style="radial" draw:cx="50%" draw:cy="50%" draw:start-color="#000000" draw:end-color="#729fcf" draw:start-intensity="100%" draw:end-intensity="100%" draw:border="0%"/>
    <draw:gradient draw:name="ChartGradient_20_8" draw:display-name="ChartGradient 8" draw:style="radial" draw:cx="50%" draw:cy="50%" draw:start-color="#ffffff" draw:end-color="#77caee" draw:start-intensity="0%" draw:end-intensity="0%" draw:border="0%"/>
    <draw:gradient draw:name="ChartGradient_20_9" draw:display-name="ChartGradient 9" draw:style="radial" draw:cx="50%" draw:cy="50%" draw:start-color="#ffffff" draw:end-color="#77caee" draw:start-intensity="25%" draw:end-intensity="0%" draw:border="0%"/>
    <draw:fill-image draw:name="ChartBitmap_20_1" draw:display-name="ChartBitmap 1" xlink:href="Pictures/10000000000000080000000819DF70927B27DE29.png" xlink:type="simple" xlink:show="embed" xlink:actuate="onLoad"/>
    <draw:fill-image draw:name="ChartBitmap_20_2" draw:display-name="ChartBitmap 2" xlink:href="Pictures/100000000000000800000008072A4A5FF1F5D712.png" xlink:type="simple" xlink:show="embed" xlink:actuate="onLoad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three-dimensional="true" chart:include-hidden-cells="false" chart:auto-position="true" chart:auto-size="true" chart:right-angled-axes="true" chart:data-label-number="value" chart:data-label-text="true" chart:data-label-symbol="false" chart:data-label-series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value" chart:data-label-text="true" chart:data-label-symbol="false" chart:data-label-series="false" chart:label-position="center">
        <chart:label-separator>
          <text:p><text:line-break/></text:p>
        </chart:label-separator>
      </style:chart-properties>
      <style:graphic-properties draw:stroke="none" draw:fill="gradient" draw:fill-color="#004586" draw:fill-gradient-name="ChartGradient_20_42" draw:gradient-step-count="0" fo:wrap-option="wrap"/>
      <style:text-properties fo:color="#ffffff" fo:font-family="'Noto Serif'" style:font-style-name="Regular" style:font-family-generic="roman" fo:font-size="12pt" fo:font-weight="bold" style:font-size-asian="10pt" style:font-size-complex="10pt"/>
    </style:style>
    <style:style style:name="ch7" style:family="chart">
      <style:chart-properties chart:solid-type="cuboid"/>
      <style:graphic-properties draw:fill-color="#004586" draw:fill-gradient-name="ChartGradient_20_51" draw:gradient-step-count="64"/>
    </style:style>
    <style:style style:name="ch8" style:family="chart">
      <style:chart-properties chart:solid-type="cuboid"/>
      <style:graphic-properties draw:fill-color="#c8c3c2" draw:fill-gradient-name="ChartGradient_20_50" draw:gradient-step-count="64"/>
    </style:style>
    <style:style style:name="ch9" style:family="chart">
      <style:chart-properties chart:solid-type="cuboid"/>
      <style:graphic-properties draw:fill-color="#dde8cb" draw:fill-gradient-name="ChartGradient_20_57" draw:gradient-step-count="64"/>
    </style:style>
    <style:style style:name="ch10" style:family="chart">
      <style:chart-properties chart:solid-type="cuboid"/>
      <style:graphic-properties draw:fill-color="#579d1c" draw:fill-gradient-name="ChartGradient_20_56" draw:gradient-step-count="64"/>
    </style:style>
    <style:style style:name="ch11" style:family="chart">
      <style:chart-properties chart:solid-type="cuboid"/>
      <style:graphic-properties draw:fill-color="#7e0021" draw:fill-gradient-name="ChartGradient_20_55"/>
    </style:style>
    <style:style style:name="ch12" style:family="chart">
      <style:chart-properties chart:solid-type="cuboid"/>
      <style:graphic-properties draw:fill-color="#83caff" draw:fill-gradient-name="ChartGradient_20_63" draw:gradient-step-count="64"/>
    </style:style>
    <style:style style:name="ch13" style:family="chart">
      <style:chart-properties chart:solid-type="cuboid"/>
      <style:graphic-properties draw:fill-color="#314004" draw:fill-gradient-name="ChartGradient_20_68" draw:gradient-step-count="64"/>
    </style:style>
    <style:style style:name="ch14" style:family="chart">
      <style:chart-properties chart:solid-type="cuboid"/>
      <style:graphic-properties draw:fill-color="#aecf00" draw:fill-gradient-name="ChartGradient_20_67" draw:gradient-step-count="6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1.178cm" svg:height="17.537cm" xlink:href=".." xlink:type="simple" chart:class="chart:ring" chart:style-name="ch1">
        <chart:plot-area chart:style-name="ch2" table:cell-range-address="Sheet1.A4:Sheet1.B11" chart:data-source-has-labels="column" svg:x="0.623cm" svg:y="0.35cm" svg:width="29.932cm" svg:height="16.837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chart:coordinate-region svg:x="1.562cm" svg:y="0.35cm" svg:width="28.053cm" svg:height="16.837cm"/>
          <dr3d:light dr3d:diffuse-color="#808080" dr3d:direction="(0 0 1)" dr3d:enabled="false" dr3d:specular="true"/>
          <dr3d:light dr3d:diffuse-color="#333333" dr3d:direction="(0 0.8 0.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:categories table:cell-range-address="Sheet1.A4:Sheet1.A11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Sheet1.B4:Sheet1.B1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ssimilate</text:p>
                <draw:g>
                  <svg:desc>Sheet1.A4:Sheet1.A11</svg:desc>
                </draw:g>
              </table:table-cell>
              <table:table-cell office:value-type="float" office:value="0.05">
                <text:p>0.05</text:p>
                <draw:g>
                  <svg:desc>Sheet1.B4:Sheet1.B11</svg:desc>
                </draw:g>
              </table:table-cell>
            </table:table-row>
            <table:table-row>
              <table:table-cell office:value-type="string">
                <text:p>Design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Extract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Load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Stabilize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Transform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Validate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Present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ChartGradient_20_1" draw:display-name="ChartGradient 1" draw:style="radial" draw:cx="50%" draw:cy="50%" draw:start-color="#ffffff" draw:end-color="#77caee" draw:start-intensity="100%" draw:end-intensity="100%" draw:border="0%"/>
    <draw:gradient draw:name="ChartGradient_20_10" draw:display-name="ChartGradient 10" draw:style="radial" draw:cx="50%" draw:cy="50%" draw:start-color="#ffffff" draw:end-color="#77caee" draw:start-intensity="50%" draw:end-intensity="0%" draw:border="0%"/>
    <draw:gradient draw:name="ChartGradient_20_11" draw:display-name="ChartGradient 11" draw:style="radial" draw:cx="50%" draw:cy="50%" draw:start-color="#ffffff" draw:end-color="#77caee" draw:start-intensity="75%" draw:end-intensity="0%" draw:border="0%"/>
    <draw:gradient draw:name="ChartGradient_20_12" draw:display-name="ChartGradient 12" draw:style="radial" draw:cx="50%" draw:cy="50%" draw:start-color="#ffffff" draw:end-color="#77caee" draw:start-intensity="100%" draw:end-intensity="25%" draw:border="0%"/>
    <draw:gradient draw:name="ChartGradient_20_13" draw:display-name="ChartGradient 13" draw:style="radial" draw:cx="50%" draw:cy="50%" draw:start-color="#ffffff" draw:end-color="#77caee" draw:start-intensity="100%" draw:end-intensity="50%" draw:border="0%"/>
    <draw:gradient draw:name="ChartGradient_20_14" draw:display-name="ChartGradient 14" draw:style="radial" draw:cx="50%" draw:cy="50%" draw:start-color="#ffffff" draw:end-color="#77caee" draw:start-intensity="100%" draw:end-intensity="75%" draw:border="0%"/>
    <draw:gradient draw:name="ChartGradient_20_15" draw:display-name="ChartGradient 15" draw:style="radial" draw:cx="50%" draw:cy="50%" draw:start-color="#ffffff" draw:end-color="#77caee" draw:start-intensity="100%" draw:end-intensity="100%" draw:border="0%"/>
    <draw:gradient draw:name="ChartGradient_20_16" draw:display-name="ChartGradient 16" draw:style="radial" draw:cx="50%" draw:cy="50%" draw:start-color="#ffffff" draw:end-color="#77caee" draw:start-intensity="100%" draw:end-intensity="0%" draw:border="0%"/>
    <draw:gradient draw:name="ChartGradient_20_17" draw:display-name="ChartGradient 17" draw:style="radial" draw:cx="50%" draw:cy="50%" draw:start-color="#ffffff" draw:end-color="#77caee" draw:start-intensity="50%" draw:end-intensity="0%" draw:border="0%"/>
    <draw:gradient draw:name="ChartGradient_20_18" draw:display-name="ChartGradient 18" draw:style="radial" draw:cx="50%" draw:cy="50%" draw:start-color="#ffffff" draw:end-color="#2a6099" draw:start-intensity="100%" draw:end-intensity="0%" draw:border="0%"/>
    <draw:gradient draw:name="ChartGradient_20_19" draw:display-name="ChartGradient 19" draw:style="radial" draw:cx="50%" draw:cy="50%" draw:start-color="#ffffff" draw:end-color="#2a6099" draw:start-intensity="100%" draw:end-intensity="35%" draw:border="0%"/>
    <draw:gradient draw:name="ChartGradient_20_2" draw:display-name="ChartGradient 2" draw:style="radial" draw:cx="50%" draw:cy="50%" draw:start-color="#ffffff" draw:end-color="#2a6099" draw:start-intensity="0%" draw:end-intensity="100%" draw:border="0%"/>
    <draw:gradient draw:name="ChartGradient_20_20" draw:display-name="ChartGradient 20" draw:style="radial" draw:cx="50%" draw:cy="50%" draw:start-color="#ffffff" draw:end-color="#2a6099" draw:start-intensity="100%" draw:end-intensity="70%" draw:border="0%"/>
    <draw:gradient draw:name="ChartGradient_20_21" draw:display-name="ChartGradient 21" draw:style="radial" draw:cx="50%" draw:cy="50%" draw:start-color="#000000" draw:end-color="#c8c3c2" draw:start-intensity="100%" draw:end-intensity="0%" draw:border="0%"/>
    <draw:gradient draw:name="ChartGradient_20_22" draw:display-name="ChartGradient 22" draw:style="radial" draw:cx="50%" draw:cy="50%" draw:start-color="#000000" draw:end-color="#dedada" draw:start-intensity="100%" draw:end-intensity="50%" draw:border="0%"/>
    <draw:gradient draw:name="ChartGradient_20_23" draw:display-name="ChartGradient 23" draw:style="radial" draw:cx="50%" draw:cy="50%" draw:start-color="#2a6099" draw:end-color="#dedada" draw:start-intensity="100%" draw:end-intensity="0%" draw:border="0%"/>
    <draw:gradient draw:name="ChartGradient_20_24" draw:display-name="ChartGradient 24" draw:style="radial" draw:cx="50%" draw:cy="50%" draw:start-color="#000000" draw:end-color="#ffffff" draw:start-intensity="100%" draw:end-intensity="0%" draw:border="0%"/>
    <draw:gradient draw:name="ChartGradient_20_25" draw:display-name="ChartGradient 25" draw:style="radial" draw:cx="50%" draw:cy="50%" draw:start-color="#000000" draw:end-color="#ffffff" draw:start-intensity="100%" draw:end-intensity="50%" draw:border="0%"/>
    <draw:gradient draw:name="ChartGradient_20_26" draw:display-name="ChartGradient 26" draw:style="radial" draw:cx="50%" draw:cy="50%" draw:start-color="#2a6099" draw:end-color="#ffffff" draw:start-intensity="100%" draw:end-intensity="0%" draw:border="0%"/>
    <draw:gradient draw:name="ChartGradient_20_27" draw:display-name="ChartGradient 27" draw:style="radial" draw:cx="50%" draw:cy="50%" draw:start-color="#2a6099" draw:end-color="#ffffff" draw:start-intensity="100%" draw:end-intensity="50%" draw:border="0%"/>
    <draw:gradient draw:name="ChartGradient_20_28" draw:display-name="ChartGradient 28" draw:style="linear" draw:start-color="#2a6099" draw:end-color="#ffffff" draw:start-intensity="100%" draw:end-intensity="100%" draw:angle="1deg" draw:border="0%"/>
    <draw:gradient draw:name="ChartGradient_20_29" draw:display-name="ChartGradient 29" draw:style="radial" draw:cx="50%" draw:cy="50%" draw:start-color="#2a6099" draw:end-color="#ffffff" draw:start-intensity="100%" draw:end-intensity="100%" draw:border="0%"/>
    <draw:gradient draw:name="ChartGradient_20_3" draw:display-name="ChartGradient 3" draw:style="radial" draw:cx="50%" draw:cy="50%" draw:start-color="#ffffff" draw:end-color="#2a6099" draw:start-intensity="35%" draw:end-intensity="100%" draw:border="0%"/>
    <draw:gradient draw:name="ChartGradient_20_30" draw:display-name="ChartGradient 30" draw:style="linear" draw:start-color="#2a6099" draw:end-color="#ffffff" draw:start-intensity="100%" draw:end-intensity="50%" draw:angle="1deg" draw:border="0%"/>
    <draw:gradient draw:name="ChartGradient_20_31" draw:display-name="ChartGradient 31" draw:style="linear" draw:start-color="#2a6099" draw:end-color="#ffffff" draw:start-intensity="100%" draw:end-intensity="0%" draw:angle="1deg" draw:border="0%"/>
    <draw:gradient draw:name="ChartGradient_20_32" draw:display-name="ChartGradient 32" draw:style="linear" draw:start-color="#77caee" draw:end-color="#ffffff" draw:start-intensity="100%" draw:end-intensity="0%" draw:angle="1deg" draw:border="0%"/>
    <draw:gradient draw:name="ChartGradient_20_33" draw:display-name="ChartGradient 33" draw:style="linear" draw:start-color="#d9dcd6" draw:end-color="#dee6ef" draw:start-intensity="100%" draw:end-intensity="100%" draw:angle="1deg" draw:border="0%"/>
    <draw:gradient draw:name="ChartGradient_20_34" draw:display-name="ChartGradient 34" draw:style="linear" draw:start-color="#dedada" draw:end-color="#ffffff" draw:start-intensity="100%" draw:end-intensity="50%" draw:angle="1deg" draw:border="0%"/>
    <draw:gradient draw:name="ChartGradient_20_35" draw:display-name="ChartGradient 35" draw:style="radial" draw:cx="50%" draw:cy="50%" draw:start-color="#dedada" draw:end-color="#ffffff" draw:start-intensity="100%" draw:end-intensity="100%" draw:border="0%"/>
    <draw:gradient draw:name="ChartGradient_20_36" draw:display-name="ChartGradient 36" draw:style="radial" draw:cx="50%" draw:cy="50%" draw:start-color="#ffffff" draw:end-color="#dedada" draw:start-intensity="0%" draw:end-intensity="100%" draw:border="0%"/>
    <draw:gradient draw:name="ChartGradient_20_37" draw:display-name="ChartGradient 37" draw:style="radial" draw:cx="50%" draw:cy="50%" draw:start-color="#ffffff" draw:end-color="#dedada" draw:start-intensity="50%" draw:end-intensity="100%" draw:border="0%"/>
    <draw:gradient draw:name="ChartGradient_20_38" draw:display-name="ChartGradient 38" draw:style="radial" draw:cx="50%" draw:cy="50%" draw:start-color="#ffffff" draw:end-color="#dedada" draw:start-intensity="100%" draw:end-intensity="100%" draw:border="0%"/>
    <draw:gradient draw:name="ChartGradient_20_39" draw:display-name="ChartGradient 39" draw:style="linear" draw:start-color="#dedada" draw:end-color="#ffffff" draw:start-intensity="100%" draw:end-intensity="50%" draw:angle="0deg" draw:border="0%"/>
    <draw:gradient draw:name="ChartGradient_20_4" draw:display-name="ChartGradient 4" draw:style="radial" draw:cx="50%" draw:cy="50%" draw:start-color="#ffffff" draw:end-color="#2a6099" draw:start-intensity="70%" draw:end-intensity="100%" draw:border="0%"/>
    <draw:gradient draw:name="ChartGradient_20_40" draw:display-name="ChartGradient 40" draw:style="linear" draw:start-color="#dedada" draw:end-color="#ffffff" draw:start-intensity="100%" draw:end-intensity="75%" draw:angle="0deg" draw:border="0%"/>
    <draw:gradient draw:name="ChartGradient_20_41" draw:display-name="ChartGradient 41" draw:style="linear" draw:start-color="#f1a208" draw:end-color="#ffffff" draw:start-intensity="100%" draw:end-intensity="50%" draw:angle="0deg" draw:border="0%"/>
    <draw:gradient draw:name="ChartGradient_20_42" draw:display-name="ChartGradient 42" draw:style="linear" draw:start-color="#f1a208" draw:end-color="#ffffff" draw:start-intensity="100%" draw:end-intensity="75%" draw:angle="0deg" draw:border="0%"/>
    <draw:gradient draw:name="ChartGradient_20_43" draw:display-name="ChartGradient 43" draw:style="linear" draw:start-color="#f1a208" draw:end-color="#ffffff" draw:start-intensity="100%" draw:end-intensity="75%" draw:angle="1deg" draw:border="0%"/>
    <draw:gradient draw:name="ChartGradient_20_44" draw:display-name="ChartGradient 44" draw:style="linear" draw:start-color="#f1a208" draw:end-color="#ffffff" draw:start-intensity="100%" draw:end-intensity="100%" draw:angle="0deg" draw:border="0%"/>
    <draw:gradient draw:name="ChartGradient_20_45" draw:display-name="ChartGradient 45" draw:style="linear" draw:start-color="#005377" draw:end-color="#ffffff" draw:start-intensity="100%" draw:end-intensity="50%" draw:angle="0deg" draw:border="0%"/>
    <draw:gradient draw:name="ChartGradient_20_46" draw:display-name="ChartGradient 46" draw:style="linear" draw:start-color="#005377" draw:end-color="#ffffff" draw:start-intensity="100%" draw:end-intensity="100%" draw:angle="90deg" draw:border="75%"/>
    <draw:gradient draw:name="ChartGradient_20_47" draw:display-name="ChartGradient 47" draw:style="linear" draw:start-color="#cccccc" draw:end-color="#666666" draw:start-intensity="100%" draw:end-intensity="20%" draw:angle="0deg" draw:border="100%"/>
    <draw:gradient draw:name="ChartGradient_20_48" draw:display-name="ChartGradient 48" draw:style="linear" draw:start-color="#dedada" draw:end-color="#666666" draw:start-intensity="75%" draw:end-intensity="100%" draw:angle="0deg" draw:border="100%"/>
    <draw:gradient draw:name="ChartGradient_20_49" draw:display-name="ChartGradient 49" draw:style="linear" draw:start-color="#dedada" draw:end-color="#666666" draw:start-intensity="100%" draw:end-intensity="100%" draw:angle="0deg" draw:border="100%"/>
    <draw:gradient draw:name="ChartGradient_20_5" draw:display-name="ChartGradient 5" draw:style="radial" draw:cx="50%" draw:cy="50%" draw:start-color="#ffffff" draw:end-color="#2a6099" draw:start-intensity="100%" draw:end-intensity="100%" draw:border="0%"/>
    <draw:gradient draw:name="ChartGradient_20_50" draw:display-name="ChartGradient 50" draw:style="linear" draw:start-color="#dedada" draw:end-color="#dedada" draw:start-intensity="100%" draw:end-intensity="100%" draw:angle="0deg" draw:border="100%"/>
    <draw:gradient draw:name="ChartGradient_20_51" draw:display-name="ChartGradient 51" draw:style="linear" draw:start-color="#dedada" draw:end-color="#dedada" draw:start-intensity="75%" draw:end-intensity="75%" draw:angle="0deg" draw:border="100%"/>
    <draw:gradient draw:name="ChartGradient_20_52" draw:display-name="ChartGradient 52" draw:style="linear" draw:start-color="#f1a208" draw:end-color="#f1a208" draw:start-intensity="100%" draw:end-intensity="50%" draw:angle="0deg" draw:border="100%"/>
    <draw:gradient draw:name="ChartGradient_20_53" draw:display-name="ChartGradient 53" draw:style="linear" draw:start-color="#cccccc" draw:end-color="#f1a208" draw:start-intensity="100%" draw:end-intensity="80%" draw:angle="0deg" draw:border="100%"/>
    <draw:gradient draw:name="ChartGradient_20_54" draw:display-name="ChartGradient 54" draw:style="linear" draw:start-color="#cccccc" draw:end-color="#f1a208" draw:start-intensity="100%" draw:end-intensity="100%" draw:angle="30deg" draw:border="0%"/>
    <draw:gradient draw:name="ChartGradient_20_55" draw:display-name="ChartGradient 55" draw:style="linear" draw:start-color="#cccccc" draw:end-color="#f1a208" draw:start-intensity="100%" draw:end-intensity="100%" draw:angle="0deg" draw:border="100%"/>
    <draw:gradient draw:name="ChartGradient_20_56" draw:display-name="ChartGradient 56" draw:style="linear" draw:start-color="#cccccc" draw:end-color="#f1a208" draw:start-intensity="100%" draw:end-intensity="90%" draw:angle="0deg" draw:border="100%"/>
    <draw:gradient draw:name="ChartGradient_20_57" draw:display-name="ChartGradient 57" draw:style="linear" draw:start-color="#f1a208" draw:end-color="#f1a208" draw:start-intensity="100%" draw:end-intensity="80%" draw:angle="0deg" draw:border="100%"/>
    <draw:gradient draw:name="ChartGradient_20_58" draw:display-name="ChartGradient 58" draw:style="linear" draw:start-color="#cccccc" draw:end-color="#005377" draw:start-intensity="100%" draw:end-intensity="80%" draw:angle="0deg" draw:border="100%"/>
    <draw:gradient draw:name="ChartGradient_20_59" draw:display-name="ChartGradient 59" draw:style="linear" draw:start-color="#cccccc" draw:end-color="#005377" draw:start-intensity="100%" draw:end-intensity="90%" draw:angle="0deg" draw:border="100%"/>
    <draw:gradient draw:name="ChartGradient_20_6" draw:display-name="ChartGradient 6" draw:style="radial" draw:cx="50%" draw:cy="50%" draw:start-color="#ffffff" draw:end-color="#2a6099" draw:start-intensity="50%" draw:end-intensity="100%" draw:border="0%"/>
    <draw:gradient draw:name="ChartGradient_20_60" draw:display-name="ChartGradient 60" draw:style="linear" draw:start-color="#cccccc" draw:end-color="#63d2ff" draw:start-intensity="100%" draw:end-intensity="100%" draw:angle="0deg" draw:border="100%"/>
    <draw:gradient draw:name="ChartGradient_20_61" draw:display-name="ChartGradient 61" draw:style="linear" draw:start-color="#cccccc" draw:end-color="#005377" draw:start-intensity="100%" draw:end-intensity="50%" draw:angle="0deg" draw:border="100%"/>
    <draw:gradient draw:name="ChartGradient_20_62" draw:display-name="ChartGradient 62" draw:style="linear" draw:start-color="#cccccc" draw:end-color="#2a6099" draw:start-intensity="100%" draw:end-intensity="100%" draw:angle="0deg" draw:border="100%"/>
    <draw:gradient draw:name="ChartGradient_20_63" draw:display-name="ChartGradient 63" draw:style="linear" draw:start-color="#cccccc" draw:end-color="#005377" draw:start-intensity="100%" draw:end-intensity="100%" draw:angle="0deg" draw:border="100%"/>
    <draw:gradient draw:name="ChartGradient_20_64" draw:display-name="ChartGradient 64" draw:style="linear" draw:start-color="#cccccc" draw:end-color="#005377" draw:start-intensity="100%" draw:end-intensity="75%" draw:angle="0deg" draw:border="100%"/>
    <draw:gradient draw:name="ChartGradient_20_65" draw:display-name="ChartGradient 65" draw:style="linear" draw:start-color="#cccccc" draw:end-color="#00b0f0" draw:start-intensity="100%" draw:end-intensity="75%" draw:angle="0deg" draw:border="100%"/>
    <draw:gradient draw:name="ChartGradient_20_66" draw:display-name="ChartGradient 66" draw:style="linear" draw:start-color="#cccccc" draw:end-color="#77caee" draw:start-intensity="100%" draw:end-intensity="100%" draw:angle="0deg" draw:border="100%"/>
    <draw:gradient draw:name="ChartGradient_20_67" draw:display-name="ChartGradient 67" draw:style="linear" draw:start-color="#cccccc" draw:end-color="#009bdd" draw:start-intensity="100%" draw:end-intensity="100%" draw:angle="0deg" draw:border="100%"/>
    <draw:gradient draw:name="ChartGradient_20_68" draw:display-name="ChartGradient 68" draw:style="linear" draw:start-color="#cccccc" draw:end-color="#009bdd" draw:start-intensity="100%" draw:end-intensity="75%" draw:angle="0deg" draw:border="100%"/>
    <draw:gradient draw:name="ChartGradient_20_7" draw:display-name="ChartGradient 7" draw:style="radial" draw:cx="50%" draw:cy="50%" draw:start-color="#000000" draw:end-color="#729fcf" draw:start-intensity="100%" draw:end-intensity="100%" draw:border="0%"/>
    <draw:gradient draw:name="ChartGradient_20_8" draw:display-name="ChartGradient 8" draw:style="radial" draw:cx="50%" draw:cy="50%" draw:start-color="#ffffff" draw:end-color="#77caee" draw:start-intensity="0%" draw:end-intensity="0%" draw:border="0%"/>
    <draw:gradient draw:name="ChartGradient_20_9" draw:display-name="ChartGradient 9" draw:style="radial" draw:cx="50%" draw:cy="50%" draw:start-color="#ffffff" draw:end-color="#77caee" draw:start-intensity="25%" draw:end-intensity="0%" draw:border="0%"/>
    <draw:fill-image draw:name="ChartBitmap_20_1" draw:display-name="ChartBitmap 1" xlink:href="Pictures/10000000000000080000000819DF70927B27DE29.png" xlink:type="simple" xlink:show="embed" xlink:actuate="onLoad"/>
    <draw:fill-image draw:name="ChartBitmap_20_2" draw:display-name="ChartBitmap 2" xlink:href="Pictures/100000000000000800000008072A4A5FF1F5D712.png" xlink:type="simple" xlink:show="embed" xlink:actuate="onLoad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three-dimensional="true" chart:include-hidden-cells="false" chart:auto-position="true" chart:auto-size="true" chart:right-angled-axes="true" chart:data-label-number="value" chart:data-label-text="true" chart:data-label-symbol="false" chart:data-label-series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value" chart:data-label-text="true" chart:data-label-symbol="false" chart:data-label-series="false" chart:label-position="center">
        <chart:label-separator>
          <text:p><text:line-break/></text:p>
        </chart:label-separator>
      </style:chart-properties>
      <style:graphic-properties draw:stroke="none" draw:fill="gradient" draw:fill-color="#004586" draw:fill-gradient-name="ChartGradient_20_42" draw:gradient-step-count="0" fo:wrap-option="wrap"/>
      <style:text-properties fo:color="#ffffff" fo:font-family="'Noto Serif'" style:font-style-name="Regular" style:font-family-generic="roman" fo:font-size="12pt" fo:font-weight="bold" style:font-size-asian="10pt" style:font-size-complex="10pt"/>
    </style:style>
    <style:style style:name="ch7" style:family="chart">
      <style:chart-properties chart:solid-type="cuboid"/>
      <style:graphic-properties draw:fill-color="#004586" draw:fill-gradient-name="ChartGradient_20_51" draw:gradient-step-count="64"/>
    </style:style>
    <style:style style:name="ch8" style:family="chart">
      <style:chart-properties chart:solid-type="cuboid"/>
      <style:graphic-properties draw:fill-color="#c8c3c2" draw:fill-gradient-name="ChartGradient_20_50" draw:gradient-step-count="64"/>
    </style:style>
    <style:style style:name="ch9" style:family="chart">
      <style:chart-properties chart:solid-type="cuboid"/>
      <style:graphic-properties draw:fill-color="#dde8cb" draw:fill-gradient-name="ChartGradient_20_57" draw:gradient-step-count="64"/>
    </style:style>
    <style:style style:name="ch10" style:family="chart">
      <style:chart-properties chart:solid-type="cuboid"/>
      <style:graphic-properties draw:fill-color="#579d1c" draw:fill-gradient-name="ChartGradient_20_56" draw:gradient-step-count="64"/>
    </style:style>
    <style:style style:name="ch11" style:family="chart">
      <style:chart-properties chart:solid-type="cuboid"/>
      <style:graphic-properties draw:fill-color="#7e0021" draw:fill-gradient-name="ChartGradient_20_55"/>
    </style:style>
    <style:style style:name="ch12" style:family="chart">
      <style:chart-properties chart:solid-type="cuboid"/>
      <style:graphic-properties draw:fill-color="#83caff" draw:fill-gradient-name="ChartGradient_20_63" draw:gradient-step-count="64"/>
    </style:style>
    <style:style style:name="ch13" style:family="chart">
      <style:chart-properties chart:solid-type="cuboid"/>
      <style:graphic-properties draw:fill-color="#314004" draw:fill-gradient-name="ChartGradient_20_68" draw:gradient-step-count="64"/>
    </style:style>
    <style:style style:name="ch14" style:family="chart">
      <style:chart-properties chart:solid-type="cuboid"/>
      <style:graphic-properties draw:fill-color="#aecf00" draw:fill-gradient-name="ChartGradient_20_67" draw:gradient-step-count="6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1.178cm" svg:height="17.537cm" xlink:href=".." xlink:type="simple" chart:class="chart:ring" chart:style-name="ch1">
        <chart:plot-area chart:style-name="ch2" table:cell-range-address="Sheet1.A4:Sheet1.B11" chart:data-source-has-labels="column" svg:x="0.623cm" svg:y="0.35cm" svg:width="29.932cm" svg:height="16.837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chart:coordinate-region svg:x="1.562cm" svg:y="0.35cm" svg:width="28.053cm" svg:height="16.837cm"/>
          <dr3d:light dr3d:diffuse-color="#808080" dr3d:direction="(0 0 1)" dr3d:enabled="false" dr3d:specular="true"/>
          <dr3d:light dr3d:diffuse-color="#333333" dr3d:direction="(0 0.8 0.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:categories table:cell-range-address="Sheet1.A4:Sheet1.A11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Sheet1.B4:Sheet1.B1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ssimilate</text:p>
                <draw:g>
                  <svg:desc>Sheet1.A4:Sheet1.A11</svg:desc>
                </draw:g>
              </table:table-cell>
              <table:table-cell office:value-type="float" office:value="0.05">
                <text:p>0.05</text:p>
                <draw:g>
                  <svg:desc>Sheet1.B4:Sheet1.B11</svg:desc>
                </draw:g>
              </table:table-cell>
            </table:table-row>
            <table:table-row>
              <table:table-cell office:value-type="string">
                <text:p>Design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Extract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Load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Stabilize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Transform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Validate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Present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ChartGradient_20_1" draw:display-name="ChartGradient 1" draw:style="radial" draw:cx="50%" draw:cy="50%" draw:start-color="#ffffff" draw:end-color="#77caee" draw:start-intensity="100%" draw:end-intensity="100%" draw:border="0%"/>
    <draw:gradient draw:name="ChartGradient_20_10" draw:display-name="ChartGradient 10" draw:style="radial" draw:cx="50%" draw:cy="50%" draw:start-color="#ffffff" draw:end-color="#77caee" draw:start-intensity="50%" draw:end-intensity="0%" draw:border="0%"/>
    <draw:gradient draw:name="ChartGradient_20_11" draw:display-name="ChartGradient 11" draw:style="radial" draw:cx="50%" draw:cy="50%" draw:start-color="#ffffff" draw:end-color="#77caee" draw:start-intensity="75%" draw:end-intensity="0%" draw:border="0%"/>
    <draw:gradient draw:name="ChartGradient_20_12" draw:display-name="ChartGradient 12" draw:style="radial" draw:cx="50%" draw:cy="50%" draw:start-color="#ffffff" draw:end-color="#77caee" draw:start-intensity="100%" draw:end-intensity="25%" draw:border="0%"/>
    <draw:gradient draw:name="ChartGradient_20_13" draw:display-name="ChartGradient 13" draw:style="radial" draw:cx="50%" draw:cy="50%" draw:start-color="#ffffff" draw:end-color="#77caee" draw:start-intensity="100%" draw:end-intensity="50%" draw:border="0%"/>
    <draw:gradient draw:name="ChartGradient_20_14" draw:display-name="ChartGradient 14" draw:style="radial" draw:cx="50%" draw:cy="50%" draw:start-color="#ffffff" draw:end-color="#77caee" draw:start-intensity="100%" draw:end-intensity="75%" draw:border="0%"/>
    <draw:gradient draw:name="ChartGradient_20_15" draw:display-name="ChartGradient 15" draw:style="radial" draw:cx="50%" draw:cy="50%" draw:start-color="#ffffff" draw:end-color="#77caee" draw:start-intensity="100%" draw:end-intensity="100%" draw:border="0%"/>
    <draw:gradient draw:name="ChartGradient_20_16" draw:display-name="ChartGradient 16" draw:style="radial" draw:cx="50%" draw:cy="50%" draw:start-color="#ffffff" draw:end-color="#77caee" draw:start-intensity="100%" draw:end-intensity="0%" draw:border="0%"/>
    <draw:gradient draw:name="ChartGradient_20_17" draw:display-name="ChartGradient 17" draw:style="radial" draw:cx="50%" draw:cy="50%" draw:start-color="#ffffff" draw:end-color="#77caee" draw:start-intensity="50%" draw:end-intensity="0%" draw:border="0%"/>
    <draw:gradient draw:name="ChartGradient_20_18" draw:display-name="ChartGradient 18" draw:style="radial" draw:cx="50%" draw:cy="50%" draw:start-color="#ffffff" draw:end-color="#2a6099" draw:start-intensity="100%" draw:end-intensity="0%" draw:border="0%"/>
    <draw:gradient draw:name="ChartGradient_20_19" draw:display-name="ChartGradient 19" draw:style="radial" draw:cx="50%" draw:cy="50%" draw:start-color="#ffffff" draw:end-color="#2a6099" draw:start-intensity="100%" draw:end-intensity="35%" draw:border="0%"/>
    <draw:gradient draw:name="ChartGradient_20_2" draw:display-name="ChartGradient 2" draw:style="radial" draw:cx="50%" draw:cy="50%" draw:start-color="#ffffff" draw:end-color="#2a6099" draw:start-intensity="0%" draw:end-intensity="100%" draw:border="0%"/>
    <draw:gradient draw:name="ChartGradient_20_20" draw:display-name="ChartGradient 20" draw:style="radial" draw:cx="50%" draw:cy="50%" draw:start-color="#ffffff" draw:end-color="#2a6099" draw:start-intensity="100%" draw:end-intensity="70%" draw:border="0%"/>
    <draw:gradient draw:name="ChartGradient_20_21" draw:display-name="ChartGradient 21" draw:style="radial" draw:cx="50%" draw:cy="50%" draw:start-color="#000000" draw:end-color="#c8c3c2" draw:start-intensity="100%" draw:end-intensity="0%" draw:border="0%"/>
    <draw:gradient draw:name="ChartGradient_20_22" draw:display-name="ChartGradient 22" draw:style="radial" draw:cx="50%" draw:cy="50%" draw:start-color="#000000" draw:end-color="#dedada" draw:start-intensity="100%" draw:end-intensity="50%" draw:border="0%"/>
    <draw:gradient draw:name="ChartGradient_20_23" draw:display-name="ChartGradient 23" draw:style="radial" draw:cx="50%" draw:cy="50%" draw:start-color="#2a6099" draw:end-color="#dedada" draw:start-intensity="100%" draw:end-intensity="0%" draw:border="0%"/>
    <draw:gradient draw:name="ChartGradient_20_24" draw:display-name="ChartGradient 24" draw:style="radial" draw:cx="50%" draw:cy="50%" draw:start-color="#000000" draw:end-color="#ffffff" draw:start-intensity="100%" draw:end-intensity="0%" draw:border="0%"/>
    <draw:gradient draw:name="ChartGradient_20_25" draw:display-name="ChartGradient 25" draw:style="radial" draw:cx="50%" draw:cy="50%" draw:start-color="#000000" draw:end-color="#ffffff" draw:start-intensity="100%" draw:end-intensity="50%" draw:border="0%"/>
    <draw:gradient draw:name="ChartGradient_20_26" draw:display-name="ChartGradient 26" draw:style="radial" draw:cx="50%" draw:cy="50%" draw:start-color="#2a6099" draw:end-color="#ffffff" draw:start-intensity="100%" draw:end-intensity="0%" draw:border="0%"/>
    <draw:gradient draw:name="ChartGradient_20_27" draw:display-name="ChartGradient 27" draw:style="radial" draw:cx="50%" draw:cy="50%" draw:start-color="#2a6099" draw:end-color="#ffffff" draw:start-intensity="100%" draw:end-intensity="50%" draw:border="0%"/>
    <draw:gradient draw:name="ChartGradient_20_28" draw:display-name="ChartGradient 28" draw:style="linear" draw:start-color="#2a6099" draw:end-color="#ffffff" draw:start-intensity="100%" draw:end-intensity="100%" draw:angle="1deg" draw:border="0%"/>
    <draw:gradient draw:name="ChartGradient_20_29" draw:display-name="ChartGradient 29" draw:style="radial" draw:cx="50%" draw:cy="50%" draw:start-color="#2a6099" draw:end-color="#ffffff" draw:start-intensity="100%" draw:end-intensity="100%" draw:border="0%"/>
    <draw:gradient draw:name="ChartGradient_20_3" draw:display-name="ChartGradient 3" draw:style="radial" draw:cx="50%" draw:cy="50%" draw:start-color="#ffffff" draw:end-color="#2a6099" draw:start-intensity="35%" draw:end-intensity="100%" draw:border="0%"/>
    <draw:gradient draw:name="ChartGradient_20_30" draw:display-name="ChartGradient 30" draw:style="linear" draw:start-color="#2a6099" draw:end-color="#ffffff" draw:start-intensity="100%" draw:end-intensity="50%" draw:angle="1deg" draw:border="0%"/>
    <draw:gradient draw:name="ChartGradient_20_31" draw:display-name="ChartGradient 31" draw:style="linear" draw:start-color="#2a6099" draw:end-color="#ffffff" draw:start-intensity="100%" draw:end-intensity="0%" draw:angle="1deg" draw:border="0%"/>
    <draw:gradient draw:name="ChartGradient_20_32" draw:display-name="ChartGradient 32" draw:style="linear" draw:start-color="#77caee" draw:end-color="#ffffff" draw:start-intensity="100%" draw:end-intensity="0%" draw:angle="1deg" draw:border="0%"/>
    <draw:gradient draw:name="ChartGradient_20_33" draw:display-name="ChartGradient 33" draw:style="linear" draw:start-color="#d9dcd6" draw:end-color="#dee6ef" draw:start-intensity="100%" draw:end-intensity="100%" draw:angle="1deg" draw:border="0%"/>
    <draw:gradient draw:name="ChartGradient_20_34" draw:display-name="ChartGradient 34" draw:style="linear" draw:start-color="#dedada" draw:end-color="#ffffff" draw:start-intensity="100%" draw:end-intensity="50%" draw:angle="1deg" draw:border="0%"/>
    <draw:gradient draw:name="ChartGradient_20_35" draw:display-name="ChartGradient 35" draw:style="radial" draw:cx="50%" draw:cy="50%" draw:start-color="#dedada" draw:end-color="#ffffff" draw:start-intensity="100%" draw:end-intensity="100%" draw:border="0%"/>
    <draw:gradient draw:name="ChartGradient_20_36" draw:display-name="ChartGradient 36" draw:style="radial" draw:cx="50%" draw:cy="50%" draw:start-color="#ffffff" draw:end-color="#dedada" draw:start-intensity="0%" draw:end-intensity="100%" draw:border="0%"/>
    <draw:gradient draw:name="ChartGradient_20_37" draw:display-name="ChartGradient 37" draw:style="radial" draw:cx="50%" draw:cy="50%" draw:start-color="#ffffff" draw:end-color="#dedada" draw:start-intensity="50%" draw:end-intensity="100%" draw:border="0%"/>
    <draw:gradient draw:name="ChartGradient_20_38" draw:display-name="ChartGradient 38" draw:style="radial" draw:cx="50%" draw:cy="50%" draw:start-color="#ffffff" draw:end-color="#dedada" draw:start-intensity="100%" draw:end-intensity="100%" draw:border="0%"/>
    <draw:gradient draw:name="ChartGradient_20_39" draw:display-name="ChartGradient 39" draw:style="linear" draw:start-color="#dedada" draw:end-color="#ffffff" draw:start-intensity="100%" draw:end-intensity="50%" draw:angle="0deg" draw:border="0%"/>
    <draw:gradient draw:name="ChartGradient_20_4" draw:display-name="ChartGradient 4" draw:style="radial" draw:cx="50%" draw:cy="50%" draw:start-color="#ffffff" draw:end-color="#2a6099" draw:start-intensity="70%" draw:end-intensity="100%" draw:border="0%"/>
    <draw:gradient draw:name="ChartGradient_20_40" draw:display-name="ChartGradient 40" draw:style="linear" draw:start-color="#dedada" draw:end-color="#ffffff" draw:start-intensity="100%" draw:end-intensity="75%" draw:angle="0deg" draw:border="0%"/>
    <draw:gradient draw:name="ChartGradient_20_41" draw:display-name="ChartGradient 41" draw:style="linear" draw:start-color="#f1a208" draw:end-color="#ffffff" draw:start-intensity="100%" draw:end-intensity="50%" draw:angle="0deg" draw:border="0%"/>
    <draw:gradient draw:name="ChartGradient_20_42" draw:display-name="ChartGradient 42" draw:style="linear" draw:start-color="#f1a208" draw:end-color="#ffffff" draw:start-intensity="100%" draw:end-intensity="75%" draw:angle="0deg" draw:border="0%"/>
    <draw:gradient draw:name="ChartGradient_20_43" draw:display-name="ChartGradient 43" draw:style="linear" draw:start-color="#f1a208" draw:end-color="#ffffff" draw:start-intensity="100%" draw:end-intensity="75%" draw:angle="1deg" draw:border="0%"/>
    <draw:gradient draw:name="ChartGradient_20_44" draw:display-name="ChartGradient 44" draw:style="linear" draw:start-color="#f1a208" draw:end-color="#ffffff" draw:start-intensity="100%" draw:end-intensity="100%" draw:angle="0deg" draw:border="0%"/>
    <draw:gradient draw:name="ChartGradient_20_45" draw:display-name="ChartGradient 45" draw:style="linear" draw:start-color="#005377" draw:end-color="#ffffff" draw:start-intensity="100%" draw:end-intensity="50%" draw:angle="0deg" draw:border="0%"/>
    <draw:gradient draw:name="ChartGradient_20_46" draw:display-name="ChartGradient 46" draw:style="linear" draw:start-color="#005377" draw:end-color="#ffffff" draw:start-intensity="100%" draw:end-intensity="100%" draw:angle="90deg" draw:border="75%"/>
    <draw:gradient draw:name="ChartGradient_20_47" draw:display-name="ChartGradient 47" draw:style="linear" draw:start-color="#cccccc" draw:end-color="#666666" draw:start-intensity="100%" draw:end-intensity="20%" draw:angle="0deg" draw:border="100%"/>
    <draw:gradient draw:name="ChartGradient_20_48" draw:display-name="ChartGradient 48" draw:style="linear" draw:start-color="#dedada" draw:end-color="#666666" draw:start-intensity="75%" draw:end-intensity="100%" draw:angle="0deg" draw:border="100%"/>
    <draw:gradient draw:name="ChartGradient_20_49" draw:display-name="ChartGradient 49" draw:style="linear" draw:start-color="#dedada" draw:end-color="#666666" draw:start-intensity="100%" draw:end-intensity="100%" draw:angle="0deg" draw:border="100%"/>
    <draw:gradient draw:name="ChartGradient_20_5" draw:display-name="ChartGradient 5" draw:style="radial" draw:cx="50%" draw:cy="50%" draw:start-color="#ffffff" draw:end-color="#2a6099" draw:start-intensity="100%" draw:end-intensity="100%" draw:border="0%"/>
    <draw:gradient draw:name="ChartGradient_20_50" draw:display-name="ChartGradient 50" draw:style="linear" draw:start-color="#dedada" draw:end-color="#dedada" draw:start-intensity="100%" draw:end-intensity="100%" draw:angle="0deg" draw:border="100%"/>
    <draw:gradient draw:name="ChartGradient_20_51" draw:display-name="ChartGradient 51" draw:style="linear" draw:start-color="#dedada" draw:end-color="#dedada" draw:start-intensity="75%" draw:end-intensity="75%" draw:angle="0deg" draw:border="100%"/>
    <draw:gradient draw:name="ChartGradient_20_52" draw:display-name="ChartGradient 52" draw:style="linear" draw:start-color="#f1a208" draw:end-color="#f1a208" draw:start-intensity="100%" draw:end-intensity="50%" draw:angle="0deg" draw:border="100%"/>
    <draw:gradient draw:name="ChartGradient_20_53" draw:display-name="ChartGradient 53" draw:style="linear" draw:start-color="#cccccc" draw:end-color="#f1a208" draw:start-intensity="100%" draw:end-intensity="80%" draw:angle="0deg" draw:border="100%"/>
    <draw:gradient draw:name="ChartGradient_20_54" draw:display-name="ChartGradient 54" draw:style="linear" draw:start-color="#cccccc" draw:end-color="#f1a208" draw:start-intensity="100%" draw:end-intensity="100%" draw:angle="30deg" draw:border="0%"/>
    <draw:gradient draw:name="ChartGradient_20_55" draw:display-name="ChartGradient 55" draw:style="linear" draw:start-color="#cccccc" draw:end-color="#f1a208" draw:start-intensity="100%" draw:end-intensity="100%" draw:angle="0deg" draw:border="100%"/>
    <draw:gradient draw:name="ChartGradient_20_56" draw:display-name="ChartGradient 56" draw:style="linear" draw:start-color="#cccccc" draw:end-color="#f1a208" draw:start-intensity="100%" draw:end-intensity="90%" draw:angle="0deg" draw:border="100%"/>
    <draw:gradient draw:name="ChartGradient_20_57" draw:display-name="ChartGradient 57" draw:style="linear" draw:start-color="#f1a208" draw:end-color="#f1a208" draw:start-intensity="100%" draw:end-intensity="80%" draw:angle="0deg" draw:border="100%"/>
    <draw:gradient draw:name="ChartGradient_20_58" draw:display-name="ChartGradient 58" draw:style="linear" draw:start-color="#cccccc" draw:end-color="#005377" draw:start-intensity="100%" draw:end-intensity="80%" draw:angle="0deg" draw:border="100%"/>
    <draw:gradient draw:name="ChartGradient_20_59" draw:display-name="ChartGradient 59" draw:style="linear" draw:start-color="#cccccc" draw:end-color="#005377" draw:start-intensity="100%" draw:end-intensity="90%" draw:angle="0deg" draw:border="100%"/>
    <draw:gradient draw:name="ChartGradient_20_6" draw:display-name="ChartGradient 6" draw:style="radial" draw:cx="50%" draw:cy="50%" draw:start-color="#ffffff" draw:end-color="#2a6099" draw:start-intensity="50%" draw:end-intensity="100%" draw:border="0%"/>
    <draw:gradient draw:name="ChartGradient_20_60" draw:display-name="ChartGradient 60" draw:style="linear" draw:start-color="#cccccc" draw:end-color="#63d2ff" draw:start-intensity="100%" draw:end-intensity="100%" draw:angle="0deg" draw:border="100%"/>
    <draw:gradient draw:name="ChartGradient_20_61" draw:display-name="ChartGradient 61" draw:style="linear" draw:start-color="#cccccc" draw:end-color="#005377" draw:start-intensity="100%" draw:end-intensity="50%" draw:angle="0deg" draw:border="100%"/>
    <draw:gradient draw:name="ChartGradient_20_62" draw:display-name="ChartGradient 62" draw:style="linear" draw:start-color="#cccccc" draw:end-color="#2a6099" draw:start-intensity="100%" draw:end-intensity="100%" draw:angle="0deg" draw:border="100%"/>
    <draw:gradient draw:name="ChartGradient_20_63" draw:display-name="ChartGradient 63" draw:style="linear" draw:start-color="#cccccc" draw:end-color="#005377" draw:start-intensity="100%" draw:end-intensity="100%" draw:angle="0deg" draw:border="100%"/>
    <draw:gradient draw:name="ChartGradient_20_64" draw:display-name="ChartGradient 64" draw:style="linear" draw:start-color="#cccccc" draw:end-color="#005377" draw:start-intensity="100%" draw:end-intensity="75%" draw:angle="0deg" draw:border="100%"/>
    <draw:gradient draw:name="ChartGradient_20_65" draw:display-name="ChartGradient 65" draw:style="linear" draw:start-color="#cccccc" draw:end-color="#00b0f0" draw:start-intensity="100%" draw:end-intensity="75%" draw:angle="0deg" draw:border="100%"/>
    <draw:gradient draw:name="ChartGradient_20_66" draw:display-name="ChartGradient 66" draw:style="linear" draw:start-color="#cccccc" draw:end-color="#77caee" draw:start-intensity="100%" draw:end-intensity="100%" draw:angle="0deg" draw:border="100%"/>
    <draw:gradient draw:name="ChartGradient_20_67" draw:display-name="ChartGradient 67" draw:style="linear" draw:start-color="#cccccc" draw:end-color="#009bdd" draw:start-intensity="100%" draw:end-intensity="100%" draw:angle="0deg" draw:border="100%"/>
    <draw:gradient draw:name="ChartGradient_20_68" draw:display-name="ChartGradient 68" draw:style="linear" draw:start-color="#cccccc" draw:end-color="#009bdd" draw:start-intensity="100%" draw:end-intensity="75%" draw:angle="0deg" draw:border="100%"/>
    <draw:gradient draw:name="ChartGradient_20_7" draw:display-name="ChartGradient 7" draw:style="radial" draw:cx="50%" draw:cy="50%" draw:start-color="#000000" draw:end-color="#729fcf" draw:start-intensity="100%" draw:end-intensity="100%" draw:border="0%"/>
    <draw:gradient draw:name="ChartGradient_20_8" draw:display-name="ChartGradient 8" draw:style="radial" draw:cx="50%" draw:cy="50%" draw:start-color="#ffffff" draw:end-color="#77caee" draw:start-intensity="0%" draw:end-intensity="0%" draw:border="0%"/>
    <draw:gradient draw:name="ChartGradient_20_9" draw:display-name="ChartGradient 9" draw:style="radial" draw:cx="50%" draw:cy="50%" draw:start-color="#ffffff" draw:end-color="#77caee" draw:start-intensity="25%" draw:end-intensity="0%" draw:border="0%"/>
    <draw:fill-image draw:name="ChartBitmap_20_1" draw:display-name="ChartBitmap 1" xlink:href="Pictures/10000000000000080000000819DF70927B27DE29.png" xlink:type="simple" xlink:show="embed" xlink:actuate="onLoad"/>
    <draw:fill-image draw:name="ChartBitmap_20_2" draw:display-name="ChartBitmap 2" xlink:href="Pictures/100000000000000800000008072A4A5FF1F5D712.png" xlink:type="simple" xlink:show="embed" xlink:actuate="onLoad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three-dimensional="true" chart:include-hidden-cells="false" chart:auto-position="true" chart:auto-size="true" chart:right-angled-axes="true" chart:data-label-number="value" chart:data-label-text="true" chart:data-label-symbol="false" chart:data-label-series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value" chart:data-label-text="true" chart:data-label-symbol="false" chart:data-label-series="false" chart:label-position="center">
        <chart:label-separator>
          <text:p><text:line-break/></text:p>
        </chart:label-separator>
      </style:chart-properties>
      <style:graphic-properties draw:stroke="none" draw:fill="gradient" draw:fill-color="#004586" draw:fill-gradient-name="ChartGradient_20_42" draw:gradient-step-count="0" fo:wrap-option="wrap"/>
      <style:text-properties fo:color="#ffffff" fo:font-family="'Noto Serif'" style:font-style-name="Regular" style:font-family-generic="roman" fo:font-size="12pt" fo:font-weight="bold" style:font-size-asian="10pt" style:font-size-complex="10pt"/>
    </style:style>
    <style:style style:name="ch7" style:family="chart">
      <style:chart-properties chart:solid-type="cuboid"/>
      <style:graphic-properties draw:fill-color="#004586" draw:fill-gradient-name="ChartGradient_20_51" draw:gradient-step-count="64"/>
    </style:style>
    <style:style style:name="ch8" style:family="chart">
      <style:chart-properties chart:solid-type="cuboid"/>
      <style:graphic-properties draw:fill-color="#c8c3c2" draw:fill-gradient-name="ChartGradient_20_50" draw:gradient-step-count="64"/>
    </style:style>
    <style:style style:name="ch9" style:family="chart">
      <style:chart-properties chart:solid-type="cuboid"/>
      <style:graphic-properties draw:fill-color="#dde8cb" draw:fill-gradient-name="ChartGradient_20_57" draw:gradient-step-count="64"/>
    </style:style>
    <style:style style:name="ch10" style:family="chart">
      <style:chart-properties chart:solid-type="cuboid"/>
      <style:graphic-properties draw:fill-color="#579d1c" draw:fill-gradient-name="ChartGradient_20_56" draw:gradient-step-count="64"/>
    </style:style>
    <style:style style:name="ch11" style:family="chart">
      <style:chart-properties chart:solid-type="cuboid"/>
      <style:graphic-properties draw:fill-color="#7e0021" draw:fill-gradient-name="ChartGradient_20_55"/>
    </style:style>
    <style:style style:name="ch12" style:family="chart">
      <style:chart-properties chart:solid-type="cuboid"/>
      <style:graphic-properties draw:fill-color="#83caff" draw:fill-gradient-name="ChartGradient_20_63" draw:gradient-step-count="64"/>
    </style:style>
    <style:style style:name="ch13" style:family="chart">
      <style:chart-properties chart:solid-type="cuboid"/>
      <style:graphic-properties draw:fill-color="#314004" draw:fill-gradient-name="ChartGradient_20_68" draw:gradient-step-count="64"/>
    </style:style>
    <style:style style:name="ch14" style:family="chart">
      <style:chart-properties chart:solid-type="cuboid"/>
      <style:graphic-properties draw:fill-color="#aecf00" draw:fill-gradient-name="ChartGradient_20_67" draw:gradient-step-count="6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1.178cm" svg:height="17.537cm" xlink:href=".." xlink:type="simple" chart:class="chart:ring" chart:style-name="ch1">
        <chart:plot-area chart:style-name="ch2" table:cell-range-address="Sheet1.A4:Sheet1.B11" chart:data-source-has-labels="column" svg:x="0.623cm" svg:y="0.35cm" svg:width="29.932cm" svg:height="16.837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chart:coordinate-region svg:x="1.562cm" svg:y="0.35cm" svg:width="28.053cm" svg:height="16.837cm"/>
          <dr3d:light dr3d:diffuse-color="#808080" dr3d:direction="(0 0 1)" dr3d:enabled="false" dr3d:specular="true"/>
          <dr3d:light dr3d:diffuse-color="#333333" dr3d:direction="(0 0.8 0.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:categories table:cell-range-address="Sheet1.A4:Sheet1.A11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Sheet1.B4:Sheet1.B1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ssimilate</text:p>
                <draw:g>
                  <svg:desc>Sheet1.A4:Sheet1.A11</svg:desc>
                </draw:g>
              </table:table-cell>
              <table:table-cell office:value-type="float" office:value="0.05">
                <text:p>0.05</text:p>
                <draw:g>
                  <svg:desc>Sheet1.B4:Sheet1.B11</svg:desc>
                </draw:g>
              </table:table-cell>
            </table:table-row>
            <table:table-row>
              <table:table-cell office:value-type="string">
                <text:p>Design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Extract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Load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Stabilize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Transform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Validate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Present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ChartGradient_20_1" draw:display-name="ChartGradient 1" draw:style="radial" draw:cx="50%" draw:cy="50%" draw:start-color="#ffffff" draw:end-color="#77caee" draw:start-intensity="100%" draw:end-intensity="100%" draw:border="0%"/>
    <draw:gradient draw:name="ChartGradient_20_10" draw:display-name="ChartGradient 10" draw:style="radial" draw:cx="50%" draw:cy="50%" draw:start-color="#ffffff" draw:end-color="#77caee" draw:start-intensity="50%" draw:end-intensity="0%" draw:border="0%"/>
    <draw:gradient draw:name="ChartGradient_20_11" draw:display-name="ChartGradient 11" draw:style="radial" draw:cx="50%" draw:cy="50%" draw:start-color="#ffffff" draw:end-color="#77caee" draw:start-intensity="75%" draw:end-intensity="0%" draw:border="0%"/>
    <draw:gradient draw:name="ChartGradient_20_12" draw:display-name="ChartGradient 12" draw:style="radial" draw:cx="50%" draw:cy="50%" draw:start-color="#ffffff" draw:end-color="#77caee" draw:start-intensity="100%" draw:end-intensity="25%" draw:border="0%"/>
    <draw:gradient draw:name="ChartGradient_20_13" draw:display-name="ChartGradient 13" draw:style="radial" draw:cx="50%" draw:cy="50%" draw:start-color="#ffffff" draw:end-color="#77caee" draw:start-intensity="100%" draw:end-intensity="50%" draw:border="0%"/>
    <draw:gradient draw:name="ChartGradient_20_14" draw:display-name="ChartGradient 14" draw:style="radial" draw:cx="50%" draw:cy="50%" draw:start-color="#ffffff" draw:end-color="#77caee" draw:start-intensity="100%" draw:end-intensity="75%" draw:border="0%"/>
    <draw:gradient draw:name="ChartGradient_20_15" draw:display-name="ChartGradient 15" draw:style="radial" draw:cx="50%" draw:cy="50%" draw:start-color="#ffffff" draw:end-color="#77caee" draw:start-intensity="100%" draw:end-intensity="100%" draw:border="0%"/>
    <draw:gradient draw:name="ChartGradient_20_16" draw:display-name="ChartGradient 16" draw:style="radial" draw:cx="50%" draw:cy="50%" draw:start-color="#ffffff" draw:end-color="#77caee" draw:start-intensity="100%" draw:end-intensity="0%" draw:border="0%"/>
    <draw:gradient draw:name="ChartGradient_20_17" draw:display-name="ChartGradient 17" draw:style="radial" draw:cx="50%" draw:cy="50%" draw:start-color="#ffffff" draw:end-color="#77caee" draw:start-intensity="50%" draw:end-intensity="0%" draw:border="0%"/>
    <draw:gradient draw:name="ChartGradient_20_18" draw:display-name="ChartGradient 18" draw:style="radial" draw:cx="50%" draw:cy="50%" draw:start-color="#ffffff" draw:end-color="#2a6099" draw:start-intensity="100%" draw:end-intensity="0%" draw:border="0%"/>
    <draw:gradient draw:name="ChartGradient_20_19" draw:display-name="ChartGradient 19" draw:style="radial" draw:cx="50%" draw:cy="50%" draw:start-color="#ffffff" draw:end-color="#2a6099" draw:start-intensity="100%" draw:end-intensity="35%" draw:border="0%"/>
    <draw:gradient draw:name="ChartGradient_20_2" draw:display-name="ChartGradient 2" draw:style="radial" draw:cx="50%" draw:cy="50%" draw:start-color="#ffffff" draw:end-color="#2a6099" draw:start-intensity="0%" draw:end-intensity="100%" draw:border="0%"/>
    <draw:gradient draw:name="ChartGradient_20_20" draw:display-name="ChartGradient 20" draw:style="radial" draw:cx="50%" draw:cy="50%" draw:start-color="#ffffff" draw:end-color="#2a6099" draw:start-intensity="100%" draw:end-intensity="70%" draw:border="0%"/>
    <draw:gradient draw:name="ChartGradient_20_21" draw:display-name="ChartGradient 21" draw:style="radial" draw:cx="50%" draw:cy="50%" draw:start-color="#000000" draw:end-color="#c8c3c2" draw:start-intensity="100%" draw:end-intensity="0%" draw:border="0%"/>
    <draw:gradient draw:name="ChartGradient_20_22" draw:display-name="ChartGradient 22" draw:style="radial" draw:cx="50%" draw:cy="50%" draw:start-color="#000000" draw:end-color="#dedada" draw:start-intensity="100%" draw:end-intensity="50%" draw:border="0%"/>
    <draw:gradient draw:name="ChartGradient_20_23" draw:display-name="ChartGradient 23" draw:style="radial" draw:cx="50%" draw:cy="50%" draw:start-color="#2a6099" draw:end-color="#dedada" draw:start-intensity="100%" draw:end-intensity="0%" draw:border="0%"/>
    <draw:gradient draw:name="ChartGradient_20_24" draw:display-name="ChartGradient 24" draw:style="radial" draw:cx="50%" draw:cy="50%" draw:start-color="#000000" draw:end-color="#ffffff" draw:start-intensity="100%" draw:end-intensity="0%" draw:border="0%"/>
    <draw:gradient draw:name="ChartGradient_20_25" draw:display-name="ChartGradient 25" draw:style="radial" draw:cx="50%" draw:cy="50%" draw:start-color="#000000" draw:end-color="#ffffff" draw:start-intensity="100%" draw:end-intensity="50%" draw:border="0%"/>
    <draw:gradient draw:name="ChartGradient_20_26" draw:display-name="ChartGradient 26" draw:style="radial" draw:cx="50%" draw:cy="50%" draw:start-color="#2a6099" draw:end-color="#ffffff" draw:start-intensity="100%" draw:end-intensity="0%" draw:border="0%"/>
    <draw:gradient draw:name="ChartGradient_20_27" draw:display-name="ChartGradient 27" draw:style="radial" draw:cx="50%" draw:cy="50%" draw:start-color="#2a6099" draw:end-color="#ffffff" draw:start-intensity="100%" draw:end-intensity="50%" draw:border="0%"/>
    <draw:gradient draw:name="ChartGradient_20_28" draw:display-name="ChartGradient 28" draw:style="linear" draw:start-color="#2a6099" draw:end-color="#ffffff" draw:start-intensity="100%" draw:end-intensity="100%" draw:angle="1deg" draw:border="0%"/>
    <draw:gradient draw:name="ChartGradient_20_29" draw:display-name="ChartGradient 29" draw:style="radial" draw:cx="50%" draw:cy="50%" draw:start-color="#2a6099" draw:end-color="#ffffff" draw:start-intensity="100%" draw:end-intensity="100%" draw:border="0%"/>
    <draw:gradient draw:name="ChartGradient_20_3" draw:display-name="ChartGradient 3" draw:style="radial" draw:cx="50%" draw:cy="50%" draw:start-color="#ffffff" draw:end-color="#2a6099" draw:start-intensity="35%" draw:end-intensity="100%" draw:border="0%"/>
    <draw:gradient draw:name="ChartGradient_20_30" draw:display-name="ChartGradient 30" draw:style="linear" draw:start-color="#2a6099" draw:end-color="#ffffff" draw:start-intensity="100%" draw:end-intensity="50%" draw:angle="1deg" draw:border="0%"/>
    <draw:gradient draw:name="ChartGradient_20_31" draw:display-name="ChartGradient 31" draw:style="linear" draw:start-color="#2a6099" draw:end-color="#ffffff" draw:start-intensity="100%" draw:end-intensity="0%" draw:angle="1deg" draw:border="0%"/>
    <draw:gradient draw:name="ChartGradient_20_32" draw:display-name="ChartGradient 32" draw:style="linear" draw:start-color="#77caee" draw:end-color="#ffffff" draw:start-intensity="100%" draw:end-intensity="0%" draw:angle="1deg" draw:border="0%"/>
    <draw:gradient draw:name="ChartGradient_20_33" draw:display-name="ChartGradient 33" draw:style="linear" draw:start-color="#d9dcd6" draw:end-color="#dee6ef" draw:start-intensity="100%" draw:end-intensity="100%" draw:angle="1deg" draw:border="0%"/>
    <draw:gradient draw:name="ChartGradient_20_34" draw:display-name="ChartGradient 34" draw:style="linear" draw:start-color="#dedada" draw:end-color="#ffffff" draw:start-intensity="100%" draw:end-intensity="50%" draw:angle="1deg" draw:border="0%"/>
    <draw:gradient draw:name="ChartGradient_20_35" draw:display-name="ChartGradient 35" draw:style="radial" draw:cx="50%" draw:cy="50%" draw:start-color="#dedada" draw:end-color="#ffffff" draw:start-intensity="100%" draw:end-intensity="100%" draw:border="0%"/>
    <draw:gradient draw:name="ChartGradient_20_36" draw:display-name="ChartGradient 36" draw:style="radial" draw:cx="50%" draw:cy="50%" draw:start-color="#ffffff" draw:end-color="#dedada" draw:start-intensity="0%" draw:end-intensity="100%" draw:border="0%"/>
    <draw:gradient draw:name="ChartGradient_20_37" draw:display-name="ChartGradient 37" draw:style="radial" draw:cx="50%" draw:cy="50%" draw:start-color="#ffffff" draw:end-color="#dedada" draw:start-intensity="50%" draw:end-intensity="100%" draw:border="0%"/>
    <draw:gradient draw:name="ChartGradient_20_38" draw:display-name="ChartGradient 38" draw:style="radial" draw:cx="50%" draw:cy="50%" draw:start-color="#ffffff" draw:end-color="#dedada" draw:start-intensity="100%" draw:end-intensity="100%" draw:border="0%"/>
    <draw:gradient draw:name="ChartGradient_20_39" draw:display-name="ChartGradient 39" draw:style="linear" draw:start-color="#dedada" draw:end-color="#ffffff" draw:start-intensity="100%" draw:end-intensity="50%" draw:angle="0deg" draw:border="0%"/>
    <draw:gradient draw:name="ChartGradient_20_4" draw:display-name="ChartGradient 4" draw:style="radial" draw:cx="50%" draw:cy="50%" draw:start-color="#ffffff" draw:end-color="#2a6099" draw:start-intensity="70%" draw:end-intensity="100%" draw:border="0%"/>
    <draw:gradient draw:name="ChartGradient_20_40" draw:display-name="ChartGradient 40" draw:style="linear" draw:start-color="#dedada" draw:end-color="#ffffff" draw:start-intensity="100%" draw:end-intensity="75%" draw:angle="0deg" draw:border="0%"/>
    <draw:gradient draw:name="ChartGradient_20_41" draw:display-name="ChartGradient 41" draw:style="linear" draw:start-color="#f1a208" draw:end-color="#ffffff" draw:start-intensity="100%" draw:end-intensity="50%" draw:angle="0deg" draw:border="0%"/>
    <draw:gradient draw:name="ChartGradient_20_42" draw:display-name="ChartGradient 42" draw:style="linear" draw:start-color="#f1a208" draw:end-color="#ffffff" draw:start-intensity="100%" draw:end-intensity="75%" draw:angle="0deg" draw:border="0%"/>
    <draw:gradient draw:name="ChartGradient_20_43" draw:display-name="ChartGradient 43" draw:style="linear" draw:start-color="#f1a208" draw:end-color="#ffffff" draw:start-intensity="100%" draw:end-intensity="75%" draw:angle="1deg" draw:border="0%"/>
    <draw:gradient draw:name="ChartGradient_20_44" draw:display-name="ChartGradient 44" draw:style="linear" draw:start-color="#f1a208" draw:end-color="#ffffff" draw:start-intensity="100%" draw:end-intensity="100%" draw:angle="0deg" draw:border="0%"/>
    <draw:gradient draw:name="ChartGradient_20_45" draw:display-name="ChartGradient 45" draw:style="linear" draw:start-color="#005377" draw:end-color="#ffffff" draw:start-intensity="100%" draw:end-intensity="50%" draw:angle="0deg" draw:border="0%"/>
    <draw:gradient draw:name="ChartGradient_20_46" draw:display-name="ChartGradient 46" draw:style="linear" draw:start-color="#005377" draw:end-color="#ffffff" draw:start-intensity="100%" draw:end-intensity="100%" draw:angle="90deg" draw:border="75%"/>
    <draw:gradient draw:name="ChartGradient_20_47" draw:display-name="ChartGradient 47" draw:style="linear" draw:start-color="#cccccc" draw:end-color="#666666" draw:start-intensity="100%" draw:end-intensity="20%" draw:angle="0deg" draw:border="100%"/>
    <draw:gradient draw:name="ChartGradient_20_48" draw:display-name="ChartGradient 48" draw:style="linear" draw:start-color="#dedada" draw:end-color="#666666" draw:start-intensity="75%" draw:end-intensity="100%" draw:angle="0deg" draw:border="100%"/>
    <draw:gradient draw:name="ChartGradient_20_49" draw:display-name="ChartGradient 49" draw:style="linear" draw:start-color="#dedada" draw:end-color="#666666" draw:start-intensity="100%" draw:end-intensity="100%" draw:angle="0deg" draw:border="100%"/>
    <draw:gradient draw:name="ChartGradient_20_5" draw:display-name="ChartGradient 5" draw:style="radial" draw:cx="50%" draw:cy="50%" draw:start-color="#ffffff" draw:end-color="#2a6099" draw:start-intensity="100%" draw:end-intensity="100%" draw:border="0%"/>
    <draw:gradient draw:name="ChartGradient_20_50" draw:display-name="ChartGradient 50" draw:style="linear" draw:start-color="#dedada" draw:end-color="#dedada" draw:start-intensity="100%" draw:end-intensity="100%" draw:angle="0deg" draw:border="100%"/>
    <draw:gradient draw:name="ChartGradient_20_51" draw:display-name="ChartGradient 51" draw:style="linear" draw:start-color="#dedada" draw:end-color="#dedada" draw:start-intensity="75%" draw:end-intensity="75%" draw:angle="0deg" draw:border="100%"/>
    <draw:gradient draw:name="ChartGradient_20_52" draw:display-name="ChartGradient 52" draw:style="linear" draw:start-color="#f1a208" draw:end-color="#f1a208" draw:start-intensity="100%" draw:end-intensity="50%" draw:angle="0deg" draw:border="100%"/>
    <draw:gradient draw:name="ChartGradient_20_53" draw:display-name="ChartGradient 53" draw:style="linear" draw:start-color="#cccccc" draw:end-color="#f1a208" draw:start-intensity="100%" draw:end-intensity="80%" draw:angle="0deg" draw:border="100%"/>
    <draw:gradient draw:name="ChartGradient_20_54" draw:display-name="ChartGradient 54" draw:style="linear" draw:start-color="#cccccc" draw:end-color="#f1a208" draw:start-intensity="100%" draw:end-intensity="100%" draw:angle="30deg" draw:border="0%"/>
    <draw:gradient draw:name="ChartGradient_20_55" draw:display-name="ChartGradient 55" draw:style="linear" draw:start-color="#cccccc" draw:end-color="#f1a208" draw:start-intensity="100%" draw:end-intensity="100%" draw:angle="0deg" draw:border="100%"/>
    <draw:gradient draw:name="ChartGradient_20_56" draw:display-name="ChartGradient 56" draw:style="linear" draw:start-color="#cccccc" draw:end-color="#f1a208" draw:start-intensity="100%" draw:end-intensity="90%" draw:angle="0deg" draw:border="100%"/>
    <draw:gradient draw:name="ChartGradient_20_57" draw:display-name="ChartGradient 57" draw:style="linear" draw:start-color="#f1a208" draw:end-color="#f1a208" draw:start-intensity="100%" draw:end-intensity="80%" draw:angle="0deg" draw:border="100%"/>
    <draw:gradient draw:name="ChartGradient_20_58" draw:display-name="ChartGradient 58" draw:style="linear" draw:start-color="#cccccc" draw:end-color="#005377" draw:start-intensity="100%" draw:end-intensity="80%" draw:angle="0deg" draw:border="100%"/>
    <draw:gradient draw:name="ChartGradient_20_59" draw:display-name="ChartGradient 59" draw:style="linear" draw:start-color="#cccccc" draw:end-color="#005377" draw:start-intensity="100%" draw:end-intensity="90%" draw:angle="0deg" draw:border="100%"/>
    <draw:gradient draw:name="ChartGradient_20_6" draw:display-name="ChartGradient 6" draw:style="radial" draw:cx="50%" draw:cy="50%" draw:start-color="#ffffff" draw:end-color="#2a6099" draw:start-intensity="50%" draw:end-intensity="100%" draw:border="0%"/>
    <draw:gradient draw:name="ChartGradient_20_60" draw:display-name="ChartGradient 60" draw:style="linear" draw:start-color="#cccccc" draw:end-color="#63d2ff" draw:start-intensity="100%" draw:end-intensity="100%" draw:angle="0deg" draw:border="100%"/>
    <draw:gradient draw:name="ChartGradient_20_61" draw:display-name="ChartGradient 61" draw:style="linear" draw:start-color="#cccccc" draw:end-color="#005377" draw:start-intensity="100%" draw:end-intensity="50%" draw:angle="0deg" draw:border="100%"/>
    <draw:gradient draw:name="ChartGradient_20_62" draw:display-name="ChartGradient 62" draw:style="linear" draw:start-color="#cccccc" draw:end-color="#2a6099" draw:start-intensity="100%" draw:end-intensity="100%" draw:angle="0deg" draw:border="100%"/>
    <draw:gradient draw:name="ChartGradient_20_63" draw:display-name="ChartGradient 63" draw:style="linear" draw:start-color="#cccccc" draw:end-color="#005377" draw:start-intensity="100%" draw:end-intensity="100%" draw:angle="0deg" draw:border="100%"/>
    <draw:gradient draw:name="ChartGradient_20_64" draw:display-name="ChartGradient 64" draw:style="linear" draw:start-color="#cccccc" draw:end-color="#005377" draw:start-intensity="100%" draw:end-intensity="75%" draw:angle="0deg" draw:border="100%"/>
    <draw:gradient draw:name="ChartGradient_20_65" draw:display-name="ChartGradient 65" draw:style="linear" draw:start-color="#cccccc" draw:end-color="#00b0f0" draw:start-intensity="100%" draw:end-intensity="75%" draw:angle="0deg" draw:border="100%"/>
    <draw:gradient draw:name="ChartGradient_20_66" draw:display-name="ChartGradient 66" draw:style="linear" draw:start-color="#cccccc" draw:end-color="#77caee" draw:start-intensity="100%" draw:end-intensity="100%" draw:angle="0deg" draw:border="100%"/>
    <draw:gradient draw:name="ChartGradient_20_67" draw:display-name="ChartGradient 67" draw:style="linear" draw:start-color="#cccccc" draw:end-color="#009bdd" draw:start-intensity="100%" draw:end-intensity="100%" draw:angle="0deg" draw:border="100%"/>
    <draw:gradient draw:name="ChartGradient_20_68" draw:display-name="ChartGradient 68" draw:style="linear" draw:start-color="#cccccc" draw:end-color="#009bdd" draw:start-intensity="100%" draw:end-intensity="75%" draw:angle="0deg" draw:border="100%"/>
    <draw:gradient draw:name="ChartGradient_20_7" draw:display-name="ChartGradient 7" draw:style="radial" draw:cx="50%" draw:cy="50%" draw:start-color="#000000" draw:end-color="#729fcf" draw:start-intensity="100%" draw:end-intensity="100%" draw:border="0%"/>
    <draw:gradient draw:name="ChartGradient_20_8" draw:display-name="ChartGradient 8" draw:style="radial" draw:cx="50%" draw:cy="50%" draw:start-color="#ffffff" draw:end-color="#77caee" draw:start-intensity="0%" draw:end-intensity="0%" draw:border="0%"/>
    <draw:gradient draw:name="ChartGradient_20_9" draw:display-name="ChartGradient 9" draw:style="radial" draw:cx="50%" draw:cy="50%" draw:start-color="#ffffff" draw:end-color="#77caee" draw:start-intensity="25%" draw:end-intensity="0%" draw:border="0%"/>
    <draw:fill-image draw:name="ChartBitmap_20_1" draw:display-name="ChartBitmap 1" xlink:href="Pictures/10000000000000080000000819DF70927B27DE29.png" xlink:type="simple" xlink:show="embed" xlink:actuate="onLoad"/>
    <draw:fill-image draw:name="ChartBitmap_20_2" draw:display-name="ChartBitmap 2" xlink:href="Pictures/100000000000000800000008072A4A5FF1F5D712.png" xlink:type="simple" xlink:show="embed" xlink:actuate="onLoad"/>
  </office:styles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three-dimensional="true" chart:include-hidden-cells="false" chart:auto-position="true" chart:auto-size="true" chart:right-angled-axes="true" chart:data-label-number="value" chart:data-label-text="true" chart:data-label-symbol="false" chart:data-label-series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value" chart:data-label-text="true" chart:data-label-symbol="false" chart:data-label-series="false" chart:label-position="center">
        <chart:label-separator>
          <text:p><text:line-break/></text:p>
        </chart:label-separator>
      </style:chart-properties>
      <style:graphic-properties draw:stroke="none" draw:fill="gradient" draw:fill-color="#004586" draw:fill-gradient-name="ChartGradient_20_42" draw:gradient-step-count="0" fo:wrap-option="wrap"/>
      <style:text-properties fo:color="#ffffff" fo:font-family="'Noto Serif'" style:font-style-name="Regular" style:font-family-generic="roman" fo:font-size="12pt" fo:font-weight="bold" style:font-size-asian="10pt" style:font-size-complex="10pt"/>
    </style:style>
    <style:style style:name="ch7" style:family="chart">
      <style:chart-properties chart:solid-type="cuboid"/>
      <style:graphic-properties draw:fill-color="#004586" draw:fill-gradient-name="ChartGradient_20_51" draw:gradient-step-count="64"/>
    </style:style>
    <style:style style:name="ch8" style:family="chart">
      <style:chart-properties chart:solid-type="cuboid"/>
      <style:graphic-properties draw:fill-color="#c8c3c2" draw:fill-gradient-name="ChartGradient_20_50" draw:gradient-step-count="64"/>
    </style:style>
    <style:style style:name="ch9" style:family="chart">
      <style:chart-properties chart:solid-type="cuboid"/>
      <style:graphic-properties draw:fill-color="#dde8cb" draw:fill-gradient-name="ChartGradient_20_57" draw:gradient-step-count="64"/>
    </style:style>
    <style:style style:name="ch10" style:family="chart">
      <style:chart-properties chart:solid-type="cuboid"/>
      <style:graphic-properties draw:fill-color="#579d1c" draw:fill-gradient-name="ChartGradient_20_56" draw:gradient-step-count="64"/>
    </style:style>
    <style:style style:name="ch11" style:family="chart">
      <style:chart-properties chart:solid-type="cuboid"/>
      <style:graphic-properties draw:fill-color="#7e0021" draw:fill-gradient-name="ChartGradient_20_55"/>
    </style:style>
    <style:style style:name="ch12" style:family="chart">
      <style:chart-properties chart:solid-type="cuboid"/>
      <style:graphic-properties draw:fill-color="#83caff" draw:fill-gradient-name="ChartGradient_20_63" draw:gradient-step-count="64"/>
    </style:style>
    <style:style style:name="ch13" style:family="chart">
      <style:chart-properties chart:solid-type="cuboid"/>
      <style:graphic-properties draw:fill-color="#314004" draw:fill-gradient-name="ChartGradient_20_68" draw:gradient-step-count="64"/>
    </style:style>
    <style:style style:name="ch14" style:family="chart">
      <style:chart-properties chart:solid-type="cuboid"/>
      <style:graphic-properties draw:fill-color="#aecf00" draw:fill-gradient-name="ChartGradient_20_67" draw:gradient-step-count="6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1.178cm" svg:height="17.537cm" xlink:href=".." xlink:type="simple" chart:class="chart:ring" chart:style-name="ch1">
        <chart:plot-area chart:style-name="ch2" table:cell-range-address="Sheet1.A4:Sheet1.B11" chart:data-source-has-labels="column" svg:x="0.623cm" svg:y="0.35cm" svg:width="29.932cm" svg:height="16.837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chart:coordinate-region svg:x="1.562cm" svg:y="0.35cm" svg:width="28.053cm" svg:height="16.837cm"/>
          <dr3d:light dr3d:diffuse-color="#808080" dr3d:direction="(0 0 1)" dr3d:enabled="false" dr3d:specular="true"/>
          <dr3d:light dr3d:diffuse-color="#333333" dr3d:direction="(0 0.8 0.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:categories table:cell-range-address="Sheet1.A4:Sheet1.A11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Sheet1.B4:Sheet1.B1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ssimilate</text:p>
                <draw:g>
                  <svg:desc>Sheet1.A4:Sheet1.A11</svg:desc>
                </draw:g>
              </table:table-cell>
              <table:table-cell office:value-type="float" office:value="0.05">
                <text:p>0.05</text:p>
                <draw:g>
                  <svg:desc>Sheet1.B4:Sheet1.B11</svg:desc>
                </draw:g>
              </table:table-cell>
            </table:table-row>
            <table:table-row>
              <table:table-cell office:value-type="string">
                <text:p>Design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Extract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Load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Stabilize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Transform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Validate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Present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ChartGradient_20_1" draw:display-name="ChartGradient 1" draw:style="radial" draw:cx="50%" draw:cy="50%" draw:start-color="#ffffff" draw:end-color="#77caee" draw:start-intensity="100%" draw:end-intensity="100%" draw:border="0%"/>
    <draw:gradient draw:name="ChartGradient_20_10" draw:display-name="ChartGradient 10" draw:style="radial" draw:cx="50%" draw:cy="50%" draw:start-color="#ffffff" draw:end-color="#77caee" draw:start-intensity="50%" draw:end-intensity="0%" draw:border="0%"/>
    <draw:gradient draw:name="ChartGradient_20_11" draw:display-name="ChartGradient 11" draw:style="radial" draw:cx="50%" draw:cy="50%" draw:start-color="#ffffff" draw:end-color="#77caee" draw:start-intensity="75%" draw:end-intensity="0%" draw:border="0%"/>
    <draw:gradient draw:name="ChartGradient_20_12" draw:display-name="ChartGradient 12" draw:style="radial" draw:cx="50%" draw:cy="50%" draw:start-color="#ffffff" draw:end-color="#77caee" draw:start-intensity="100%" draw:end-intensity="25%" draw:border="0%"/>
    <draw:gradient draw:name="ChartGradient_20_13" draw:display-name="ChartGradient 13" draw:style="radial" draw:cx="50%" draw:cy="50%" draw:start-color="#ffffff" draw:end-color="#77caee" draw:start-intensity="100%" draw:end-intensity="50%" draw:border="0%"/>
    <draw:gradient draw:name="ChartGradient_20_14" draw:display-name="ChartGradient 14" draw:style="radial" draw:cx="50%" draw:cy="50%" draw:start-color="#ffffff" draw:end-color="#77caee" draw:start-intensity="100%" draw:end-intensity="75%" draw:border="0%"/>
    <draw:gradient draw:name="ChartGradient_20_15" draw:display-name="ChartGradient 15" draw:style="radial" draw:cx="50%" draw:cy="50%" draw:start-color="#ffffff" draw:end-color="#77caee" draw:start-intensity="100%" draw:end-intensity="100%" draw:border="0%"/>
    <draw:gradient draw:name="ChartGradient_20_16" draw:display-name="ChartGradient 16" draw:style="radial" draw:cx="50%" draw:cy="50%" draw:start-color="#ffffff" draw:end-color="#77caee" draw:start-intensity="100%" draw:end-intensity="0%" draw:border="0%"/>
    <draw:gradient draw:name="ChartGradient_20_17" draw:display-name="ChartGradient 17" draw:style="radial" draw:cx="50%" draw:cy="50%" draw:start-color="#ffffff" draw:end-color="#77caee" draw:start-intensity="50%" draw:end-intensity="0%" draw:border="0%"/>
    <draw:gradient draw:name="ChartGradient_20_18" draw:display-name="ChartGradient 18" draw:style="radial" draw:cx="50%" draw:cy="50%" draw:start-color="#ffffff" draw:end-color="#2a6099" draw:start-intensity="100%" draw:end-intensity="0%" draw:border="0%"/>
    <draw:gradient draw:name="ChartGradient_20_19" draw:display-name="ChartGradient 19" draw:style="radial" draw:cx="50%" draw:cy="50%" draw:start-color="#ffffff" draw:end-color="#2a6099" draw:start-intensity="100%" draw:end-intensity="35%" draw:border="0%"/>
    <draw:gradient draw:name="ChartGradient_20_2" draw:display-name="ChartGradient 2" draw:style="radial" draw:cx="50%" draw:cy="50%" draw:start-color="#ffffff" draw:end-color="#2a6099" draw:start-intensity="0%" draw:end-intensity="100%" draw:border="0%"/>
    <draw:gradient draw:name="ChartGradient_20_20" draw:display-name="ChartGradient 20" draw:style="radial" draw:cx="50%" draw:cy="50%" draw:start-color="#ffffff" draw:end-color="#2a6099" draw:start-intensity="100%" draw:end-intensity="70%" draw:border="0%"/>
    <draw:gradient draw:name="ChartGradient_20_21" draw:display-name="ChartGradient 21" draw:style="radial" draw:cx="50%" draw:cy="50%" draw:start-color="#000000" draw:end-color="#c8c3c2" draw:start-intensity="100%" draw:end-intensity="0%" draw:border="0%"/>
    <draw:gradient draw:name="ChartGradient_20_22" draw:display-name="ChartGradient 22" draw:style="radial" draw:cx="50%" draw:cy="50%" draw:start-color="#000000" draw:end-color="#dedada" draw:start-intensity="100%" draw:end-intensity="50%" draw:border="0%"/>
    <draw:gradient draw:name="ChartGradient_20_23" draw:display-name="ChartGradient 23" draw:style="radial" draw:cx="50%" draw:cy="50%" draw:start-color="#2a6099" draw:end-color="#dedada" draw:start-intensity="100%" draw:end-intensity="0%" draw:border="0%"/>
    <draw:gradient draw:name="ChartGradient_20_24" draw:display-name="ChartGradient 24" draw:style="radial" draw:cx="50%" draw:cy="50%" draw:start-color="#000000" draw:end-color="#ffffff" draw:start-intensity="100%" draw:end-intensity="0%" draw:border="0%"/>
    <draw:gradient draw:name="ChartGradient_20_25" draw:display-name="ChartGradient 25" draw:style="radial" draw:cx="50%" draw:cy="50%" draw:start-color="#000000" draw:end-color="#ffffff" draw:start-intensity="100%" draw:end-intensity="50%" draw:border="0%"/>
    <draw:gradient draw:name="ChartGradient_20_26" draw:display-name="ChartGradient 26" draw:style="radial" draw:cx="50%" draw:cy="50%" draw:start-color="#2a6099" draw:end-color="#ffffff" draw:start-intensity="100%" draw:end-intensity="0%" draw:border="0%"/>
    <draw:gradient draw:name="ChartGradient_20_27" draw:display-name="ChartGradient 27" draw:style="radial" draw:cx="50%" draw:cy="50%" draw:start-color="#2a6099" draw:end-color="#ffffff" draw:start-intensity="100%" draw:end-intensity="50%" draw:border="0%"/>
    <draw:gradient draw:name="ChartGradient_20_28" draw:display-name="ChartGradient 28" draw:style="linear" draw:start-color="#2a6099" draw:end-color="#ffffff" draw:start-intensity="100%" draw:end-intensity="100%" draw:angle="1deg" draw:border="0%"/>
    <draw:gradient draw:name="ChartGradient_20_29" draw:display-name="ChartGradient 29" draw:style="radial" draw:cx="50%" draw:cy="50%" draw:start-color="#2a6099" draw:end-color="#ffffff" draw:start-intensity="100%" draw:end-intensity="100%" draw:border="0%"/>
    <draw:gradient draw:name="ChartGradient_20_3" draw:display-name="ChartGradient 3" draw:style="radial" draw:cx="50%" draw:cy="50%" draw:start-color="#ffffff" draw:end-color="#2a6099" draw:start-intensity="35%" draw:end-intensity="100%" draw:border="0%"/>
    <draw:gradient draw:name="ChartGradient_20_30" draw:display-name="ChartGradient 30" draw:style="linear" draw:start-color="#2a6099" draw:end-color="#ffffff" draw:start-intensity="100%" draw:end-intensity="50%" draw:angle="1deg" draw:border="0%"/>
    <draw:gradient draw:name="ChartGradient_20_31" draw:display-name="ChartGradient 31" draw:style="linear" draw:start-color="#2a6099" draw:end-color="#ffffff" draw:start-intensity="100%" draw:end-intensity="0%" draw:angle="1deg" draw:border="0%"/>
    <draw:gradient draw:name="ChartGradient_20_32" draw:display-name="ChartGradient 32" draw:style="linear" draw:start-color="#77caee" draw:end-color="#ffffff" draw:start-intensity="100%" draw:end-intensity="0%" draw:angle="1deg" draw:border="0%"/>
    <draw:gradient draw:name="ChartGradient_20_33" draw:display-name="ChartGradient 33" draw:style="linear" draw:start-color="#d9dcd6" draw:end-color="#dee6ef" draw:start-intensity="100%" draw:end-intensity="100%" draw:angle="1deg" draw:border="0%"/>
    <draw:gradient draw:name="ChartGradient_20_34" draw:display-name="ChartGradient 34" draw:style="linear" draw:start-color="#dedada" draw:end-color="#ffffff" draw:start-intensity="100%" draw:end-intensity="50%" draw:angle="1deg" draw:border="0%"/>
    <draw:gradient draw:name="ChartGradient_20_35" draw:display-name="ChartGradient 35" draw:style="radial" draw:cx="50%" draw:cy="50%" draw:start-color="#dedada" draw:end-color="#ffffff" draw:start-intensity="100%" draw:end-intensity="100%" draw:border="0%"/>
    <draw:gradient draw:name="ChartGradient_20_36" draw:display-name="ChartGradient 36" draw:style="radial" draw:cx="50%" draw:cy="50%" draw:start-color="#ffffff" draw:end-color="#dedada" draw:start-intensity="0%" draw:end-intensity="100%" draw:border="0%"/>
    <draw:gradient draw:name="ChartGradient_20_37" draw:display-name="ChartGradient 37" draw:style="radial" draw:cx="50%" draw:cy="50%" draw:start-color="#ffffff" draw:end-color="#dedada" draw:start-intensity="50%" draw:end-intensity="100%" draw:border="0%"/>
    <draw:gradient draw:name="ChartGradient_20_38" draw:display-name="ChartGradient 38" draw:style="radial" draw:cx="50%" draw:cy="50%" draw:start-color="#ffffff" draw:end-color="#dedada" draw:start-intensity="100%" draw:end-intensity="100%" draw:border="0%"/>
    <draw:gradient draw:name="ChartGradient_20_39" draw:display-name="ChartGradient 39" draw:style="linear" draw:start-color="#dedada" draw:end-color="#ffffff" draw:start-intensity="100%" draw:end-intensity="50%" draw:angle="0deg" draw:border="0%"/>
    <draw:gradient draw:name="ChartGradient_20_4" draw:display-name="ChartGradient 4" draw:style="radial" draw:cx="50%" draw:cy="50%" draw:start-color="#ffffff" draw:end-color="#2a6099" draw:start-intensity="70%" draw:end-intensity="100%" draw:border="0%"/>
    <draw:gradient draw:name="ChartGradient_20_40" draw:display-name="ChartGradient 40" draw:style="linear" draw:start-color="#dedada" draw:end-color="#ffffff" draw:start-intensity="100%" draw:end-intensity="75%" draw:angle="0deg" draw:border="0%"/>
    <draw:gradient draw:name="ChartGradient_20_41" draw:display-name="ChartGradient 41" draw:style="linear" draw:start-color="#f1a208" draw:end-color="#ffffff" draw:start-intensity="100%" draw:end-intensity="50%" draw:angle="0deg" draw:border="0%"/>
    <draw:gradient draw:name="ChartGradient_20_42" draw:display-name="ChartGradient 42" draw:style="linear" draw:start-color="#f1a208" draw:end-color="#ffffff" draw:start-intensity="100%" draw:end-intensity="75%" draw:angle="0deg" draw:border="0%"/>
    <draw:gradient draw:name="ChartGradient_20_43" draw:display-name="ChartGradient 43" draw:style="linear" draw:start-color="#f1a208" draw:end-color="#ffffff" draw:start-intensity="100%" draw:end-intensity="75%" draw:angle="1deg" draw:border="0%"/>
    <draw:gradient draw:name="ChartGradient_20_44" draw:display-name="ChartGradient 44" draw:style="linear" draw:start-color="#f1a208" draw:end-color="#ffffff" draw:start-intensity="100%" draw:end-intensity="100%" draw:angle="0deg" draw:border="0%"/>
    <draw:gradient draw:name="ChartGradient_20_45" draw:display-name="ChartGradient 45" draw:style="linear" draw:start-color="#005377" draw:end-color="#ffffff" draw:start-intensity="100%" draw:end-intensity="50%" draw:angle="0deg" draw:border="0%"/>
    <draw:gradient draw:name="ChartGradient_20_46" draw:display-name="ChartGradient 46" draw:style="linear" draw:start-color="#005377" draw:end-color="#ffffff" draw:start-intensity="100%" draw:end-intensity="100%" draw:angle="90deg" draw:border="75%"/>
    <draw:gradient draw:name="ChartGradient_20_47" draw:display-name="ChartGradient 47" draw:style="linear" draw:start-color="#cccccc" draw:end-color="#666666" draw:start-intensity="100%" draw:end-intensity="20%" draw:angle="0deg" draw:border="100%"/>
    <draw:gradient draw:name="ChartGradient_20_48" draw:display-name="ChartGradient 48" draw:style="linear" draw:start-color="#dedada" draw:end-color="#666666" draw:start-intensity="75%" draw:end-intensity="100%" draw:angle="0deg" draw:border="100%"/>
    <draw:gradient draw:name="ChartGradient_20_49" draw:display-name="ChartGradient 49" draw:style="linear" draw:start-color="#dedada" draw:end-color="#666666" draw:start-intensity="100%" draw:end-intensity="100%" draw:angle="0deg" draw:border="100%"/>
    <draw:gradient draw:name="ChartGradient_20_5" draw:display-name="ChartGradient 5" draw:style="radial" draw:cx="50%" draw:cy="50%" draw:start-color="#ffffff" draw:end-color="#2a6099" draw:start-intensity="100%" draw:end-intensity="100%" draw:border="0%"/>
    <draw:gradient draw:name="ChartGradient_20_50" draw:display-name="ChartGradient 50" draw:style="linear" draw:start-color="#dedada" draw:end-color="#dedada" draw:start-intensity="100%" draw:end-intensity="100%" draw:angle="0deg" draw:border="100%"/>
    <draw:gradient draw:name="ChartGradient_20_51" draw:display-name="ChartGradient 51" draw:style="linear" draw:start-color="#dedada" draw:end-color="#dedada" draw:start-intensity="75%" draw:end-intensity="75%" draw:angle="0deg" draw:border="100%"/>
    <draw:gradient draw:name="ChartGradient_20_52" draw:display-name="ChartGradient 52" draw:style="linear" draw:start-color="#f1a208" draw:end-color="#f1a208" draw:start-intensity="100%" draw:end-intensity="50%" draw:angle="0deg" draw:border="100%"/>
    <draw:gradient draw:name="ChartGradient_20_53" draw:display-name="ChartGradient 53" draw:style="linear" draw:start-color="#cccccc" draw:end-color="#f1a208" draw:start-intensity="100%" draw:end-intensity="80%" draw:angle="0deg" draw:border="100%"/>
    <draw:gradient draw:name="ChartGradient_20_54" draw:display-name="ChartGradient 54" draw:style="linear" draw:start-color="#cccccc" draw:end-color="#f1a208" draw:start-intensity="100%" draw:end-intensity="100%" draw:angle="30deg" draw:border="0%"/>
    <draw:gradient draw:name="ChartGradient_20_55" draw:display-name="ChartGradient 55" draw:style="linear" draw:start-color="#cccccc" draw:end-color="#f1a208" draw:start-intensity="100%" draw:end-intensity="100%" draw:angle="0deg" draw:border="100%"/>
    <draw:gradient draw:name="ChartGradient_20_56" draw:display-name="ChartGradient 56" draw:style="linear" draw:start-color="#cccccc" draw:end-color="#f1a208" draw:start-intensity="100%" draw:end-intensity="90%" draw:angle="0deg" draw:border="100%"/>
    <draw:gradient draw:name="ChartGradient_20_57" draw:display-name="ChartGradient 57" draw:style="linear" draw:start-color="#f1a208" draw:end-color="#f1a208" draw:start-intensity="100%" draw:end-intensity="80%" draw:angle="0deg" draw:border="100%"/>
    <draw:gradient draw:name="ChartGradient_20_58" draw:display-name="ChartGradient 58" draw:style="linear" draw:start-color="#cccccc" draw:end-color="#005377" draw:start-intensity="100%" draw:end-intensity="80%" draw:angle="0deg" draw:border="100%"/>
    <draw:gradient draw:name="ChartGradient_20_59" draw:display-name="ChartGradient 59" draw:style="linear" draw:start-color="#cccccc" draw:end-color="#005377" draw:start-intensity="100%" draw:end-intensity="90%" draw:angle="0deg" draw:border="100%"/>
    <draw:gradient draw:name="ChartGradient_20_6" draw:display-name="ChartGradient 6" draw:style="radial" draw:cx="50%" draw:cy="50%" draw:start-color="#ffffff" draw:end-color="#2a6099" draw:start-intensity="50%" draw:end-intensity="100%" draw:border="0%"/>
    <draw:gradient draw:name="ChartGradient_20_60" draw:display-name="ChartGradient 60" draw:style="linear" draw:start-color="#cccccc" draw:end-color="#63d2ff" draw:start-intensity="100%" draw:end-intensity="100%" draw:angle="0deg" draw:border="100%"/>
    <draw:gradient draw:name="ChartGradient_20_61" draw:display-name="ChartGradient 61" draw:style="linear" draw:start-color="#cccccc" draw:end-color="#005377" draw:start-intensity="100%" draw:end-intensity="50%" draw:angle="0deg" draw:border="100%"/>
    <draw:gradient draw:name="ChartGradient_20_62" draw:display-name="ChartGradient 62" draw:style="linear" draw:start-color="#cccccc" draw:end-color="#2a6099" draw:start-intensity="100%" draw:end-intensity="100%" draw:angle="0deg" draw:border="100%"/>
    <draw:gradient draw:name="ChartGradient_20_63" draw:display-name="ChartGradient 63" draw:style="linear" draw:start-color="#cccccc" draw:end-color="#005377" draw:start-intensity="100%" draw:end-intensity="100%" draw:angle="0deg" draw:border="100%"/>
    <draw:gradient draw:name="ChartGradient_20_64" draw:display-name="ChartGradient 64" draw:style="linear" draw:start-color="#cccccc" draw:end-color="#005377" draw:start-intensity="100%" draw:end-intensity="75%" draw:angle="0deg" draw:border="100%"/>
    <draw:gradient draw:name="ChartGradient_20_65" draw:display-name="ChartGradient 65" draw:style="linear" draw:start-color="#cccccc" draw:end-color="#00b0f0" draw:start-intensity="100%" draw:end-intensity="75%" draw:angle="0deg" draw:border="100%"/>
    <draw:gradient draw:name="ChartGradient_20_66" draw:display-name="ChartGradient 66" draw:style="linear" draw:start-color="#cccccc" draw:end-color="#77caee" draw:start-intensity="100%" draw:end-intensity="100%" draw:angle="0deg" draw:border="100%"/>
    <draw:gradient draw:name="ChartGradient_20_67" draw:display-name="ChartGradient 67" draw:style="linear" draw:start-color="#cccccc" draw:end-color="#009bdd" draw:start-intensity="100%" draw:end-intensity="100%" draw:angle="0deg" draw:border="100%"/>
    <draw:gradient draw:name="ChartGradient_20_68" draw:display-name="ChartGradient 68" draw:style="linear" draw:start-color="#cccccc" draw:end-color="#009bdd" draw:start-intensity="100%" draw:end-intensity="75%" draw:angle="0deg" draw:border="100%"/>
    <draw:gradient draw:name="ChartGradient_20_7" draw:display-name="ChartGradient 7" draw:style="radial" draw:cx="50%" draw:cy="50%" draw:start-color="#000000" draw:end-color="#729fcf" draw:start-intensity="100%" draw:end-intensity="100%" draw:border="0%"/>
    <draw:gradient draw:name="ChartGradient_20_8" draw:display-name="ChartGradient 8" draw:style="radial" draw:cx="50%" draw:cy="50%" draw:start-color="#ffffff" draw:end-color="#77caee" draw:start-intensity="0%" draw:end-intensity="0%" draw:border="0%"/>
    <draw:gradient draw:name="ChartGradient_20_9" draw:display-name="ChartGradient 9" draw:style="radial" draw:cx="50%" draw:cy="50%" draw:start-color="#ffffff" draw:end-color="#77caee" draw:start-intensity="25%" draw:end-intensity="0%" draw:border="0%"/>
    <draw:fill-image draw:name="ChartBitmap_20_1" draw:display-name="ChartBitmap 1" xlink:href="Pictures/10000000000000080000000819DF70927B27DE29.png" xlink:type="simple" xlink:show="embed" xlink:actuate="onLoad"/>
    <draw:fill-image draw:name="ChartBitmap_20_2" draw:display-name="ChartBitmap 2" xlink:href="Pictures/100000000000000800000008072A4A5FF1F5D712.png" xlink:type="simple" xlink:show="embed" xlink:actuate="onLoad"/>
  </office:styles>
</office:document-styles>
</file>